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12.77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6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ce3" style:family="table-cell" style:parent-style-name="Default" style:data-style-name="N0"/>
    <style:style style:name="ce4" style:family="table-cell" style:parent-style-name="Draaitabel_20_hoek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Draaitabel_20_hoek">
      <style:table-cell-properties fo:border-bottom="none" fo:border-left="2.01pt solid #000000" fo:border-right="0.99pt solid #000000" fo:border-top="none"/>
    </style:style>
    <style:style style:name="ce6" style:family="table-cell" style:parent-style-name="Draaitabel_20_v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Draaitabel_20_categorie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Draaitabel_20_categorie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Draaitabel_20_categorie" style:data-style-name="N0">
      <style:table-cell-properties fo:border-bottom="2.01pt solid #000000" fo:border-left="2.01pt solid #000000" fo:border-right="0.99pt solid #000000" fo:border-top="none"/>
    </style: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Draaitabel_20_v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Draaitabel_20_categorie" style:data-style-name="N0">
      <style:table-cell-properties fo:border-bottom="none" fo:border-left="0.99pt solid #000000" fo:border-right="none" fo:border-top="none"/>
    </style:style>
    <style:style style:name="ce13" style:family="table-cell" style:parent-style-name="Draaitabel_20_categori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Draaitabel_20_waarde" style:data-style-name="N0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Draaitabel_20_waarde" style:data-style-name="N0">
      <style:table-cell-properties fo:border-bottom="none" fo:border-left="0.99pt solid #000000" fo:border-right="0.99pt solid #000000" fo:border-top="none"/>
    </style:style>
    <style:style style:name="ce16" style:family="table-cell" style:parent-style-name="Draaitabel_20_waarde">
      <style:table-cell-properties fo:border-bottom="none" fo:border-left="0.99pt solid #000000" fo:border-right="0.99pt solid #000000" fo:border-top="none"/>
    </style:style>
    <style:style style:name="ce17" style:family="table-cell" style:parent-style-name="Draaitabel_20_waarde" style:data-style-name="N0">
      <style:table-cell-properties fo:border-bottom="2.01pt solid #000000" fo:border-left="0.99pt solid #000000" fo:border-right="0.99pt solid #000000" fo:border-top="none"/>
    </style:style>
    <style:style style:name="ce18" style:family="table-cell" style:parent-style-name="Draaitabel_20_categorie" style:data-style-name="N0"/>
    <style:style style:name="ce19" style:family="table-cell" style:parent-style-name="Draaitabel_20_categorie" style:data-style-name="N0">
      <style:table-cell-properties fo:border-bottom="0.99pt solid #000000" fo:border-left="none" fo:border-right="none" fo:border-top="none"/>
    </style:style>
    <style:style style:name="ce20" style:family="table-cell" style:parent-style-name="Draaitabel_20_hoek">
      <style:table-cell-properties fo:border-bottom="none" fo:border-left="none" fo:border-right="none" fo:border-top="2.01pt solid #000000"/>
    </style:style>
    <style:style style:name="ce21" style:family="table-cell" style:parent-style-name="Draaitabel_20_categorie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Draaitabel_20_hoek">
      <style:table-cell-properties fo:border-bottom="none" fo:border-left="none" fo:border-right="2.01pt solid #000000" fo:border-top="2.01pt solid #000000"/>
    </style:style>
    <style:style style:name="ce23" style:family="table-cell" style:parent-style-name="Draaitabel_20_categorie" style:data-style-name="N0">
      <style:table-cell-properties fo:border-bottom="0.99pt solid #000000" fo:border-left="none" fo:border-right="2.01pt solid #000000" fo:border-top="0.99pt solid #000000"/>
    </style:style>
    <style:style style:name="ce24" style:family="table-cell" style:parent-style-name="Draaitabel_20_waard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Draaitabel_20_waard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Draaitabel_20_waarde" style:data-style-name="N0">
      <style:table-cell-properties fo:border-bottom="2.01pt solid #000000" fo:border-left="0.99pt solid #000000" fo:border-right="2.01pt solid #000000" fo:border-top="none"/>
    </style:style>
    <style:style style:name="ce27" style:family="table-cell" style:parent-style-name="Default">
      <style:table-cell-properties fo:border="0.99pt solid #000000"/>
    </style:style>
    <style:style style:name="ce28" style:family="table-cell" style:parent-style-name="Draaitabel_20_categorie" style:data-style-name="N99">
      <style:table-cell-properties fo:border-bottom="0.99pt solid #000000" fo:border-left="0.99pt solid #000000" fo:border-right="none" fo:border-top="none"/>
    </style:style>
    <style:style style:name="ce29" style:family="table-cell" style:parent-style-name="Draaitabel_20_categorie" style:data-style-name="N99">
      <style:table-cell-properties fo:border-bottom="0.99pt solid #000000" fo:border-left="none" fo:border-right="none" fo:border-top="none"/>
    </style:style>
    <style:style style:name="ce30" style:family="table-cell" style:parent-style-name="Draaitabel_20_categorie" style:data-style-name="N0">
      <style:table-cell-properties fo:border-bottom="none" fo:border-left="none" fo:border-right="2.01pt solid #000000" fo:border-top="none"/>
    </style:style>
    <style:style style:name="ce31" style:family="table-cell" style:parent-style-name="Draaitabel_20_categorie" style:data-style-name="N99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 he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ligned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iB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809.659" calcext:value-type="float">
            <text:p>809,65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463.054" calcext:value-type="float">
            <text:p>463,05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475.666" calcext:value-type="float">
            <text:p>475,6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460.237" calcext:value-type="float">
            <text:p>460,2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461.049" calcext:value-type="float">
            <text:p>461,04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457.437" calcext:value-type="float">
            <text:p>457,4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450.479" calcext:value-type="float">
            <text:p>450,47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446.505" calcext:value-type="float">
            <text:p>446,50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451.024" calcext:value-type="float">
            <text:p>451,02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446.721" calcext:value-type="float">
            <text:p>446,72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45.166" calcext:value-type="float">
            <text:p>445,1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799.365" calcext:value-type="float">
            <text:p>799,36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464.409" calcext:value-type="float">
            <text:p>464,4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471.083" calcext:value-type="float">
            <text:p>471,08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470.681" calcext:value-type="float">
            <text:p>470,68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457.052" calcext:value-type="float">
            <text:p>457,05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458.305" calcext:value-type="float">
            <text:p>458,30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443.058" calcext:value-type="float">
            <text:p>443,05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442.17" calcext:value-type="float">
            <text:p>442,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443.414" calcext:value-type="float">
            <text:p>443,41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451.508" calcext:value-type="float">
            <text:p>451,50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444.145" calcext:value-type="float">
            <text:p>444,1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639.15" calcext:value-type="float">
            <text:p>1639,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351.601" calcext:value-type="float">
            <text:p>1351,6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278.015" calcext:value-type="float">
            <text:p>1278,0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202.237" calcext:value-type="float">
            <text:p>1202,2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240.637" calcext:value-type="float">
            <text:p>1240,6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229.311" calcext:value-type="float">
            <text:p>1229,31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217.35" calcext:value-type="float">
            <text:p>1217,3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194.368" calcext:value-type="float">
            <text:p>1194,36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206.17" calcext:value-type="float">
            <text:p>1206,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197.744" calcext:value-type="float">
            <text:p>1197,74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203.787" calcext:value-type="float">
            <text:p>1203,7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2034.604" calcext:value-type="float">
            <text:p>2034,60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414.218" calcext:value-type="float">
            <text:p>1414,21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1277.033" calcext:value-type="float">
            <text:p>1277,03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215.76" calcext:value-type="float">
            <text:p>1215,7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215.878" calcext:value-type="float">
            <text:p>1215,87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212.969" calcext:value-type="float">
            <text:p>1212,96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206.563" calcext:value-type="float">
            <text:p>1206,56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214.522" calcext:value-type="float">
            <text:p>1214,5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216.217" calcext:value-type="float">
            <text:p>1216,2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180.289" calcext:value-type="float">
            <text:p>1180,2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168.635" calcext:value-type="float">
            <text:p>1168,63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326.947" calcext:value-type="float">
            <text:p>1326,94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976.006" calcext:value-type="float">
            <text:p>1976,00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2001.659" calcext:value-type="float">
            <text:p>2001,65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841.519" calcext:value-type="float">
            <text:p>1841,51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958.404" calcext:value-type="float">
            <text:p>1958,40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819.587" calcext:value-type="float">
            <text:p>1819,5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2029.351" calcext:value-type="float">
            <text:p>2029,35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076.798" calcext:value-type="float">
            <text:p>2076,7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051.812" calcext:value-type="float">
            <text:p>2051,8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063.856" calcext:value-type="float">
            <text:p>2063,8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072.357" calcext:value-type="float">
            <text:p>2072,35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2553.5" calcext:value-type="float">
            <text:p>2553,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2371.286" calcext:value-type="float">
            <text:p>2371,28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2191.945" calcext:value-type="float">
            <text:p>2191,9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2092.485" calcext:value-type="float">
            <text:p>2092,48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2098.898" calcext:value-type="float">
            <text:p>2098,8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960.442" calcext:value-type="float">
            <text:p>1960,44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2031.194" calcext:value-type="float">
            <text:p>2031,19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992.499" calcext:value-type="float">
            <text:p>1992,49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052.479" calcext:value-type="float">
            <text:p>2052,47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075.754" calcext:value-type="float">
            <text:p>2075,75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082.332" calcext:value-type="float">
            <text:p>2082,3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5391.515" calcext:value-type="float">
            <text:p>5391,5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0381.941" calcext:value-type="float">
            <text:p>10381,94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8810.551" calcext:value-type="float">
            <text:p>8810,55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8051.091" calcext:value-type="float">
            <text:p>8051,09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6980.962" calcext:value-type="float">
            <text:p>6980,96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7008.301" calcext:value-type="float">
            <text:p>7008,3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6449.132" calcext:value-type="float">
            <text:p>6449,1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5412.987" calcext:value-type="float">
            <text:p>5412,9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5517.12" calcext:value-type="float">
            <text:p>5517,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5001.359" calcext:value-type="float">
            <text:p>5001,35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971.165" calcext:value-type="float">
            <text:p>4971,16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5486.224" calcext:value-type="float">
            <text:p>5486,22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9596.92" calcext:value-type="float">
            <text:p>9596,9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8493.315" calcext:value-type="float">
            <text:p>8493,3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8212.049" calcext:value-type="float">
            <text:p>8212,04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7036.316" calcext:value-type="float">
            <text:p>7036,3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7083.945" calcext:value-type="float">
            <text:p>7083,9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6319.995" calcext:value-type="float">
            <text:p>6319,99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5423.267" calcext:value-type="float">
            <text:p>5423,26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5590.018" calcext:value-type="float">
            <text:p>5590,01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5034.612" calcext:value-type="float">
            <text:p>5034,6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4965.923" calcext:value-type="float">
            <text:p>4965,9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6134.265" calcext:value-type="float">
            <text:p>6134,26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3343.38" calcext:value-type="float">
            <text:p>13343,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9958.768" calcext:value-type="float">
            <text:p>19958,76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9256.489" calcext:value-type="float">
            <text:p>19256,4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7187.569" calcext:value-type="float">
            <text:p>17187,56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7428.61" calcext:value-type="float">
            <text:p>17428,6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4411.481" calcext:value-type="float">
            <text:p>14411,48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2939.143" calcext:value-type="float">
            <text:p>12939,14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2540.197" calcext:value-type="float">
            <text:p>12540,19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0458.796" calcext:value-type="float">
            <text:p>10458,79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0215.994" calcext:value-type="float">
            <text:p>10215,99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6580.671" calcext:value-type="float">
            <text:p>6580,6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3250.837" calcext:value-type="float">
            <text:p>13250,8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16060.035" calcext:value-type="float">
            <text:p>16060,03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5664.544" calcext:value-type="float">
            <text:p>15664,54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2696.186" calcext:value-type="float">
            <text:p>12696,18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7959.754" calcext:value-type="float">
            <text:p>17959,75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4602.772" calcext:value-type="float">
            <text:p>14602,7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3143.46" calcext:value-type="float">
            <text:p>13143,4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3111.682" calcext:value-type="float">
            <text:p>13111,68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0561.88" calcext:value-type="float">
            <text:p>10561,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0204.343" calcext:value-type="float">
            <text:p>10204,34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415.209" calcext:value-type="float">
            <text:p>3415,2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3473.646" calcext:value-type="float">
            <text:p>13473,64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9761.877" calcext:value-type="float">
            <text:p>19761,87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22324.043" calcext:value-type="float">
            <text:p>22324,04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20166.438" calcext:value-type="float">
            <text:p>20166,4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20580.017" calcext:value-type="float">
            <text:p>20580,0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23946.071" calcext:value-type="float">
            <text:p>23946,0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5526.384" calcext:value-type="float">
            <text:p>25526,38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6506.908" calcext:value-type="float">
            <text:p>26506,90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8118.73" calcext:value-type="float">
            <text:p>28118,7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8342.884" calcext:value-type="float">
            <text:p>28342,88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4491.028" calcext:value-type="float">
            <text:p>4491,02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9561.702" calcext:value-type="float">
            <text:p>19561,70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29284.4" calcext:value-type="float">
            <text:p>29284,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26760.588" calcext:value-type="float">
            <text:p>26760,5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21330.641" calcext:value-type="float">
            <text:p>21330,64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21753.278" calcext:value-type="float">
            <text:p>21753,27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24293.901" calcext:value-type="float">
            <text:p>24293,9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26181.162" calcext:value-type="float">
            <text:p>26181,16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6748.588" calcext:value-type="float">
            <text:p>26748,5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8130.517" calcext:value-type="float">
            <text:p>28130,5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8955.877" calcext:value-type="float">
            <text:p>28955,87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5508.572" calcext:value-type="float">
            <text:p>5508,5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9366.24" calcext:value-type="float">
            <text:p>19366,2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26018.751" calcext:value-type="float">
            <text:p>26018,75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25027.78" calcext:value-type="float">
            <text:p>25027,7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7128.347" calcext:value-type="float">
            <text:p>17128,34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7236.681" calcext:value-type="float">
            <text:p>17236,68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21944.448" calcext:value-type="float">
            <text:p>21944,44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4966.095" calcext:value-type="float">
            <text:p>24966,09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4699.619" calcext:value-type="float">
            <text:p>24699,61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7978.056" calcext:value-type="float">
            <text:p>27978,0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8751.187" calcext:value-type="float">
            <text:p>28751,1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4185.997" calcext:value-type="float">
            <text:p>4185,99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5820.566" calcext:value-type="float">
            <text:p>15820,5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27153.091" calcext:value-type="float">
            <text:p>27153,09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26633.144" calcext:value-type="float">
            <text:p>26633,14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7959.754" calcext:value-type="float">
            <text:p>17959,75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9428.615" calcext:value-type="float">
            <text:p>19428,6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22577.523" calcext:value-type="float">
            <text:p>22577,5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25579.899" calcext:value-type="float">
            <text:p>25579,89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5618.959" calcext:value-type="float">
            <text:p>25618,95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7588.433" calcext:value-type="float">
            <text:p>27588,43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8299.558" calcext:value-type="float">
            <text:p>28299,55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2585.946" calcext:value-type="float">
            <text:p>2585,94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8044.456" calcext:value-type="float">
            <text:p>8044,4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2060.72" calcext:value-type="float">
            <text:p>12060,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1435.194" calcext:value-type="float">
            <text:p>11435,19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1997.115" calcext:value-type="float">
            <text:p>11997,1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1936.831" calcext:value-type="float">
            <text:p>11936,83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0978.057" calcext:value-type="float">
            <text:p>10978,05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2087.999" calcext:value-type="float">
            <text:p>22087,99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1776.219" calcext:value-type="float">
            <text:p>21776,21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3319.908" calcext:value-type="float">
            <text:p>23319,90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2577.523" calcext:value-type="float">
            <text:p>22577,5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4513.075" calcext:value-type="float">
            <text:p>4513,07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4800.433" calcext:value-type="float">
            <text:p>14800,43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20528.866" calcext:value-type="float">
            <text:p>20528,8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7982.011" calcext:value-type="float">
            <text:p>17982,01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6523.172" calcext:value-type="float">
            <text:p>16523,1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6288.559" calcext:value-type="float">
            <text:p>16288,55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5422.893" calcext:value-type="float">
            <text:p>15422,89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22400.422" calcext:value-type="float">
            <text:p>22400,4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2122.586" calcext:value-type="float">
            <text:p>22122,58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3591.462" calcext:value-type="float">
            <text:p>23591,46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2746.84" calcext:value-type="float">
            <text:p>22746,8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729.201" calcext:value-type="float">
            <text:p>729,2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495.855" calcext:value-type="float">
            <text:p>495,85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474.87" calcext:value-type="float">
            <text:p>474,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467.504" calcext:value-type="float">
            <text:p>467,50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464.352" calcext:value-type="float">
            <text:p>464,35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463.341" calcext:value-type="float">
            <text:p>463,34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459.864" calcext:value-type="float">
            <text:p>459,86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456.886" calcext:value-type="float">
            <text:p>456,88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457.223" calcext:value-type="float">
            <text:p>457,2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455.671" calcext:value-type="float">
            <text:p>455,6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54.803" calcext:value-type="float">
            <text:p>454,80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708.268" calcext:value-type="float">
            <text:p>708,26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498.351" calcext:value-type="float">
            <text:p>498,35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475.139" calcext:value-type="float">
            <text:p>475,13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468.268" calcext:value-type="float">
            <text:p>468,26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463.669" calcext:value-type="float">
            <text:p>463,66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464.059" calcext:value-type="float">
            <text:p>464,05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460.538" calcext:value-type="float">
            <text:p>460,5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457.954" calcext:value-type="float">
            <text:p>457,95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458.37" calcext:value-type="float">
            <text:p>458,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456.289" calcext:value-type="float">
            <text:p>456,2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455.554" calcext:value-type="float">
            <text:p>455,55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324.649" calcext:value-type="float">
            <text:p>1324,64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310.762" calcext:value-type="float">
            <text:p>1310,76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269.33" calcext:value-type="float">
            <text:p>1269,3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248.749" calcext:value-type="float">
            <text:p>1248,74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245.655" calcext:value-type="float">
            <text:p>1245,65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244.226" calcext:value-type="float">
            <text:p>1244,22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238.537" calcext:value-type="float">
            <text:p>1238,5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239.034" calcext:value-type="float">
            <text:p>1239,03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237.82" calcext:value-type="float">
            <text:p>1237,8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237.945" calcext:value-type="float">
            <text:p>1237,9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228.206" calcext:value-type="float">
            <text:p>1228,20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558.605" calcext:value-type="float">
            <text:p>1558,60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377.334" calcext:value-type="float">
            <text:p>1377,33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1298.804" calcext:value-type="float">
            <text:p>1298,80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254.48" calcext:value-type="float">
            <text:p>1254,4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252.992" calcext:value-type="float">
            <text:p>1252,99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250.835" calcext:value-type="float">
            <text:p>1250,83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242.826" calcext:value-type="float">
            <text:p>1242,82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238.122" calcext:value-type="float">
            <text:p>1238,1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236.944" calcext:value-type="float">
            <text:p>1236,94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234.703" calcext:value-type="float">
            <text:p>1234,70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232.017" calcext:value-type="float">
            <text:p>1232,0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102.235" calcext:value-type="float">
            <text:p>1102,23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844.588" calcext:value-type="float">
            <text:p>1844,5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970.581" calcext:value-type="float">
            <text:p>1970,58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2022.09" calcext:value-type="float">
            <text:p>2022,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993.409" calcext:value-type="float">
            <text:p>1993,4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2034.195" calcext:value-type="float">
            <text:p>2034,19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2038.745" calcext:value-type="float">
            <text:p>2038,7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076.436" calcext:value-type="float">
            <text:p>2076,43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087.213" calcext:value-type="float">
            <text:p>2087,21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103.528" calcext:value-type="float">
            <text:p>2103,52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105.632" calcext:value-type="float">
            <text:p>2105,6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625.409" calcext:value-type="float">
            <text:p>1625,4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2123.782" calcext:value-type="float">
            <text:p>2123,78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2122.397" calcext:value-type="float">
            <text:p>2122,39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2124.564" calcext:value-type="float">
            <text:p>2124,56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2107.161" calcext:value-type="float">
            <text:p>2107,16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2056.701" calcext:value-type="float">
            <text:p>2056,7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2062.12" calcext:value-type="float">
            <text:p>2062,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2092.216" calcext:value-type="float">
            <text:p>2092,2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097.431" calcext:value-type="float">
            <text:p>2097,43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105.12" calcext:value-type="float">
            <text:p>2105,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114.531" calcext:value-type="float">
            <text:p>2114,53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938.66" calcext:value-type="float">
            <text:p>3938,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7802.222" calcext:value-type="float">
            <text:p>7802,2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8281.467" calcext:value-type="float">
            <text:p>8281,46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7365.798" calcext:value-type="float">
            <text:p>7365,7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6887.817" calcext:value-type="float">
            <text:p>6887,8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6932.197" calcext:value-type="float">
            <text:p>6932,19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6295.538" calcext:value-type="float">
            <text:p>6295,5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5567.699" calcext:value-type="float">
            <text:p>5567,69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5530.533" calcext:value-type="float">
            <text:p>5530,53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5046.206" calcext:value-type="float">
            <text:p>5046,20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988.95" calcext:value-type="float">
            <text:p>4988,9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4391.043" calcext:value-type="float">
            <text:p>4391,04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7626.766" calcext:value-type="float">
            <text:p>7626,7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8144.28" calcext:value-type="float">
            <text:p>8144,2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7356.412" calcext:value-type="float">
            <text:p>7356,4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6898.26" calcext:value-type="float">
            <text:p>6898,2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6875.116" calcext:value-type="float">
            <text:p>6875,1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6271.637" calcext:value-type="float">
            <text:p>6271,6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5538.234" calcext:value-type="float">
            <text:p>5538,23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5537.378" calcext:value-type="float">
            <text:p>5537,37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5048.389" calcext:value-type="float">
            <text:p>5048,3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5006.63" calcext:value-type="float">
            <text:p>5006,6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274.522" calcext:value-type="float">
            <text:p>3274,5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8113.877" calcext:value-type="float">
            <text:p>8113,87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9418.623" calcext:value-type="float">
            <text:p>9418,6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8504.212" calcext:value-type="float">
            <text:p>8504,2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9236.648" calcext:value-type="float">
            <text:p>9236,64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9606.709" calcext:value-type="float">
            <text:p>9606,7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1336.675" calcext:value-type="float">
            <text:p>11336,67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2845.953" calcext:value-type="float">
            <text:p>12845,95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2838.58" calcext:value-type="float">
            <text:p>12838,5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4239.097" calcext:value-type="float">
            <text:p>14239,09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4383.296" calcext:value-type="float">
            <text:p>14383,29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4034.015" calcext:value-type="float">
            <text:p>4034,0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8761.377" calcext:value-type="float">
            <text:p>8761,37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9786.378" calcext:value-type="float">
            <text:p>9786,37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8948.594" calcext:value-type="float">
            <text:p>8948,59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9410.698" calcext:value-type="float">
            <text:p>9410,6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9983.838" calcext:value-type="float">
            <text:p>9983,8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1293.748" calcext:value-type="float">
            <text:p>11293,74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3021.05" calcext:value-type="float">
            <text:p>13021,0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3158.923" calcext:value-type="float">
            <text:p>13158,9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4284.18" calcext:value-type="float">
            <text:p>14284,1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4198.802" calcext:value-type="float">
            <text:p>14198,80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028.173" calcext:value-type="float">
            <text:p>3028,17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7718.209" calcext:value-type="float">
            <text:p>7718,2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9516.963" calcext:value-type="float">
            <text:p>9516,96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8260.188" calcext:value-type="float">
            <text:p>8260,1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7864.742" calcext:value-type="float">
            <text:p>7864,74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7662.907" calcext:value-type="float">
            <text:p>7662,90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6558.323" calcext:value-type="float">
            <text:p>6558,3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0300.867" calcext:value-type="float">
            <text:p>10300,86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0299.089" calcext:value-type="float">
            <text:p>10299,0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2446.872" calcext:value-type="float">
            <text:p>12446,8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2179.743" calcext:value-type="float">
            <text:p>12179,74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3398.412" calcext:value-type="float">
            <text:p>3398,4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8226.898" calcext:value-type="float">
            <text:p>8226,8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9432.192" calcext:value-type="float">
            <text:p>9432,19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8139.587" calcext:value-type="float">
            <text:p>8139,5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7973.488" calcext:value-type="float">
            <text:p>7973,4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7777.356" calcext:value-type="float">
            <text:p>7777,3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6608.374" calcext:value-type="float">
            <text:p>6608,37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0438.258" calcext:value-type="float">
            <text:p>10438,25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0361.903" calcext:value-type="float">
            <text:p>10361,90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2166.219" calcext:value-type="float">
            <text:p>12166,21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a xlink:href="mailto:i7-4770@3.4GHz" xlink:type="simple">i7-4770@3.4GHz</text:a> DDR1600</text:p>
          </table:table-cell>
          <table:table-cell office:value-type="string" calcext:value-type="string">
            <text:p>32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2075.912" calcext:value-type="float">
            <text:p>12075,91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59.253" calcext:value-type="float">
            <text:p>359,25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288.664" calcext:value-type="float">
            <text:p>288,66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282.552" calcext:value-type="float">
            <text:p>282,55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280.646" calcext:value-type="float">
            <text:p>280,64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279.825" calcext:value-type="float">
            <text:p>279,82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278.36" calcext:value-type="float">
            <text:p>278,3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278.771" calcext:value-type="float">
            <text:p>278,77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76.545" calcext:value-type="float">
            <text:p>276,54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76.87" calcext:value-type="float">
            <text:p>276,8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76.504" calcext:value-type="float">
            <text:p>276,50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76.014" calcext:value-type="float">
            <text:p>276,01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354.656" calcext:value-type="float">
            <text:p>354,65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289.034" calcext:value-type="float">
            <text:p>289,03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282.233" calcext:value-type="float">
            <text:p>282,23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280.062" calcext:value-type="float">
            <text:p>280,06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279.176" calcext:value-type="float">
            <text:p>279,17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279.905" calcext:value-type="float">
            <text:p>279,90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277.959" calcext:value-type="float">
            <text:p>277,95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277.773" calcext:value-type="float">
            <text:p>277,77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76.505" calcext:value-type="float">
            <text:p>276,50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75.162" calcext:value-type="float">
            <text:p>275,16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76.469" calcext:value-type="float">
            <text:p>276,46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489.528" calcext:value-type="float">
            <text:p>489,52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479.026" calcext:value-type="float">
            <text:p>479,02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476.272" calcext:value-type="float">
            <text:p>476,27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468.786" calcext:value-type="float">
            <text:p>468,78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473.191" calcext:value-type="float">
            <text:p>473,19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475.169" calcext:value-type="float">
            <text:p>475,16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473.784" calcext:value-type="float">
            <text:p>473,78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474.642" calcext:value-type="float">
            <text:p>474,64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474.508" calcext:value-type="float">
            <text:p>474,50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476.604" calcext:value-type="float">
            <text:p>476,60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76.315" calcext:value-type="float">
            <text:p>476,31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528.483" calcext:value-type="float">
            <text:p>528,48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491.066" calcext:value-type="float">
            <text:p>491,06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481.924" calcext:value-type="float">
            <text:p>481,92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471.574" calcext:value-type="float">
            <text:p>471,57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472.777" calcext:value-type="float">
            <text:p>472,77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467.781" calcext:value-type="float">
            <text:p>467,78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474.09" calcext:value-type="float">
            <text:p>474,0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474.961" calcext:value-type="float">
            <text:p>474,96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474.068" calcext:value-type="float">
            <text:p>474,06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472.197" calcext:value-type="float">
            <text:p>472,19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470.707" calcext:value-type="float">
            <text:p>470,70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478.635" calcext:value-type="float">
            <text:p>478,63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652.266" calcext:value-type="float">
            <text:p>652,26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686.059" calcext:value-type="float">
            <text:p>686,05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709.349" calcext:value-type="float">
            <text:p>709,34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714.707" calcext:value-type="float">
            <text:p>714,70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703.137" calcext:value-type="float">
            <text:p>703,13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712.667" calcext:value-type="float">
            <text:p>712,66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724.518" calcext:value-type="float">
            <text:p>724,51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720.697" calcext:value-type="float">
            <text:p>720,69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735.153" calcext:value-type="float">
            <text:p>735,15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732.944" calcext:value-type="float">
            <text:p>732,94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689.133" calcext:value-type="float">
            <text:p>689,13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690.571" calcext:value-type="float">
            <text:p>690,57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680.109" calcext:value-type="float">
            <text:p>680,10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680.21" calcext:value-type="float">
            <text:p>680,2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684.504" calcext:value-type="float">
            <text:p>684,50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738.382" calcext:value-type="float">
            <text:p>738,38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736.41" calcext:value-type="float">
            <text:p>736,4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727.718" calcext:value-type="float">
            <text:p>727,71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723.129" calcext:value-type="float">
            <text:p>723,12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734.15" calcext:value-type="float">
            <text:p>734,1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734.383" calcext:value-type="float">
            <text:p>734,38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524.223" calcext:value-type="float">
            <text:p>1524,22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929.211" calcext:value-type="float">
            <text:p>1929,21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866.043" calcext:value-type="float">
            <text:p>1866,04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699.666" calcext:value-type="float">
            <text:p>1699,66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678.74" calcext:value-type="float">
            <text:p>1678,7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678.864" calcext:value-type="float">
            <text:p>1678,86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666.48" calcext:value-type="float">
            <text:p>1666,4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620.938" calcext:value-type="float">
            <text:p>1620,93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653.222" calcext:value-type="float">
            <text:p>1653,22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647.582" calcext:value-type="float">
            <text:p>1647,58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645.162" calcext:value-type="float">
            <text:p>1645,16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639.895" calcext:value-type="float">
            <text:p>1639,89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946.013" calcext:value-type="float">
            <text:p>1946,01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1896.66" calcext:value-type="float">
            <text:p>1896,6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687.198" calcext:value-type="float">
            <text:p>1687,19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675.824" calcext:value-type="float">
            <text:p>1675,82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677.538" calcext:value-type="float">
            <text:p>1677,53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665.754" calcext:value-type="float">
            <text:p>1665,75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621.538" calcext:value-type="float">
            <text:p>1621,53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656.454" calcext:value-type="float">
            <text:p>1656,45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646.244" calcext:value-type="float">
            <text:p>1646,24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646.754" calcext:value-type="float">
            <text:p>1646,75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043.188" calcext:value-type="float">
            <text:p>3043,18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7517.985" calcext:value-type="float">
            <text:p>7517,98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8727.188" calcext:value-type="float">
            <text:p>8727,18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7542.692" calcext:value-type="float">
            <text:p>7542,69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7545.115" calcext:value-type="float">
            <text:p>7545,11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8255.041" calcext:value-type="float">
            <text:p>8255,04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0234.26" calcext:value-type="float">
            <text:p>10234,2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1972.669" calcext:value-type="float">
            <text:p>11972,66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2018.127" calcext:value-type="float">
            <text:p>12018,12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3682.757" calcext:value-type="float">
            <text:p>13682,75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3509.97" calcext:value-type="float">
            <text:p>13509,9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3262.498" calcext:value-type="float">
            <text:p>3262,49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8881.088" calcext:value-type="float">
            <text:p>8881,08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9109.613" calcext:value-type="float">
            <text:p>9109,61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7919.424" calcext:value-type="float">
            <text:p>7919,42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7950.786" calcext:value-type="float">
            <text:p>7950,78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8538.012" calcext:value-type="float">
            <text:p>8538,01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0141.131" calcext:value-type="float">
            <text:p>10141,13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2146.135" calcext:value-type="float">
            <text:p>12146,13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2138.659" calcext:value-type="float">
            <text:p>12138,65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3730.699" calcext:value-type="float">
            <text:p>13730,69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3982.501" calcext:value-type="float">
            <text:p>13982,50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2208.421" calcext:value-type="float">
            <text:p>2208,42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7981.189" calcext:value-type="float">
            <text:p>7981,18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8567.252" calcext:value-type="float">
            <text:p>8567,25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7480.046" calcext:value-type="float">
            <text:p>7480,04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7143.369" calcext:value-type="float">
            <text:p>7143,36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7066.444" calcext:value-type="float">
            <text:p>7066,44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6112.656" calcext:value-type="float">
            <text:p>6112,65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9973.661" calcext:value-type="float">
            <text:p>9973,66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9863.992" calcext:value-type="float">
            <text:p>9863,99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2140.757" calcext:value-type="float">
            <text:p>12140,757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2056.799" calcext:value-type="float">
            <text:p>12056,79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2963.795" calcext:value-type="float">
            <text:p>2963,79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7834.005" calcext:value-type="float">
            <text:p>7834,00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8315.46" calcext:value-type="float">
            <text:p>8315,4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7481.28" calcext:value-type="float">
            <text:p>7481,28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7391.223" calcext:value-type="float">
            <text:p>7391,223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7195.692" calcext:value-type="float">
            <text:p>7195,692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6231.909" calcext:value-type="float">
            <text:p>6231,90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9975.824" calcext:value-type="float">
            <text:p>9975,824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9959.915" calcext:value-type="float">
            <text:p>9959,91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2180.446" calcext:value-type="float">
            <text:p>12180,44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mailto:i7-3770@3.40GHz" xlink:type="simple">i7-3770@3.40GHz</text:a> DDR1200 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2049.703" calcext:value-type="float">
            <text:p>12049,70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27.814" calcext:value-type="float">
            <text:p>27,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32.227" calcext:value-type="float">
            <text:p>32,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33.034" calcext:value-type="float">
            <text:p>33,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33.334" calcext:value-type="float">
            <text:p>33,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33.475" calcext:value-type="float">
            <text:p>33,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33.524" calcext:value-type="float">
            <text:p>33,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33.686" calcext:value-type="float">
            <text:p>33,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33.798" calcext:value-type="float">
            <text:p>33,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33.8" calcext:value-type="float">
            <text:p>3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33.869" calcext:value-type="float">
            <text:p>33,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33.883" calcext:value-type="float">
            <text:p>33,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28.026" calcext:value-type="float">
            <text:p>28,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32.216" calcext:value-type="float">
            <text:p>32,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33.058" calcext:value-type="float">
            <text:p>33,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33.337" calcext:value-type="float">
            <text:p>33,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33.467" calcext:value-type="float">
            <text:p>33,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33.525" calcext:value-type="float">
            <text:p>33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33.691" calcext:value-type="float">
            <text:p>33,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33.796" calcext:value-type="float">
            <text:p>33,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33.8" calcext:value-type="float">
            <text:p>3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33.871" calcext:value-type="float">
            <text:p>33,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33.884" calcext:value-type="float">
            <text:p>33,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0.299" calcext:value-type="float">
            <text:p>30,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36.47" calcext:value-type="float">
            <text:p>36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38.35" calcext:value-type="float">
            <text:p>38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39.013" calcext:value-type="float">
            <text:p>39,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39.351" calcext:value-type="float">
            <text:p>39,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39.465" calcext:value-type="float">
            <text:p>39,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39.867" calcext:value-type="float">
            <text:p>39,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40.13" calcext:value-type="float">
            <text:p>40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40.131" calcext:value-type="float">
            <text:p>40,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40.315" calcext:value-type="float">
            <text:p>40,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0.336" calcext:value-type="float">
            <text:p>40,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32.364" calcext:value-type="float">
            <text:p>32,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36.913" calcext:value-type="float">
            <text:p>36,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38.576" calcext:value-type="float">
            <text:p>38,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39.165" calcext:value-type="float">
            <text:p>39,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39.466" calcext:value-type="float">
            <text:p>39,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39.567" calcext:value-type="float">
            <text:p>39,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39.926" calcext:value-type="float">
            <text:p>39,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40.159" calcext:value-type="float">
            <text:p>40,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40.161" calcext:value-type="float">
            <text:p>40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40.323" calcext:value-type="float">
            <text:p>40,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40.34" calcext:value-type="float">
            <text:p>40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29.421" calcext:value-type="float">
            <text:p>29,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39.448" calcext:value-type="float">
            <text:p>39,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41.117" calcext:value-type="float">
            <text:p>41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42.085" calcext:value-type="float">
            <text:p>42,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42.59" calcext:value-type="float">
            <text:p>42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42.759" calcext:value-type="float">
            <text:p>42,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43.359" calcext:value-type="float">
            <text:p>43,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43.754" calcext:value-type="float">
            <text:p>43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43.753" calcext:value-type="float">
            <text:p>43,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44.054" calcext:value-type="float">
            <text:p>44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4.095" calcext:value-type="float">
            <text:p>44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34.838" calcext:value-type="float">
            <text:p>34,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41.387" calcext:value-type="float">
            <text:p>41,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42.047" calcext:value-type="float">
            <text:p>42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42.725" calcext:value-type="float">
            <text:p>42,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43.075" calcext:value-type="float">
            <text:p>43,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43.191" calcext:value-type="float">
            <text:p>43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43.609" calcext:value-type="float">
            <text:p>43,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43.879" calcext:value-type="float">
            <text:p>43,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43.886" calcext:value-type="float">
            <text:p>43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44.084" calcext:value-type="float">
            <text:p>44,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44.111" calcext:value-type="float">
            <text:p>44,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00.283" calcext:value-type="float">
            <text:p>100,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23.578" calcext:value-type="float">
            <text:p>123,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44.219" calcext:value-type="float">
            <text:p>144,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52.637" calcext:value-type="float">
            <text:p>152,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57.191" calcext:value-type="float">
            <text:p>157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58.781" calcext:value-type="float">
            <text:p>158,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64.558" calcext:value-type="float">
            <text:p>164,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68.487" calcext:value-type="float">
            <text:p>168,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68.529" calcext:value-type="float">
            <text:p>168,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71.38" calcext:value-type="float">
            <text:p>171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71.899" calcext:value-type="float">
            <text:p>171,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10.071" calcext:value-type="float">
            <text:p>110,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35.624" calcext:value-type="float">
            <text:p>135,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151.908" calcext:value-type="float">
            <text:p>151,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58.232" calcext:value-type="float">
            <text:p>158,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61.593" calcext:value-type="float">
            <text:p>161,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62.748" calcext:value-type="float">
            <text:p>162,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66.919" calcext:value-type="float">
            <text:p>166,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69.724" calcext:value-type="float">
            <text:p>169,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69.749" calcext:value-type="float">
            <text:p>169,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71.696" calcext:value-type="float">
            <text:p>17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72.065" calcext:value-type="float">
            <text:p>172,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87.372" calcext:value-type="float">
            <text:p>187,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439.833" calcext:value-type="float">
            <text:p>439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519.743" calcext:value-type="float">
            <text:p>519,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552.923" calcext:value-type="float">
            <text:p>552,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716.212" calcext:value-type="float">
            <text:p>716,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772.039" calcext:value-type="float">
            <text:p>772,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036.304" calcext:value-type="float">
            <text:p>1036,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344.893" calcext:value-type="float">
            <text:p>1344,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336.942" calcext:value-type="float">
            <text:p>1336,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664.881" calcext:value-type="float">
            <text:p>1664,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738.745" calcext:value-type="float">
            <text:p>1738,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430.957" calcext:value-type="float">
            <text:p>430,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513.054" calcext:value-type="float">
            <text:p>513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547.2" calcext:value-type="float">
            <text:p>54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729.824" calcext:value-type="float">
            <text:p>729,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776.688" calcext:value-type="float">
            <text:p>776,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042.826" calcext:value-type="float">
            <text:p>1042,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355.635" calcext:value-type="float">
            <text:p>1355,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352.619" calcext:value-type="float">
            <text:p>1352,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668.521" calcext:value-type="float">
            <text:p>1668,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739.298" calcext:value-type="float">
            <text:p>1739,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67.532" calcext:value-type="float">
            <text:p>167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398.793" calcext:value-type="float">
            <text:p>398,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490.152" calcext:value-type="float">
            <text:p>490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495.465" calcext:value-type="float">
            <text:p>495,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524.034" calcext:value-type="float">
            <text:p>524,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534.311" calcext:value-type="float">
            <text:p>534,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573.435" calcext:value-type="float">
            <text:p>573,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984.963" calcext:value-type="float">
            <text:p>984,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982.789" calcext:value-type="float">
            <text:p>982,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268.868" calcext:value-type="float">
            <text:p>1268,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288.735" calcext:value-type="float">
            <text:p>1288,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72.62" calcext:value-type="float">
            <text:p>172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384.537" calcext:value-type="float">
            <text:p>384,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478.438" calcext:value-type="float">
            <text:p>478,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484.785" calcext:value-type="float">
            <text:p>484,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514.939" calcext:value-type="float">
            <text:p>514,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525.654" calcext:value-type="float">
            <text:p>525,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567.868" calcext:value-type="float">
            <text:p>567,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980.016" calcext:value-type="float">
            <text:p>980,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973.731" calcext:value-type="float">
            <text:p>973,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254.145" calcext:value-type="float">
            <text:p>1254,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son</text:p>
          </table:table-cell>
          <table:table-cell office:value-type="string" calcext:value-type="string">
            <text:p>32bits</text:p>
          </table:table-cell>
          <table:table-cell table:style-name="ce1"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278.362" calcext:value-type="float">
            <text:p>1278,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307.303" calcext:value-type="float">
            <text:p>307,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269.376" calcext:value-type="float">
            <text:p>269,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265.875" calcext:value-type="float">
            <text:p>265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260.212" calcext:value-type="float">
            <text:p>260,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264.578" calcext:value-type="float">
            <text:p>264,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260.283" calcext:value-type="float">
            <text:p>260,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263.483" calcext:value-type="float">
            <text:p>263,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63.653" calcext:value-type="float">
            <text:p>263,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63.167" calcext:value-type="float">
            <text:p>263,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62.734" calcext:value-type="float">
            <text:p>262,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63.112" calcext:value-type="float">
            <text:p>263,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304.462" calcext:value-type="float">
            <text:p>304,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269.241" calcext:value-type="float">
            <text:p>269,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266.059" calcext:value-type="float">
            <text:p>266,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265.006" calcext:value-type="float">
            <text:p>265,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264.551" calcext:value-type="float">
            <text:p>264,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264.305" calcext:value-type="float">
            <text:p>264,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263.583" calcext:value-type="float">
            <text:p>263,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263.428" calcext:value-type="float">
            <text:p>263,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63.174" calcext:value-type="float">
            <text:p>263,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63.152" calcext:value-type="float">
            <text:p>263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arwate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63.135" calcext:value-type="float">
            <text:p>263,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433.466" calcext:value-type="float">
            <text:p>433,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456.761" calcext:value-type="float">
            <text:p>456,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454.302" calcext:value-type="float">
            <text:p>454,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459.332" calcext:value-type="float">
            <text:p>459,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460.593" calcext:value-type="float">
            <text:p>460,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460.023" calcext:value-type="float">
            <text:p>460,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460.829" calcext:value-type="float">
            <text:p>460,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460.535" calcext:value-type="float">
            <text:p>460,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459.249" calcext:value-type="float">
            <text:p>459,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460.555" calcext:value-type="float">
            <text:p>460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460.071" calcext:value-type="float">
            <text:p>460,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461.401" calcext:value-type="float">
            <text:p>461,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464.235" calcext:value-type="float">
            <text:p>464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458.855" calcext:value-type="float">
            <text:p>458,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459.812" calcext:value-type="float">
            <text:p>459,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460.254" calcext:value-type="float">
            <text:p>460,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460.404" calcext:value-type="float">
            <text:p>460,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459.837" calcext:value-type="float">
            <text:p>459,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461.181" calcext:value-type="float">
            <text:p>461,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459.761" calcext:value-type="float">
            <text:p>459,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460.071" calcext:value-type="float">
            <text:p>460,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460.346" calcext:value-type="float">
            <text:p>460,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432.058" calcext:value-type="float">
            <text:p>432,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628.484" calcext:value-type="float">
            <text:p>628,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659.124" calcext:value-type="float">
            <text:p>659,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689.645" calcext:value-type="float">
            <text:p>689,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697.306" calcext:value-type="float">
            <text:p>697,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700.601" calcext:value-type="float">
            <text:p>700,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707.967" calcext:value-type="float">
            <text:p>707,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715.446" calcext:value-type="float">
            <text:p>715,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714.509" calcext:value-type="float">
            <text:p>714,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720.881" calcext:value-type="float">
            <text:p>720,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722.411" calcext:value-type="float">
            <text:p>722,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607.916" calcext:value-type="float">
            <text:p>607,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704.46" calcext:value-type="float">
            <text:p>704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705.471" calcext:value-type="float">
            <text:p>705,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717.54" calcext:value-type="float">
            <text:p>717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717.962" calcext:value-type="float">
            <text:p>717,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720.196" calcext:value-type="float">
            <text:p>720,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719.54" calcext:value-type="float">
            <text:p>71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719.362" calcext:value-type="float">
            <text:p>719,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719.496" calcext:value-type="float">
            <text:p>719,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721.345" calcext:value-type="float">
            <text:p>721,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SlicingBy8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723.671" calcext:value-type="float">
            <text:p>723,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144.555" calcext:value-type="float">
            <text:p>1144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1721.021" calcext:value-type="float">
            <text:p>1721,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683.197" calcext:value-type="float">
            <text:p>1683,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678.157" calcext:value-type="float">
            <text:p>1678,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671.027" calcext:value-type="float">
            <text:p>1671,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667.648" calcext:value-type="float">
            <text:p>1667,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654.39" calcext:value-type="float">
            <text:p>165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1648.547" calcext:value-type="float">
            <text:p>1648,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1645.506" calcext:value-type="float">
            <text:p>1645,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1650.631" calcext:value-type="float">
            <text:p>1650,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1648.472" calcext:value-type="float">
            <text:p>1648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228.945" calcext:value-type="float">
            <text:p>1228,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1771.085" calcext:value-type="float">
            <text:p>1771,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1834.666" calcext:value-type="float">
            <text:p>1834,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678.571" calcext:value-type="float">
            <text:p>1678,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668.275" calcext:value-type="float">
            <text:p>1668,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658.207" calcext:value-type="float">
            <text:p>1658,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1652.353" calcext:value-type="float">
            <text:p>1652,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1649.626" calcext:value-type="float">
            <text:p>1649,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1644.785" calcext:value-type="float">
            <text:p>1644,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1650.727" calcext:value-type="float">
            <text:p>1650,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32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1647.328" calcext:value-type="float">
            <text:p>1647,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286.806" calcext:value-type="float">
            <text:p>1286,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2730.972" calcext:value-type="float">
            <text:p>2730,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3220.775" calcext:value-type="float">
            <text:p>3220,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3378.501" calcext:value-type="float">
            <text:p>3378,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3429.346" calcext:value-type="float">
            <text:p>3429,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3337.919" calcext:value-type="float">
            <text:p>3337,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3328.152" calcext:value-type="float">
            <text:p>3328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3287.918" calcext:value-type="float">
            <text:p>3287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3271.369" calcext:value-type="float">
            <text:p>3271,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3288.139" calcext:value-type="float">
            <text:p>3288,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3274.621" calcext:value-type="float">
            <text:p>3274,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544.89" calcext:value-type="float">
            <text:p>1544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3008.186" calcext:value-type="float">
            <text:p>3008,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3450.105" calcext:value-type="float">
            <text:p>3450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3581.336" calcext:value-type="float">
            <text:p>3581,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3623.442" calcext:value-type="float">
            <text:p>3623,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3365.076" calcext:value-type="float">
            <text:p>3365,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3325.225" calcext:value-type="float">
            <text:p>3325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3249.155" calcext:value-type="float">
            <text:p>3249,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3236.697" calcext:value-type="float">
            <text:p>3236,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3305.448" calcext:value-type="float">
            <text:p>3305,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Hardware64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3281.427" calcext:value-type="float">
            <text:p>3281,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717.415" calcext:value-type="float">
            <text:p>1717,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5737.639" calcext:value-type="float">
            <text:p>5737,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10075.082" calcext:value-type="float">
            <text:p>10075,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12996.778" calcext:value-type="float">
            <text:p>12996,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13785.008" calcext:value-type="float">
            <text:p>13785,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15238.162" calcext:value-type="float">
            <text:p>15238,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19752.425" calcext:value-type="float">
            <text:p>19752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22850.433" calcext:value-type="float">
            <text:p>22850,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22327.757" calcext:value-type="float">
            <text:p>22327,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27035.498" calcext:value-type="float">
            <text:p>27035,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28008.708" calcext:value-type="float">
            <text:p>28008,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2115.864" calcext:value-type="float">
            <text:p>2115,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7670.023" calcext:value-type="float">
            <text:p>7670,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11912.992" calcext:value-type="float">
            <text:p>11912,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14867.652" calcext:value-type="float">
            <text:p>14867,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15194.603" calcext:value-type="float">
            <text:p>15194,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15805.196" calcext:value-type="float">
            <text:p>15805,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20175.532" calcext:value-type="float">
            <text:p>20175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23403.266" calcext:value-type="float">
            <text:p>23403,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22030.896" calcext:value-type="float">
            <text:p>22030,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26898.688" calcext:value-type="float">
            <text:p>26898,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Asm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28037.963" calcext:value-type="float">
            <text:p>28037,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214.885" calcext:value-type="float">
            <text:p>1214,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2978.628" calcext:value-type="float">
            <text:p>2978,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3685.604" calcext:value-type="float">
            <text:p>3685,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4017.893" calcext:value-type="float">
            <text:p>4017,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5124.33" calcext:value-type="float">
            <text:p>5124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5448.53" calcext:value-type="float">
            <text:p>544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6755.728" calcext:value-type="float">
            <text:p>6755,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8068.272" calcext:value-type="float">
            <text:p>8068,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8008.337" calcext:value-type="float">
            <text:p>8008,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9211.45" calcext:value-type="float">
            <text:p>9211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9325.047" calcext:value-type="float">
            <text:p>9325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628.935" calcext:value-type="float">
            <text:p>1628,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3712.133" calcext:value-type="float">
            <text:p>3712,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4107.281" calcext:value-type="float">
            <text:p>4107,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4368.107" calcext:value-type="float">
            <text:p>4368,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5437.769" calcext:value-type="float">
            <text:p>5437,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5693.283" calcext:value-type="float">
            <text:p>5693,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7035.025" calcext:value-type="float">
            <text:p>7035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8194.626" calcext:value-type="float">
            <text:p>8194,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8276.232" calcext:value-type="float">
            <text:p>8276,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9292.604" calcext:value-type="float">
            <text:p>9292,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IntelC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9353.152" calcext:value-type="float">
            <text:p>9353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5" calcext:value-type="float">
            <text:p>15</text:p>
          </table:table-cell>
          <table:table-cell office:value-type="float" office:value="1079.203" calcext:value-type="float">
            <text:p>1079,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63" calcext:value-type="float">
            <text:p>63</text:p>
          </table:table-cell>
          <table:table-cell office:value-type="float" office:value="2796.057" calcext:value-type="float">
            <text:p>2796,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27" calcext:value-type="float">
            <text:p>127</text:p>
          </table:table-cell>
          <table:table-cell office:value-type="float" office:value="3386.514" calcext:value-type="float">
            <text:p>3386,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91" calcext:value-type="float">
            <text:p>191</text:p>
          </table:table-cell>
          <table:table-cell office:value-type="float" office:value="3401.577" calcext:value-type="float">
            <text:p>340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55" calcext:value-type="float">
            <text:p>255</text:p>
          </table:table-cell>
          <table:table-cell office:value-type="float" office:value="3512.197" calcext:value-type="float">
            <text:p>3512,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287" calcext:value-type="float">
            <text:p>287</text:p>
          </table:table-cell>
          <table:table-cell office:value-type="float" office:value="3464.622" calcext:value-type="float">
            <text:p>3464,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511" calcext:value-type="float">
            <text:p>511</text:p>
          </table:table-cell>
          <table:table-cell office:value-type="float" office:value="3403.043" calcext:value-type="float">
            <text:p>3403,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23" calcext:value-type="float">
            <text:p>1023</text:p>
          </table:table-cell>
          <table:table-cell office:value-type="float" office:value="5879.136" calcext:value-type="float">
            <text:p>5879,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1031" calcext:value-type="float">
            <text:p>1031</text:p>
          </table:table-cell>
          <table:table-cell office:value-type="float" office:value="5797.179" calcext:value-type="float">
            <text:p>5797,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4095" calcext:value-type="float">
            <text:p>4095</text:p>
          </table:table-cell>
          <table:table-cell office:value-type="float" office:value="7577.678" calcext:value-type="float">
            <text:p>7577,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false" calcext:value-type="boolean">
            <text:p>ONWAAR</text:p>
          </table:table-cell>
          <table:table-cell office:value-type="float" office:value="8191" calcext:value-type="float">
            <text:p>8191</text:p>
          </table:table-cell>
          <table:table-cell office:value-type="float" office:value="7518.253" calcext:value-type="float">
            <text:p>7518,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6" calcext:value-type="float">
            <text:p>16</text:p>
          </table:table-cell>
          <table:table-cell office:value-type="float" office:value="1252.344" calcext:value-type="float">
            <text:p>1252,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64" calcext:value-type="float">
            <text:p>64</text:p>
          </table:table-cell>
          <table:table-cell office:value-type="float" office:value="3152.668" calcext:value-type="float">
            <text:p>3152,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28" calcext:value-type="float">
            <text:p>128</text:p>
          </table:table-cell>
          <table:table-cell office:value-type="float" office:value="3645.933" calcext:value-type="float">
            <text:p>3645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92" calcext:value-type="float">
            <text:p>192</text:p>
          </table:table-cell>
          <table:table-cell office:value-type="float" office:value="3547.004" calcext:value-type="float">
            <text:p>3547,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56" calcext:value-type="float">
            <text:p>256</text:p>
          </table:table-cell>
          <table:table-cell office:value-type="float" office:value="3577.518" calcext:value-type="float">
            <text:p>3577,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288" calcext:value-type="float">
            <text:p>288</text:p>
          </table:table-cell>
          <table:table-cell office:value-type="float" office:value="3636.376" calcext:value-type="float">
            <text:p>3636,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512" calcext:value-type="float">
            <text:p>512</text:p>
          </table:table-cell>
          <table:table-cell office:value-type="float" office:value="3492.025" calcext:value-type="float">
            <text:p>3492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24" calcext:value-type="float">
            <text:p>1024</text:p>
          </table:table-cell>
          <table:table-cell office:value-type="float" office:value="6042.237" calcext:value-type="float">
            <text:p>6042,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1032" calcext:value-type="float">
            <text:p>1032</text:p>
          </table:table-cell>
          <table:table-cell office:value-type="float" office:value="5965.232" calcext:value-type="float">
            <text:p>5965,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4096" calcext:value-type="float">
            <text:p>4096</text:p>
          </table:table-cell>
          <table:table-cell office:value-type="float" office:value="7662.141" calcext:value-type="float">
            <text:p>7662,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7-4770@3.4GHz" xlink:type="simple">i7-4770@3.4GHz</text:a> -O0</text:p>
          </table:table-cell>
          <table:table-cell office:value-type="string" calcext:value-type="string">
            <text:p>64bits</text:p>
          </table:table-cell>
          <table:table-cell office:value-type="string" calcext:value-type="string">
            <text:p>crc32cAdler</text:p>
          </table:table-cell>
          <table:table-cell office:value-type="boolean" office:boolean-value="true" calcext:value-type="boolean">
            <text:p>WAAR</text:p>
          </table:table-cell>
          <table:table-cell office:value-type="float" office:value="8192" calcext:value-type="float">
            <text:p>8192</text:p>
          </table:table-cell>
          <table:table-cell office:value-type="float" office:value="7653.621" calcext:value-type="float">
            <text:p>7653,621</text:p>
          </table:table-cell>
          <table:table-cell table:number-columns-repeated="3"/>
        </table:table-row>
        <table:table-row table:style-name="ro1" table:number-rows-repeated="10478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aaitabel_Blad1_2" table:style-name="ta1">
        <table:shapes>
          <draw:frame draw:z-index="0" draw:style-name="gr1" draw:text-style-name="P1" svg:width="312.74mm" svg:height="188.86mm" svg:x="136.58mm" svg:y="583.56mm">
            <loext:p draw:notify-on-update-of-ranges="Draaitabel_Blad1_2.A4:Draaitabel_Blad1_2.A179 Draaitabel_Blad1_2.B2:Draaitabel_Blad1_2.B3 Draaitabel_Blad1_2.B4:Draaitabel_Blad1_2.B179 Draaitabel_Blad1_2.C2:Draaitabel_Blad1_2.C3 Draaitabel_Blad1_2.C4:Draaitabel_Blad1_2.C179 Draaitabel_Blad1_2.D2:Draaitabel_Blad1_2.D3 Draaitabel_Blad1_2.D4:Draaitabel_Blad1_2.D179 Draaitabel_Blad1_2.E2:Draaitabel_Blad1_2.E3 Draaitabel_Blad1_2.E4:Draaitabel_Blad1_2.E179 Draaitabel_Blad1_2.F2:Draaitabel_Blad1_2.F3 Draaitabel_Blad1_2.F4:Draaitabel_Blad1_2.F17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74mm" svg:height="130.15mm" svg:x="175.04mm" svg:y="108.64mm">
            <loext:p draw:notify-on-update-of-ranges="Draaitabel_Blad1_2.B4:Draaitabel_Blad1_2.F5 Draaitabel_Blad1_2.A11:Draaitabel_Blad1_2.A11 Draaitabel_Blad1_2.B11:Draaitabel_Blad1_2.F11 Draaitabel_Blad1_2.A12:Draaitabel_Blad1_2.A12 Draaitabel_Blad1_2.B12:Draaitabel_Blad1_2.F12 Draaitabel_Blad1_2.A13:Draaitabel_Blad1_2.A13 Draaitabel_Blad1_2.B13:Draaitabel_Blad1_2.F13 Draaitabel_Blad1_2.A7:Draaitabel_Blad1_2.A7 Draaitabel_Blad1_2.B7:Draaitabel_Blad1_2.F7 Draaitabel_Blad1_2.A8:Draaitabel_Blad1_2.A8 Draaitabel_Blad1_2.B8:Draaitabel_Blad1_2.F8 Draaitabel_Blad1_2.A6:Draaitabel_Blad1_2.A6 Draaitabel_Blad1_2.B6:Draaitabel_Blad1_2.F6 Draaitabel_Blad1_2.A9:Draaitabel_Blad1_2.A9 Draaitabel_Blad1_2.B9:Draaitabel_Blad1_2.F9 Draaitabel_Blad1_2.A10:Draaitabel_Blad1_2.A10 Draaitabel_Blad1_2.B10:Draaitabel_Blad1_2.F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8"/>
        <table:table-column table:style-name="co4" table:number-columns-repeated="4" table:default-cell-style-name="ce15"/>
        <table:table-column table:style-name="co4" table:default-cell-style-name="ce25"/>
        <table:table-row table:style-name="ro1">
          <table:table-cell table:style-name="Draaitabel_20_veld" office:value-type="string" calcext:value-type="string">
            <text:p>Bytes</text:p>
          </table:table-cell>
          <table:table-cell table:style-name="ce10" office:value-type="string" calcext:value-type="string">
            <text:p>4096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Min - MiB/sec</text:p>
          </table:table-cell>
          <table:table-cell table:style-name="ce11" office:value-type="string" calcext:value-type="string">
            <text:p>Gegevens</text:p>
          </table:table-cell>
          <table:table-cell table:style-name="ce11" office:value-type="string" calcext:value-type="string">
            <text:p>CPU</text:p>
          </table:table-cell>
          <table:table-cell table:style-name="ce20" table:number-columns-repeated="2"/>
          <table:table-cell table:style-name="ce22"/>
        </table:table-row>
        <table:table-row table:style-name="ro1">
          <table:table-cell table:style-name="ce5"/>
          <table:table-cell table:style-name="ce12" office:value-type="string" calcext:value-type="string">
            <text:p>edison</text:p>
          </table:table-cell>
          <table:table-cell table:style-name="ce18" office:value-type="string" calcext:value-type="string">
            <text:p>i7-3770@3.40GHz DDR1200 </text:p>
          </table:table-cell>
          <table:table-cell table:style-name="ce18" office:value-type="string" calcext:value-type="string">
            <text:p>i7-4770@3.4GHz -O0</text:p>
          </table:table-cell>
          <table:table-cell table:style-name="ce21" office:value-type="string" calcext:value-type="string">
            <text:p>i7-4770@3.4GHz DDR1600</text:p>
          </table:table-cell>
          <table:table-cell table:style-name="ce23" office:value-type="string" calcext:value-type="string">
            <text:p>i7-4770@3.4GHz DDR1600</text:p>
          </table:table-cell>
        </table:table-row>
        <table:table-row table:style-name="ro1">
          <table:table-cell table:style-name="ce6" office:value-type="string" calcext:value-type="string">
            <text:p>Function</text:p>
          </table:table-cell>
          <table:table-cell table:style-name="ce13" office:value-type="string" calcext:value-type="string">
            <text:p>32bits</text:p>
          </table:table-cell>
          <table:table-cell table:style-name="ce19" office:value-type="string" calcext:value-type="string">
            <text:p>32bits</text:p>
          </table:table-cell>
          <table:table-cell table:style-name="ce19" office:value-type="string" calcext:value-type="string">
            <text:p>64bits</text:p>
          </table:table-cell>
          <table:table-cell table:style-name="ce21" office:value-type="string" calcext:value-type="string">
            <text:p>32bits</text:p>
          </table:table-cell>
          <table:table-cell table:style-name="ce23" office:value-type="string" calcext:value-type="string">
            <text:p>64bits</text:p>
          </table:table-cell>
        </table:table-row>
        <table:table-row table:style-name="ro1">
          <table:table-cell table:style-name="ce7" office:value-type="string" calcext:value-type="string">
            <text:p>crc32cAdler</text:p>
          </table:table-cell>
          <table:table-cell table:style-name="ce14" office:value-type="float" office:value="1254.145" calcext:value-type="float">
            <text:p>1254,145</text:p>
          </table:table-cell>
          <table:table-cell table:style-name="ce14" office:value-type="float" office:value="12180.446" calcext:value-type="float">
            <text:p>12180,446</text:p>
          </table:table-cell>
          <table:table-cell table:style-name="ce14" office:value-type="float" office:value="7662.141" calcext:value-type="float">
            <text:p>7662,141</text:p>
          </table:table-cell>
          <table:table-cell table:style-name="ce14" office:value-type="float" office:value="12166.219" calcext:value-type="float">
            <text:p>12166,219</text:p>
          </table:table-cell>
          <table:table-cell table:style-name="ce24" office:value-type="float" office:value="23591.462" calcext:value-type="float">
            <text:p>23591,462</text:p>
          </table:table-cell>
        </table:table-row>
        <table:table-row table:style-name="ro1">
          <table:table-cell office:value-type="string" calcext:value-type="string">
            <text:p>crc32cHardware32</text:p>
          </table:table-cell>
          <table:table-cell office:value-type="float" office:value="171.696" calcext:value-type="float">
            <text:p>171,696</text:p>
          </table:table-cell>
          <table:table-cell office:value-type="float" office:value="1646.244" calcext:value-type="float">
            <text:p>1646,244</text:p>
          </table:table-cell>
          <table:table-cell office:value-type="float" office:value="1650.727" calcext:value-type="float">
            <text:p>1650,727</text:p>
          </table:table-cell>
          <table:table-cell office:value-type="float" office:value="5048.389" calcext:value-type="float">
            <text:p>5048,389</text:p>
          </table:table-cell>
          <table:table-cell office:value-type="float" office:value="5034.612" calcext:value-type="float">
            <text:p>5034,612</text:p>
          </table:table-cell>
        </table:table-row>
        <table:table-row table:style-name="ro1">
          <table:table-cell office:value-type="string" calcext:value-type="string">
            <text:p>crc32cHardware64</text:p>
          </table:table-cell>
          <table:table-cell table:style-name="ce16" table:number-columns-repeated="2"/>
          <table:table-cell office:value-type="float" office:value="3305.448" calcext:value-type="float">
            <text:p>3305,448</text:p>
          </table:table-cell>
          <table:table-cell table:style-name="ce16"/>
          <table:table-cell office:value-type="float" office:value="10561.88" calcext:value-type="float">
            <text:p>10561,88</text:p>
          </table:table-cell>
        </table:table-row>
        <table:table-row table:style-name="ro1">
          <table:table-cell office:value-type="string" calcext:value-type="string">
            <text:p>crc32cIntelAsm</text:p>
          </table:table-cell>
          <table:table-cell table:style-name="ce16" table:number-columns-repeated="2"/>
          <table:table-cell office:value-type="float" office:value="26898.688" calcext:value-type="float">
            <text:p>26898,688</text:p>
          </table:table-cell>
          <table:table-cell table:style-name="ce16"/>
          <table:table-cell office:value-type="float" office:value="28130.517" calcext:value-type="float">
            <text:p>28130,517</text:p>
          </table:table-cell>
        </table:table-row>
        <table:table-row table:style-name="ro1">
          <table:table-cell office:value-type="string" calcext:value-type="string">
            <text:p>crc32cIntelC</text:p>
          </table:table-cell>
          <table:table-cell office:value-type="float" office:value="1668.521" calcext:value-type="float">
            <text:p>1668,521</text:p>
          </table:table-cell>
          <table:table-cell office:value-type="float" office:value="13730.699" calcext:value-type="float">
            <text:p>13730,699</text:p>
          </table:table-cell>
          <table:table-cell office:value-type="float" office:value="9292.604" calcext:value-type="float">
            <text:p>9292,604</text:p>
          </table:table-cell>
          <table:table-cell office:value-type="float" office:value="14284.18" calcext:value-type="float">
            <text:p>14284,18</text:p>
          </table:table-cell>
          <table:table-cell office:value-type="float" office:value="27588.433" calcext:value-type="float">
            <text:p>27588,433</text:p>
          </table:table-cell>
        </table:table-row>
        <table:table-row table:style-name="ro1">
          <table:table-cell office:value-type="string" calcext:value-type="string">
            <text:p>crc32cSarwate</text:p>
          </table:table-cell>
          <table:table-cell office:value-type="float" office:value="33.871" calcext:value-type="float">
            <text:p>33,871</text:p>
          </table:table-cell>
          <table:table-cell office:value-type="float" office:value="275.162" calcext:value-type="float">
            <text:p>275,162</text:p>
          </table:table-cell>
          <table:table-cell office:value-type="float" office:value="263.152" calcext:value-type="float">
            <text:p>263,152</text:p>
          </table:table-cell>
          <table:table-cell office:value-type="float" office:value="456.289" calcext:value-type="float">
            <text:p>456,289</text:p>
          </table:table-cell>
          <table:table-cell office:value-type="float" office:value="451.508" calcext:value-type="float">
            <text:p>451,508</text:p>
          </table:table-cell>
        </table:table-row>
        <table:table-row table:style-name="ro1">
          <table:table-cell office:value-type="string" calcext:value-type="string">
            <text:p>crc32cSlicingBy4</text:p>
          </table:table-cell>
          <table:table-cell office:value-type="float" office:value="40.323" calcext:value-type="float">
            <text:p>40,323</text:p>
          </table:table-cell>
          <table:table-cell office:value-type="float" office:value="472.197" calcext:value-type="float">
            <text:p>472,197</text:p>
          </table:table-cell>
          <table:table-cell office:value-type="float" office:value="460.071" calcext:value-type="float">
            <text:p>460,071</text:p>
          </table:table-cell>
          <table:table-cell office:value-type="float" office:value="1234.703" calcext:value-type="float">
            <text:p>1234,703</text:p>
          </table:table-cell>
          <table:table-cell office:value-type="float" office:value="1180.289" calcext:value-type="float">
            <text:p>1180,289</text:p>
          </table:table-cell>
        </table:table-row>
        <table:table-row table:style-name="ro1">
          <table:table-cell table:style-name="ce9" office:value-type="string" calcext:value-type="string">
            <text:p>crc32cSlicingBy8</text:p>
          </table:table-cell>
          <table:table-cell table:style-name="ce17" office:value-type="float" office:value="44.084" calcext:value-type="float">
            <text:p>44,084</text:p>
          </table:table-cell>
          <table:table-cell table:style-name="ce17" office:value-type="float" office:value="734.15" calcext:value-type="float">
            <text:p>734,15</text:p>
          </table:table-cell>
          <table:table-cell table:style-name="ce17" office:value-type="float" office:value="721.345" calcext:value-type="float">
            <text:p>721,345</text:p>
          </table:table-cell>
          <table:table-cell table:style-name="ce17" office:value-type="float" office:value="2105.12" calcext:value-type="float">
            <text:p>2105,12</text:p>
          </table:table-cell>
          <table:table-cell table:style-name="ce26" office:value-type="float" office:value="2075.754" calcext:value-type="float">
            <text:p>2075,754</text:p>
          </table:table-cell>
        </table:table-row>
      </table:table>
      <table:table table:name="Draaitabel_Blad1_1" table:style-name="ta1">
        <table:shapes>
          <draw:frame draw:z-index="0" draw:style-name="gr1" draw:text-style-name="P1" svg:width="159.99mm" svg:height="89.99mm" svg:x="308.46mm" svg:y="119.99mm">
            <loext:p draw:notify-on-update-of-ranges="Draaitabel_Blad1_1.A8:Draaitabel_Blad1_1.A18 Draaitabel_Blad1_1.A8:Draaitabel_Blad1_1.A18 Draaitabel_Blad1_1.B6:Draaitabel_Blad1_1.B6 Draaitabel_Blad1_1.B8:Draaitabel_Blad1_1.B18 Draaitabel_Blad1_1.A8:Draaitabel_Blad1_1.A18 Draaitabel_Blad1_1.C6:Draaitabel_Blad1_1.C6 Draaitabel_Blad1_1.C8:Draaitabel_Blad1_1.C18 Draaitabel_Blad1_1.A8:Draaitabel_Blad1_1.A18 Draaitabel_Blad1_1.D6:Draaitabel_Blad1_1.D6 Draaitabel_Blad1_1.D8:Draaitabel_Blad1_1.D18 Draaitabel_Blad1_1.A8:Draaitabel_Blad1_1.A18 Draaitabel_Blad1_1.E6:Draaitabel_Blad1_1.E6 Draaitabel_Blad1_1.E8:Draaitabel_Blad1_1.E18 Draaitabel_Blad1_1.A8:Draaitabel_Blad1_1.A18 Draaitabel_Blad1_1.F6:Draaitabel_Blad1_1.F6 Draaitabel_Blad1_1.F8:Draaitabel_Blad1_1.F18 Draaitabel_Blad1_1.A8:Draaitabel_Blad1_1.A18 Draaitabel_Blad1_1.G6:Draaitabel_Blad1_1.G6 Draaitabel_Blad1_1.G8:Draaitabel_Blad1_1.G18 Draaitabel_Blad1_1.A8:Draaitabel_Blad1_1.A18 Draaitabel_Blad1_1.H6:Draaitabel_Blad1_1.H6 Draaitabel_Blad1_1.H8:Draaitabel_Blad1_1.H18 Draaitabel_Blad1_1.A8:Draaitabel_Blad1_1.A18 Draaitabel_Blad1_1.I6:Draaitabel_Blad1_1.I6 Draaitabel_Blad1_1.I8:Draaitabel_Blad1_1.I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8"/>
        <table:table-column table:style-name="co4" table:number-columns-repeated="7" table:default-cell-style-name="ce15"/>
        <table:table-column table:style-name="co4" table:default-cell-style-name="ce25"/>
        <table:table-row table:style-name="ro1">
          <table:table-cell table:style-name="Default" table:number-columns-repeated="9"/>
        </table:table-row>
        <table:table-row table:style-name="ro1">
          <table:table-cell table:style-name="Draaitabel_20_veld" office:value-type="string" calcext:value-type="string">
            <text:p>CPU</text:p>
          </table:table-cell>
          <table:table-cell table:style-name="ce27" office:value-type="string" calcext:value-type="string">
            <text:p>- meerdere -</text:p>
          </table:table-cell>
          <table:table-cell table:style-name="Default" table:number-columns-repeated="7"/>
        </table:table-row>
        <table:table-row table:style-name="ro1">
          <table:table-cell table:style-name="Draaitabel_20_veld" office:value-type="string" calcext:value-type="string">
            <text:p>Mode</text:p>
          </table:table-cell>
          <table:table-cell table:style-name="ce27" office:value-type="string" calcext:value-type="string">
            <text:p>64bits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Min - MiB/sec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Aligned</text:p>
          </table:table-cell>
          <table:table-cell table:style-name="ce20" table:number-columns-repeated="5"/>
          <table:table-cell table:style-name="ce22"/>
        </table:table-row>
        <table:table-row table:style-name="ro1">
          <table:table-cell table:style-name="ce5"/>
          <table:table-cell table:style-name="ce12" office:value-type="string" calcext:value-type="string">
            <text:p>crc32cAdler</text:p>
          </table:table-cell>
          <table:table-cell table:style-name="ce18" office:value-type="string" calcext:value-type="string">
            <text:p>crc32cHardware32</text:p>
          </table:table-cell>
          <table:table-cell table:style-name="ce18" office:value-type="string" calcext:value-type="string">
            <text:p>crc32cHardware64</text:p>
          </table:table-cell>
          <table:table-cell table:style-name="ce18" office:value-type="string" calcext:value-type="string">
            <text:p>crc32cIntelAsm</text:p>
          </table:table-cell>
          <table:table-cell table:style-name="ce18" office:value-type="string" calcext:value-type="string">
            <text:p>crc32cIntelC</text:p>
          </table:table-cell>
          <table:table-cell table:style-name="ce18" office:value-type="string" calcext:value-type="string">
            <text:p>crc32cSarwate</text:p>
          </table:table-cell>
          <table:table-cell table:style-name="ce18" office:value-type="string" calcext:value-type="string">
            <text:p>crc32cSlicingBy4</text:p>
          </table:table-cell>
          <table:table-cell table:style-name="ce30" office:value-type="string" calcext:value-type="string">
            <text:p>crc32cSlicingBy8</text:p>
          </table:table-cell>
        </table:table-row>
        <table:table-row table:style-name="ro1">
          <table:table-cell table:style-name="ce6" office:value-type="string" calcext:value-type="string">
            <text:p>Bytes</text:p>
          </table:table-cell>
          <table:table-cell table:style-name="ce28" office:value-type="boolean" office:boolean-value="true" calcext:value-type="boolean">
            <text:p>WAAR</text:p>
          </table:table-cell>
          <table:table-cell table:number-columns-repeated="6" table:style-name="ce29" office:value-type="boolean" office:boolean-value="true" calcext:value-type="boolean">
            <text:p>WAAR</text:p>
          </table:table-cell>
          <table:table-cell table:style-name="ce31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4" office:value-type="float" office:value="4513.075" calcext:value-type="float">
            <text:p>4513,075</text:p>
          </table:table-cell>
          <table:table-cell table:style-name="ce14" office:value-type="float" office:value="5486.224" calcext:value-type="float">
            <text:p>5486,224</text:p>
          </table:table-cell>
          <table:table-cell table:style-name="ce14" office:value-type="float" office:value="6580.671" calcext:value-type="float">
            <text:p>6580,671</text:p>
          </table:table-cell>
          <table:table-cell table:style-name="ce14" office:value-type="float" office:value="4491.028" calcext:value-type="float">
            <text:p>4491,028</text:p>
          </table:table-cell>
          <table:table-cell table:style-name="ce14" office:value-type="float" office:value="4185.997" calcext:value-type="float">
            <text:p>4185,997</text:p>
          </table:table-cell>
          <table:table-cell table:style-name="ce14" office:value-type="float" office:value="799.365" calcext:value-type="float">
            <text:p>799,365</text:p>
          </table:table-cell>
          <table:table-cell table:style-name="ce14" office:value-type="float" office:value="2034.604" calcext:value-type="float">
            <text:p>2034,604</text:p>
          </table:table-cell>
          <table:table-cell table:style-name="ce24" office:value-type="float" office:value="2553.5" calcext:value-type="float">
            <text:p>2553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00.433" calcext:value-type="float">
            <text:p>14800,433</text:p>
          </table:table-cell>
          <table:table-cell office:value-type="float" office:value="9596.92" calcext:value-type="float">
            <text:p>9596,92</text:p>
          </table:table-cell>
          <table:table-cell office:value-type="float" office:value="13250.837" calcext:value-type="float">
            <text:p>13250,837</text:p>
          </table:table-cell>
          <table:table-cell office:value-type="float" office:value="19561.702" calcext:value-type="float">
            <text:p>19561,702</text:p>
          </table:table-cell>
          <table:table-cell office:value-type="float" office:value="15820.566" calcext:value-type="float">
            <text:p>15820,566</text:p>
          </table:table-cell>
          <table:table-cell office:value-type="float" office:value="464.409" calcext:value-type="float">
            <text:p>464,409</text:p>
          </table:table-cell>
          <table:table-cell office:value-type="float" office:value="1414.218" calcext:value-type="float">
            <text:p>1414,218</text:p>
          </table:table-cell>
          <table:table-cell office:value-type="float" office:value="2371.286" calcext:value-type="float">
            <text:p>2371,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528.866" calcext:value-type="float">
            <text:p>20528,866</text:p>
          </table:table-cell>
          <table:table-cell office:value-type="float" office:value="8493.315" calcext:value-type="float">
            <text:p>8493,315</text:p>
          </table:table-cell>
          <table:table-cell office:value-type="float" office:value="16060.035" calcext:value-type="float">
            <text:p>16060,035</text:p>
          </table:table-cell>
          <table:table-cell office:value-type="float" office:value="29284.4" calcext:value-type="float">
            <text:p>29284,4</text:p>
          </table:table-cell>
          <table:table-cell office:value-type="float" office:value="27153.091" calcext:value-type="float">
            <text:p>27153,091</text:p>
          </table:table-cell>
          <table:table-cell office:value-type="float" office:value="471.083" calcext:value-type="float">
            <text:p>471,083</text:p>
          </table:table-cell>
          <table:table-cell office:value-type="float" office:value="1277.033" calcext:value-type="float">
            <text:p>1277,033</text:p>
          </table:table-cell>
          <table:table-cell office:value-type="float" office:value="2191.945" calcext:value-type="float">
            <text:p>2191,9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982.011" calcext:value-type="float">
            <text:p>17982,011</text:p>
          </table:table-cell>
          <table:table-cell office:value-type="float" office:value="8212.049" calcext:value-type="float">
            <text:p>8212,049</text:p>
          </table:table-cell>
          <table:table-cell office:value-type="float" office:value="15664.544" calcext:value-type="float">
            <text:p>15664,544</text:p>
          </table:table-cell>
          <table:table-cell office:value-type="float" office:value="26760.588" calcext:value-type="float">
            <text:p>26760,588</text:p>
          </table:table-cell>
          <table:table-cell office:value-type="float" office:value="26633.144" calcext:value-type="float">
            <text:p>26633,144</text:p>
          </table:table-cell>
          <table:table-cell office:value-type="float" office:value="470.681" calcext:value-type="float">
            <text:p>470,681</text:p>
          </table:table-cell>
          <table:table-cell office:value-type="float" office:value="1215.76" calcext:value-type="float">
            <text:p>1215,76</text:p>
          </table:table-cell>
          <table:table-cell office:value-type="float" office:value="2092.485" calcext:value-type="float">
            <text:p>2092,4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523.172" calcext:value-type="float">
            <text:p>16523,172</text:p>
          </table:table-cell>
          <table:table-cell office:value-type="float" office:value="7036.316" calcext:value-type="float">
            <text:p>7036,316</text:p>
          </table:table-cell>
          <table:table-cell office:value-type="float" office:value="12696.186" calcext:value-type="float">
            <text:p>12696,186</text:p>
          </table:table-cell>
          <table:table-cell office:value-type="float" office:value="21330.641" calcext:value-type="float">
            <text:p>21330,641</text:p>
          </table:table-cell>
          <table:table-cell office:value-type="float" office:value="17959.754" calcext:value-type="float">
            <text:p>17959,754</text:p>
          </table:table-cell>
          <table:table-cell office:value-type="float" office:value="457.052" calcext:value-type="float">
            <text:p>457,052</text:p>
          </table:table-cell>
          <table:table-cell office:value-type="float" office:value="1215.878" calcext:value-type="float">
            <text:p>1215,878</text:p>
          </table:table-cell>
          <table:table-cell office:value-type="float" office:value="2098.898" calcext:value-type="float">
            <text:p>2098,8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288.559" calcext:value-type="float">
            <text:p>16288,559</text:p>
          </table:table-cell>
          <table:table-cell office:value-type="float" office:value="7083.945" calcext:value-type="float">
            <text:p>7083,945</text:p>
          </table:table-cell>
          <table:table-cell office:value-type="float" office:value="17959.754" calcext:value-type="float">
            <text:p>17959,754</text:p>
          </table:table-cell>
          <table:table-cell office:value-type="float" office:value="21753.278" calcext:value-type="float">
            <text:p>21753,278</text:p>
          </table:table-cell>
          <table:table-cell office:value-type="float" office:value="19428.615" calcext:value-type="float">
            <text:p>19428,615</text:p>
          </table:table-cell>
          <table:table-cell office:value-type="float" office:value="458.305" calcext:value-type="float">
            <text:p>458,305</text:p>
          </table:table-cell>
          <table:table-cell office:value-type="float" office:value="1212.969" calcext:value-type="float">
            <text:p>1212,969</text:p>
          </table:table-cell>
          <table:table-cell office:value-type="float" office:value="1960.442" calcext:value-type="float">
            <text:p>1960,4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422.893" calcext:value-type="float">
            <text:p>15422,893</text:p>
          </table:table-cell>
          <table:table-cell office:value-type="float" office:value="6319.995" calcext:value-type="float">
            <text:p>6319,995</text:p>
          </table:table-cell>
          <table:table-cell office:value-type="float" office:value="14602.772" calcext:value-type="float">
            <text:p>14602,772</text:p>
          </table:table-cell>
          <table:table-cell office:value-type="float" office:value="24293.901" calcext:value-type="float">
            <text:p>24293,901</text:p>
          </table:table-cell>
          <table:table-cell office:value-type="float" office:value="22577.523" calcext:value-type="float">
            <text:p>22577,523</text:p>
          </table:table-cell>
          <table:table-cell office:value-type="float" office:value="443.058" calcext:value-type="float">
            <text:p>443,058</text:p>
          </table:table-cell>
          <table:table-cell office:value-type="float" office:value="1206.563" calcext:value-type="float">
            <text:p>1206,563</text:p>
          </table:table-cell>
          <table:table-cell office:value-type="float" office:value="2031.194" calcext:value-type="float">
            <text:p>2031,1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400.422" calcext:value-type="float">
            <text:p>22400,422</text:p>
          </table:table-cell>
          <table:table-cell office:value-type="float" office:value="5423.267" calcext:value-type="float">
            <text:p>5423,267</text:p>
          </table:table-cell>
          <table:table-cell office:value-type="float" office:value="13143.46" calcext:value-type="float">
            <text:p>13143,46</text:p>
          </table:table-cell>
          <table:table-cell office:value-type="float" office:value="26181.162" calcext:value-type="float">
            <text:p>26181,162</text:p>
          </table:table-cell>
          <table:table-cell office:value-type="float" office:value="25579.899" calcext:value-type="float">
            <text:p>25579,899</text:p>
          </table:table-cell>
          <table:table-cell office:value-type="float" office:value="442.17" calcext:value-type="float">
            <text:p>442,17</text:p>
          </table:table-cell>
          <table:table-cell office:value-type="float" office:value="1214.522" calcext:value-type="float">
            <text:p>1214,522</text:p>
          </table:table-cell>
          <table:table-cell office:value-type="float" office:value="1992.499" calcext:value-type="float">
            <text:p>1992,49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2122.586" calcext:value-type="float">
            <text:p>22122,586</text:p>
          </table:table-cell>
          <table:table-cell office:value-type="float" office:value="5590.018" calcext:value-type="float">
            <text:p>5590,018</text:p>
          </table:table-cell>
          <table:table-cell office:value-type="float" office:value="13111.682" calcext:value-type="float">
            <text:p>13111,682</text:p>
          </table:table-cell>
          <table:table-cell office:value-type="float" office:value="26748.588" calcext:value-type="float">
            <text:p>26748,588</text:p>
          </table:table-cell>
          <table:table-cell office:value-type="float" office:value="25618.959" calcext:value-type="float">
            <text:p>25618,959</text:p>
          </table:table-cell>
          <table:table-cell office:value-type="float" office:value="443.414" calcext:value-type="float">
            <text:p>443,414</text:p>
          </table:table-cell>
          <table:table-cell office:value-type="float" office:value="1216.217" calcext:value-type="float">
            <text:p>1216,217</text:p>
          </table:table-cell>
          <table:table-cell office:value-type="float" office:value="2052.479" calcext:value-type="float">
            <text:p>2052,47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3591.462" calcext:value-type="float">
            <text:p>23591,462</text:p>
          </table:table-cell>
          <table:table-cell office:value-type="float" office:value="5034.612" calcext:value-type="float">
            <text:p>5034,612</text:p>
          </table:table-cell>
          <table:table-cell office:value-type="float" office:value="10561.88" calcext:value-type="float">
            <text:p>10561,88</text:p>
          </table:table-cell>
          <table:table-cell office:value-type="float" office:value="28130.517" calcext:value-type="float">
            <text:p>28130,517</text:p>
          </table:table-cell>
          <table:table-cell office:value-type="float" office:value="27588.433" calcext:value-type="float">
            <text:p>27588,433</text:p>
          </table:table-cell>
          <table:table-cell office:value-type="float" office:value="451.508" calcext:value-type="float">
            <text:p>451,508</text:p>
          </table:table-cell>
          <table:table-cell office:value-type="float" office:value="1180.289" calcext:value-type="float">
            <text:p>1180,289</text:p>
          </table:table-cell>
          <table:table-cell office:value-type="float" office:value="2075.754" calcext:value-type="float">
            <text:p>2075,754</text:p>
          </table:table-cell>
        </table:table-row>
        <table:table-row table:style-name="ro1">
          <table:table-cell table:style-name="ce9" office:value-type="float" office:value="8192" calcext:value-type="float">
            <text:p>8192</text:p>
          </table:table-cell>
          <table:table-cell table:style-name="ce17" office:value-type="float" office:value="22746.84" calcext:value-type="float">
            <text:p>22746,84</text:p>
          </table:table-cell>
          <table:table-cell table:style-name="ce17" office:value-type="float" office:value="4965.923" calcext:value-type="float">
            <text:p>4965,923</text:p>
          </table:table-cell>
          <table:table-cell table:style-name="ce17" office:value-type="float" office:value="10204.343" calcext:value-type="float">
            <text:p>10204,343</text:p>
          </table:table-cell>
          <table:table-cell table:style-name="ce17" office:value-type="float" office:value="28955.877" calcext:value-type="float">
            <text:p>28955,877</text:p>
          </table:table-cell>
          <table:table-cell table:style-name="ce17" office:value-type="float" office:value="28299.558" calcext:value-type="float">
            <text:p>28299,558</text:p>
          </table:table-cell>
          <table:table-cell table:style-name="ce17" office:value-type="float" office:value="444.145" calcext:value-type="float">
            <text:p>444,145</text:p>
          </table:table-cell>
          <table:table-cell table:style-name="ce17" office:value-type="float" office:value="1168.635" calcext:value-type="float">
            <text:p>1168,635</text:p>
          </table:table-cell>
          <table:table-cell table:style-name="ce26" office:value-type="float" office:value="2082.332" calcext:value-type="float">
            <text:p>2082,332</text:p>
          </table:table-cell>
        </table:table-row>
      </table:table>
      <table:named-expressions/>
      <table:data-pilot-tables>
        <table:data-pilot-table table:name="DataPilot1" table:application-data="" table:target-range-address="Draaitabel_Blad1_1.A2:Draaitabel_Blad1_1.I18" table:buttons="Draaitabel_Blad1_1.A2 Draaitabel_Blad1_1.A3 Draaitabel_Blad1_1.A7 Draaitabel_Blad1_1.B5 Draaitabel_Blad1_1.C5" table:grand-total="none" table:show-filter-button="false">
          <table:source-cell-range table:cell-range-address="'Data here'.A1:'Data here'.F573"/>
          <table:data-pilot-field table:source-field-name="CPU" table:orientation="page" table:used-hierarchy="0" table:function="auto" loext:ignore-selected-page="true" table:selected-page="">
            <table:data-pilot-level table:show-empty="false" calcext:repeat-item-labels="false">
              <table:data-pilot-members>
                <table:data-pilot-member table:name="edison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" table:orientation="page" table:used-hierarchy="0" table:function="auto" loext:ignore-selected-page="true" table:selected-page="64bits">
            <table:data-pilot-level table:show-empty="false" calcext:repeat-item-labels="false">
              <table:data-pilot-members>
                <table:data-pilot-member table:name="32bits" table:display="false" table:show-details="true"/>
                <table:data-pilot-member table:name="64bi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unction" table:orientation="column" table:used-hierarchy="0" table:function="auto">
            <table:data-pilot-level table:show-empty="false" calcext:repeat-item-labels="false">
              <table:data-pilot-members>
                <table:data-pilot-member table:name="crc32cAdler" table:display="true" table:show-details="true"/>
                <table:data-pilot-member table:name="crc32cHardware32" table:display="true" table:show-details="true"/>
                <table:data-pilot-member table:name="crc32cHardware64" table:display="true" table:show-details="true"/>
                <table:data-pilot-member table:name="crc32cIntelAsm" table:display="true" table:show-details="true"/>
                <table:data-pilot-member table:name="crc32cIntelC" table:display="true" table:show-details="true"/>
                <table:data-pilot-member table:name="crc32cSarwate" table:display="true" table:show-details="true"/>
                <table:data-pilot-member table:name="crc32cSlicingBy4" table:display="true" table:show-details="true"/>
                <table:data-pilot-member table:name="crc32cSlicingBy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igned" table:orientation="column" table:used-hierarchy="0" table:function="auto">
            <table:data-pilot-level table:show-empty="false" calcext:repeat-item-labels="false">
              <table:data-pilot-members>
                <table:data-pilot-member table:name="ONWAAR" table:display="false" table:show-details="true"/>
                <table:data-pilot-member table:name="WAA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ytes" table:orientation="row" table:used-hierarchy="0" table:function="auto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16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4095" table:display="true" table:show-details="true"/>
                <table:data-pilot-member table:name="4096" table:display="true" table:show-details="true"/>
                <table:data-pilot-member table:name="8191" table:display="true" table:show-details="true"/>
                <table:data-pilot-member table:name="8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MiB/sec" table:orientation="data" table:used-hierarchy="0" table:function="min">
            <table:data-pilot-level table:show-empty="false" calcext:repeat-item-labels="false">
              <table:data-pilot-members>
                <table:data-pilot-member table:name="27,814" table:display="true" table:show-details="true"/>
                <table:data-pilot-member table:name="28,026" table:display="true" table:show-details="true"/>
                <table:data-pilot-member table:name="29,421" table:display="true" table:show-details="true"/>
                <table:data-pilot-member table:name="30,299" table:display="true" table:show-details="true"/>
                <table:data-pilot-member table:name="32,216" table:display="true" table:show-details="true"/>
                <table:data-pilot-member table:name="32,227" table:display="true" table:show-details="true"/>
                <table:data-pilot-member table:name="32,364" table:display="true" table:show-details="true"/>
                <table:data-pilot-member table:name="33,034" table:display="true" table:show-details="true"/>
                <table:data-pilot-member table:name="33,058" table:display="true" table:show-details="true"/>
                <table:data-pilot-member table:name="33,334" table:display="true" table:show-details="true"/>
                <table:data-pilot-member table:name="33,337" table:display="true" table:show-details="true"/>
                <table:data-pilot-member table:name="33,467" table:display="true" table:show-details="true"/>
                <table:data-pilot-member table:name="33,475" table:display="true" table:show-details="true"/>
                <table:data-pilot-member table:name="33,524" table:display="true" table:show-details="true"/>
                <table:data-pilot-member table:name="33,525" table:display="true" table:show-details="true"/>
                <table:data-pilot-member table:name="33,686" table:display="true" table:show-details="true"/>
                <table:data-pilot-member table:name="33,691" table:display="true" table:show-details="true"/>
                <table:data-pilot-member table:name="33,796" table:display="true" table:show-details="true"/>
                <table:data-pilot-member table:name="33,798" table:display="true" table:show-details="true"/>
                <table:data-pilot-member table:name="33,8" table:display="true" table:show-details="true"/>
                <table:data-pilot-member table:name="33,869" table:display="true" table:show-details="true"/>
                <table:data-pilot-member table:name="33,871" table:display="true" table:show-details="true"/>
                <table:data-pilot-member table:name="33,883" table:display="true" table:show-details="true"/>
                <table:data-pilot-member table:name="33,884" table:display="true" table:show-details="true"/>
                <table:data-pilot-member table:name="34,838" table:display="true" table:show-details="true"/>
                <table:data-pilot-member table:name="36,47" table:display="true" table:show-details="true"/>
                <table:data-pilot-member table:name="36,913" table:display="true" table:show-details="true"/>
                <table:data-pilot-member table:name="38,35" table:display="true" table:show-details="true"/>
                <table:data-pilot-member table:name="38,576" table:display="true" table:show-details="true"/>
                <table:data-pilot-member table:name="39,013" table:display="true" table:show-details="true"/>
                <table:data-pilot-member table:name="39,165" table:display="true" table:show-details="true"/>
                <table:data-pilot-member table:name="39,351" table:display="true" table:show-details="true"/>
                <table:data-pilot-member table:name="39,448" table:display="true" table:show-details="true"/>
                <table:data-pilot-member table:name="39,465" table:display="true" table:show-details="true"/>
                <table:data-pilot-member table:name="39,466" table:display="true" table:show-details="true"/>
                <table:data-pilot-member table:name="39,567" table:display="true" table:show-details="true"/>
                <table:data-pilot-member table:name="39,867" table:display="true" table:show-details="true"/>
                <table:data-pilot-member table:name="39,926" table:display="true" table:show-details="true"/>
                <table:data-pilot-member table:name="40,13" table:display="true" table:show-details="true"/>
                <table:data-pilot-member table:name="40,131" table:display="true" table:show-details="true"/>
                <table:data-pilot-member table:name="40,159" table:display="true" table:show-details="true"/>
                <table:data-pilot-member table:name="40,161" table:display="true" table:show-details="true"/>
                <table:data-pilot-member table:name="40,315" table:display="true" table:show-details="true"/>
                <table:data-pilot-member table:name="40,323" table:display="true" table:show-details="true"/>
                <table:data-pilot-member table:name="40,336" table:display="true" table:show-details="true"/>
                <table:data-pilot-member table:name="40,34" table:display="true" table:show-details="true"/>
                <table:data-pilot-member table:name="41,117" table:display="true" table:show-details="true"/>
                <table:data-pilot-member table:name="41,387" table:display="true" table:show-details="true"/>
                <table:data-pilot-member table:name="42,047" table:display="true" table:show-details="true"/>
                <table:data-pilot-member table:name="42,085" table:display="true" table:show-details="true"/>
                <table:data-pilot-member table:name="42,59" table:display="true" table:show-details="true"/>
                <table:data-pilot-member table:name="42,725" table:display="true" table:show-details="true"/>
                <table:data-pilot-member table:name="42,759" table:display="true" table:show-details="true"/>
                <table:data-pilot-member table:name="43,075" table:display="true" table:show-details="true"/>
                <table:data-pilot-member table:name="43,191" table:display="true" table:show-details="true"/>
                <table:data-pilot-member table:name="43,359" table:display="true" table:show-details="true"/>
                <table:data-pilot-member table:name="43,609" table:display="true" table:show-details="true"/>
                <table:data-pilot-member table:name="43,753" table:display="true" table:show-details="true"/>
                <table:data-pilot-member table:name="43,754" table:display="true" table:show-details="true"/>
                <table:data-pilot-member table:name="43,879" table:display="true" table:show-details="true"/>
                <table:data-pilot-member table:name="43,886" table:display="true" table:show-details="true"/>
                <table:data-pilot-member table:name="44,054" table:display="true" table:show-details="true"/>
                <table:data-pilot-member table:name="44,084" table:display="true" table:show-details="true"/>
                <table:data-pilot-member table:name="44,095" table:display="true" table:show-details="true"/>
                <table:data-pilot-member table:name="44,111" table:display="true" table:show-details="true"/>
                <table:data-pilot-member table:name="100,283" table:display="true" table:show-details="true"/>
                <table:data-pilot-member table:name="110,071" table:display="true" table:show-details="true"/>
                <table:data-pilot-member table:name="123,578" table:display="true" table:show-details="true"/>
                <table:data-pilot-member table:name="135,624" table:display="true" table:show-details="true"/>
                <table:data-pilot-member table:name="144,219" table:display="true" table:show-details="true"/>
                <table:data-pilot-member table:name="151,908" table:display="true" table:show-details="true"/>
                <table:data-pilot-member table:name="152,637" table:display="true" table:show-details="true"/>
                <table:data-pilot-member table:name="157,191" table:display="true" table:show-details="true"/>
                <table:data-pilot-member table:name="158,232" table:display="true" table:show-details="true"/>
                <table:data-pilot-member table:name="158,781" table:display="true" table:show-details="true"/>
                <table:data-pilot-member table:name="161,593" table:display="true" table:show-details="true"/>
                <table:data-pilot-member table:name="162,748" table:display="true" table:show-details="true"/>
                <table:data-pilot-member table:name="164,558" table:display="true" table:show-details="true"/>
                <table:data-pilot-member table:name="166,919" table:display="true" table:show-details="true"/>
                <table:data-pilot-member table:name="167,532" table:display="true" table:show-details="true"/>
                <table:data-pilot-member table:name="168,487" table:display="true" table:show-details="true"/>
                <table:data-pilot-member table:name="168,529" table:display="true" table:show-details="true"/>
                <table:data-pilot-member table:name="169,724" table:display="true" table:show-details="true"/>
                <table:data-pilot-member table:name="169,749" table:display="true" table:show-details="true"/>
                <table:data-pilot-member table:name="171,38" table:display="true" table:show-details="true"/>
                <table:data-pilot-member table:name="171,696" table:display="true" table:show-details="true"/>
                <table:data-pilot-member table:name="171,899" table:display="true" table:show-details="true"/>
                <table:data-pilot-member table:name="172,065" table:display="true" table:show-details="true"/>
                <table:data-pilot-member table:name="172,62" table:display="true" table:show-details="true"/>
                <table:data-pilot-member table:name="187,372" table:display="true" table:show-details="true"/>
                <table:data-pilot-member table:name="217" table:display="true" table:show-details="true"/>
                <table:data-pilot-member table:name="275,162" table:display="true" table:show-details="true"/>
                <table:data-pilot-member table:name="276,014" table:display="true" table:show-details="true"/>
                <table:data-pilot-member table:name="276,469" table:display="true" table:show-details="true"/>
                <table:data-pilot-member table:name="276,504" table:display="true" table:show-details="true"/>
                <table:data-pilot-member table:name="276,505" table:display="true" table:show-details="true"/>
                <table:data-pilot-member table:name="276,545" table:display="true" table:show-details="true"/>
                <table:data-pilot-member table:name="276,87" table:display="true" table:show-details="true"/>
                <table:data-pilot-member table:name="277,773" table:display="true" table:show-details="true"/>
                <table:data-pilot-member table:name="277,959" table:display="true" table:show-details="true"/>
                <table:data-pilot-member table:name="278,36" table:display="true" table:show-details="true"/>
                <table:data-pilot-member table:name="278,771" table:display="true" table:show-details="true"/>
                <table:data-pilot-member table:name="279,176" table:display="true" table:show-details="true"/>
                <table:data-pilot-member table:name="279,825" table:display="true" table:show-details="true"/>
                <table:data-pilot-member table:name="279,905" table:display="true" table:show-details="true"/>
                <table:data-pilot-member table:name="280,062" table:display="true" table:show-details="true"/>
                <table:data-pilot-member table:name="280,646" table:display="true" table:show-details="true"/>
                <table:data-pilot-member table:name="282,233" table:display="true" table:show-details="true"/>
                <table:data-pilot-member table:name="282,552" table:display="true" table:show-details="true"/>
                <table:data-pilot-member table:name="288,664" table:display="true" table:show-details="true"/>
                <table:data-pilot-member table:name="289,034" table:display="true" table:show-details="true"/>
                <table:data-pilot-member table:name="354,656" table:display="true" table:show-details="true"/>
                <table:data-pilot-member table:name="359,253" table:display="true" table:show-details="true"/>
                <table:data-pilot-member table:name="384,537" table:display="true" table:show-details="true"/>
                <table:data-pilot-member table:name="398,793" table:display="true" table:show-details="true"/>
                <table:data-pilot-member table:name="430,957" table:display="true" table:show-details="true"/>
                <table:data-pilot-member table:name="439,833" table:display="true" table:show-details="true"/>
                <table:data-pilot-member table:name="467,781" table:display="true" table:show-details="true"/>
                <table:data-pilot-member table:name="468,786" table:display="true" table:show-details="true"/>
                <table:data-pilot-member table:name="470,707" table:display="true" table:show-details="true"/>
                <table:data-pilot-member table:name="471,574" table:display="true" table:show-details="true"/>
                <table:data-pilot-member table:name="472,197" table:display="true" table:show-details="true"/>
                <table:data-pilot-member table:name="472,777" table:display="true" table:show-details="true"/>
                <table:data-pilot-member table:name="473,191" table:display="true" table:show-details="true"/>
                <table:data-pilot-member table:name="473,784" table:display="true" table:show-details="true"/>
                <table:data-pilot-member table:name="474,068" table:display="true" table:show-details="true"/>
                <table:data-pilot-member table:name="474,09" table:display="true" table:show-details="true"/>
                <table:data-pilot-member table:name="474,508" table:display="true" table:show-details="true"/>
                <table:data-pilot-member table:name="474,642" table:display="true" table:show-details="true"/>
                <table:data-pilot-member table:name="474,961" table:display="true" table:show-details="true"/>
                <table:data-pilot-member table:name="475,169" table:display="true" table:show-details="true"/>
                <table:data-pilot-member table:name="476,272" table:display="true" table:show-details="true"/>
                <table:data-pilot-member table:name="476,315" table:display="true" table:show-details="true"/>
                <table:data-pilot-member table:name="476,604" table:display="true" table:show-details="true"/>
                <table:data-pilot-member table:name="478,438" table:display="true" table:show-details="true"/>
                <table:data-pilot-member table:name="478,635" table:display="true" table:show-details="true"/>
                <table:data-pilot-member table:name="479,026" table:display="true" table:show-details="true"/>
                <table:data-pilot-member table:name="481,924" table:display="true" table:show-details="true"/>
                <table:data-pilot-member table:name="484,785" table:display="true" table:show-details="true"/>
                <table:data-pilot-member table:name="489,528" table:display="true" table:show-details="true"/>
                <table:data-pilot-member table:name="490,152" table:display="true" table:show-details="true"/>
                <table:data-pilot-member table:name="491,066" table:display="true" table:show-details="true"/>
                <table:data-pilot-member table:name="495,465" table:display="true" table:show-details="true"/>
                <table:data-pilot-member table:name="513,054" table:display="true" table:show-details="true"/>
                <table:data-pilot-member table:name="514,939" table:display="true" table:show-details="true"/>
                <table:data-pilot-member table:name="519,743" table:display="true" table:show-details="true"/>
                <table:data-pilot-member table:name="524,034" table:display="true" table:show-details="true"/>
                <table:data-pilot-member table:name="525,654" table:display="true" table:show-details="true"/>
                <table:data-pilot-member table:name="528,483" table:display="true" table:show-details="true"/>
                <table:data-pilot-member table:name="534,311" table:display="true" table:show-details="true"/>
                <table:data-pilot-member table:name="547,2" table:display="true" table:show-details="true"/>
                <table:data-pilot-member table:name="552,923" table:display="true" table:show-details="true"/>
                <table:data-pilot-member table:name="567,868" table:display="true" table:show-details="true"/>
                <table:data-pilot-member table:name="573,435" table:display="true" table:show-details="true"/>
                <table:data-pilot-member table:name="652,266" table:display="true" table:show-details="true"/>
                <table:data-pilot-member table:name="680,109" table:display="true" table:show-details="true"/>
                <table:data-pilot-member table:name="680,21" table:display="true" table:show-details="true"/>
                <table:data-pilot-member table:name="684,504" table:display="true" table:show-details="true"/>
                <table:data-pilot-member table:name="686,059" table:display="true" table:show-details="true"/>
                <table:data-pilot-member table:name="689,133" table:display="true" table:show-details="true"/>
                <table:data-pilot-member table:name="690,571" table:display="true" table:show-details="true"/>
                <table:data-pilot-member table:name="703,137" table:display="true" table:show-details="true"/>
                <table:data-pilot-member table:name="709,349" table:display="true" table:show-details="true"/>
                <table:data-pilot-member table:name="712,667" table:display="true" table:show-details="true"/>
                <table:data-pilot-member table:name="714,707" table:display="true" table:show-details="true"/>
                <table:data-pilot-member table:name="716,212" table:display="true" table:show-details="true"/>
                <table:data-pilot-member table:name="720,697" table:display="true" table:show-details="true"/>
                <table:data-pilot-member table:name="723,129" table:display="true" table:show-details="true"/>
                <table:data-pilot-member table:name="724,518" table:display="true" table:show-details="true"/>
                <table:data-pilot-member table:name="727,718" table:display="true" table:show-details="true"/>
                <table:data-pilot-member table:name="729,824" table:display="true" table:show-details="true"/>
                <table:data-pilot-member table:name="732,944" table:display="true" table:show-details="true"/>
                <table:data-pilot-member table:name="734,15" table:display="true" table:show-details="true"/>
                <table:data-pilot-member table:name="734,383" table:display="true" table:show-details="true"/>
                <table:data-pilot-member table:name="735,153" table:display="true" table:show-details="true"/>
                <table:data-pilot-member table:name="736,41" table:display="true" table:show-details="true"/>
                <table:data-pilot-member table:name="738,382" table:display="true" table:show-details="true"/>
                <table:data-pilot-member table:name="772,039" table:display="true" table:show-details="true"/>
                <table:data-pilot-member table:name="776,688" table:display="true" table:show-details="true"/>
                <table:data-pilot-member table:name="973,731" table:display="true" table:show-details="true"/>
                <table:data-pilot-member table:name="980,016" table:display="true" table:show-details="true"/>
                <table:data-pilot-member table:name="982,789" table:display="true" table:show-details="true"/>
                <table:data-pilot-member table:name="984,963" table:display="true" table:show-details="true"/>
                <table:data-pilot-member table:name="1036,304" table:display="true" table:show-details="true"/>
                <table:data-pilot-member table:name="1042,826" table:display="true" table:show-details="true"/>
                <table:data-pilot-member table:name="1254,145" table:display="true" table:show-details="true"/>
                <table:data-pilot-member table:name="1268,868" table:display="true" table:show-details="true"/>
                <table:data-pilot-member table:name="1278,362" table:display="true" table:show-details="true"/>
                <table:data-pilot-member table:name="1288,735" table:display="true" table:show-details="true"/>
                <table:data-pilot-member table:name="1336,942" table:display="true" table:show-details="true"/>
                <table:data-pilot-member table:name="1344,893" table:display="true" table:show-details="true"/>
                <table:data-pilot-member table:name="1352,619" table:display="true" table:show-details="true"/>
                <table:data-pilot-member table:name="1355,635" table:display="true" table:show-details="true"/>
                <table:data-pilot-member table:name="1524,223" table:display="true" table:show-details="true"/>
                <table:data-pilot-member table:name="1620,938" table:display="true" table:show-details="true"/>
                <table:data-pilot-member table:name="1621,538" table:display="true" table:show-details="true"/>
                <table:data-pilot-member table:name="1639,895" table:display="true" table:show-details="true"/>
                <table:data-pilot-member table:name="1645,162" table:display="true" table:show-details="true"/>
                <table:data-pilot-member table:name="1646,244" table:display="true" table:show-details="true"/>
                <table:data-pilot-member table:name="1646,754" table:display="true" table:show-details="true"/>
                <table:data-pilot-member table:name="1647,582" table:display="true" table:show-details="true"/>
                <table:data-pilot-member table:name="1653,222" table:display="true" table:show-details="true"/>
                <table:data-pilot-member table:name="1656,454" table:display="true" table:show-details="true"/>
                <table:data-pilot-member table:name="1664,881" table:display="true" table:show-details="true"/>
                <table:data-pilot-member table:name="1665,754" table:display="true" table:show-details="true"/>
                <table:data-pilot-member table:name="1666,48" table:display="true" table:show-details="true"/>
                <table:data-pilot-member table:name="1668,521" table:display="true" table:show-details="true"/>
                <table:data-pilot-member table:name="1675,824" table:display="true" table:show-details="true"/>
                <table:data-pilot-member table:name="1677,538" table:display="true" table:show-details="true"/>
                <table:data-pilot-member table:name="1678,74" table:display="true" table:show-details="true"/>
                <table:data-pilot-member table:name="1678,864" table:display="true" table:show-details="true"/>
                <table:data-pilot-member table:name="1687,198" table:display="true" table:show-details="true"/>
                <table:data-pilot-member table:name="1699,666" table:display="true" table:show-details="true"/>
                <table:data-pilot-member table:name="1738,745" table:display="true" table:show-details="true"/>
                <table:data-pilot-member table:name="1739,298" table:display="true" table:show-details="true"/>
                <table:data-pilot-member table:name="1866,043" table:display="true" table:show-details="true"/>
                <table:data-pilot-member table:name="1896,66" table:display="true" table:show-details="true"/>
                <table:data-pilot-member table:name="1929,211" table:display="true" table:show-details="true"/>
                <table:data-pilot-member table:name="1946,013" table:display="true" table:show-details="true"/>
                <table:data-pilot-member table:name="2208,421" table:display="true" table:show-details="true"/>
                <table:data-pilot-member table:name="2963,795" table:display="true" table:show-details="true"/>
                <table:data-pilot-member table:name="3043,188" table:display="true" table:show-details="true"/>
                <table:data-pilot-member table:name="3262,498" table:display="true" table:show-details="true"/>
                <table:data-pilot-member table:name="6112,656" table:display="true" table:show-details="true"/>
                <table:data-pilot-member table:name="6231,909" table:display="true" table:show-details="true"/>
                <table:data-pilot-member table:name="7066,444" table:display="true" table:show-details="true"/>
                <table:data-pilot-member table:name="7143,369" table:display="true" table:show-details="true"/>
                <table:data-pilot-member table:name="7195,692" table:display="true" table:show-details="true"/>
                <table:data-pilot-member table:name="7391,223" table:display="true" table:show-details="true"/>
                <table:data-pilot-member table:name="7480,046" table:display="true" table:show-details="true"/>
                <table:data-pilot-member table:name="7481,28" table:display="true" table:show-details="true"/>
                <table:data-pilot-member table:name="7517,985" table:display="true" table:show-details="true"/>
                <table:data-pilot-member table:name="7542,692" table:display="true" table:show-details="true"/>
                <table:data-pilot-member table:name="7545,115" table:display="true" table:show-details="true"/>
                <table:data-pilot-member table:name="7834,005" table:display="true" table:show-details="true"/>
                <table:data-pilot-member table:name="7919,424" table:display="true" table:show-details="true"/>
                <table:data-pilot-member table:name="7950,786" table:display="true" table:show-details="true"/>
                <table:data-pilot-member table:name="7981,189" table:display="true" table:show-details="true"/>
                <table:data-pilot-member table:name="8255,041" table:display="true" table:show-details="true"/>
                <table:data-pilot-member table:name="8315,46" table:display="true" table:show-details="true"/>
                <table:data-pilot-member table:name="8538,012" table:display="true" table:show-details="true"/>
                <table:data-pilot-member table:name="8567,252" table:display="true" table:show-details="true"/>
                <table:data-pilot-member table:name="8727,188" table:display="true" table:show-details="true"/>
                <table:data-pilot-member table:name="8881,088" table:display="true" table:show-details="true"/>
                <table:data-pilot-member table:name="9109,613" table:display="true" table:show-details="true"/>
                <table:data-pilot-member table:name="9863,992" table:display="true" table:show-details="true"/>
                <table:data-pilot-member table:name="9959,915" table:display="true" table:show-details="true"/>
                <table:data-pilot-member table:name="9973,661" table:display="true" table:show-details="true"/>
                <table:data-pilot-member table:name="9975,824" table:display="true" table:show-details="true"/>
                <table:data-pilot-member table:name="10141,131" table:display="true" table:show-details="true"/>
                <table:data-pilot-member table:name="10234,26" table:display="true" table:show-details="true"/>
                <table:data-pilot-member table:name="11972,669" table:display="true" table:show-details="true"/>
                <table:data-pilot-member table:name="12018,127" table:display="true" table:show-details="true"/>
                <table:data-pilot-member table:name="12049,703" table:display="true" table:show-details="true"/>
                <table:data-pilot-member table:name="12056,799" table:display="true" table:show-details="true"/>
                <table:data-pilot-member table:name="12138,659" table:display="true" table:show-details="true"/>
                <table:data-pilot-member table:name="12140,757" table:display="true" table:show-details="true"/>
                <table:data-pilot-member table:name="12146,135" table:display="true" table:show-details="true"/>
                <table:data-pilot-member table:name="12180,446" table:display="true" table:show-details="true"/>
                <table:data-pilot-member table:name="13509,97" table:display="true" table:show-details="true"/>
                <table:data-pilot-member table:name="13682,757" table:display="true" table:show-details="true"/>
                <table:data-pilot-member table:name="13730,699" table:display="true" table:show-details="true"/>
                <table:data-pilot-member table:name="13982,501" table:display="true" table:show-details="true"/>
                <table:data-pilot-member table:name="442,17" table:display="true" table:show-details="true"/>
                <table:data-pilot-member table:name="443,058" table:display="true" table:show-details="true"/>
                <table:data-pilot-member table:name="443,414" table:display="true" table:show-details="true"/>
                <table:data-pilot-member table:name="444,145" table:display="true" table:show-details="true"/>
                <table:data-pilot-member table:name="445,166" table:display="true" table:show-details="true"/>
                <table:data-pilot-member table:name="446,505" table:display="true" table:show-details="true"/>
                <table:data-pilot-member table:name="446,721" table:display="true" table:show-details="true"/>
                <table:data-pilot-member table:name="450,479" table:display="true" table:show-details="true"/>
                <table:data-pilot-member table:name="451,024" table:display="true" table:show-details="true"/>
                <table:data-pilot-member table:name="451,508" table:display="true" table:show-details="true"/>
                <table:data-pilot-member table:name="454,803" table:display="true" table:show-details="true"/>
                <table:data-pilot-member table:name="455,554" table:display="true" table:show-details="true"/>
                <table:data-pilot-member table:name="455,671" table:display="true" table:show-details="true"/>
                <table:data-pilot-member table:name="456,289" table:display="true" table:show-details="true"/>
                <table:data-pilot-member table:name="456,886" table:display="true" table:show-details="true"/>
                <table:data-pilot-member table:name="457,052" table:display="true" table:show-details="true"/>
                <table:data-pilot-member table:name="457,223" table:display="true" table:show-details="true"/>
                <table:data-pilot-member table:name="457,437" table:display="true" table:show-details="true"/>
                <table:data-pilot-member table:name="457,954" table:display="true" table:show-details="true"/>
                <table:data-pilot-member table:name="458,305" table:display="true" table:show-details="true"/>
                <table:data-pilot-member table:name="458,37" table:display="true" table:show-details="true"/>
                <table:data-pilot-member table:name="459,864" table:display="true" table:show-details="true"/>
                <table:data-pilot-member table:name="460,237" table:display="true" table:show-details="true"/>
                <table:data-pilot-member table:name="460,538" table:display="true" table:show-details="true"/>
                <table:data-pilot-member table:name="461,049" table:display="true" table:show-details="true"/>
                <table:data-pilot-member table:name="463,054" table:display="true" table:show-details="true"/>
                <table:data-pilot-member table:name="463,341" table:display="true" table:show-details="true"/>
                <table:data-pilot-member table:name="463,669" table:display="true" table:show-details="true"/>
                <table:data-pilot-member table:name="464,059" table:display="true" table:show-details="true"/>
                <table:data-pilot-member table:name="464,352" table:display="true" table:show-details="true"/>
                <table:data-pilot-member table:name="464,409" table:display="true" table:show-details="true"/>
                <table:data-pilot-member table:name="467,504" table:display="true" table:show-details="true"/>
                <table:data-pilot-member table:name="468,268" table:display="true" table:show-details="true"/>
                <table:data-pilot-member table:name="470,681" table:display="true" table:show-details="true"/>
                <table:data-pilot-member table:name="471,083" table:display="true" table:show-details="true"/>
                <table:data-pilot-member table:name="474,87" table:display="true" table:show-details="true"/>
                <table:data-pilot-member table:name="475,139" table:display="true" table:show-details="true"/>
                <table:data-pilot-member table:name="475,666" table:display="true" table:show-details="true"/>
                <table:data-pilot-member table:name="495,855" table:display="true" table:show-details="true"/>
                <table:data-pilot-member table:name="498,351" table:display="true" table:show-details="true"/>
                <table:data-pilot-member table:name="708,268" table:display="true" table:show-details="true"/>
                <table:data-pilot-member table:name="729,201" table:display="true" table:show-details="true"/>
                <table:data-pilot-member table:name="799,365" table:display="true" table:show-details="true"/>
                <table:data-pilot-member table:name="809,659" table:display="true" table:show-details="true"/>
                <table:data-pilot-member table:name="1102,235" table:display="true" table:show-details="true"/>
                <table:data-pilot-member table:name="1168,635" table:display="true" table:show-details="true"/>
                <table:data-pilot-member table:name="1180,289" table:display="true" table:show-details="true"/>
                <table:data-pilot-member table:name="1194,368" table:display="true" table:show-details="true"/>
                <table:data-pilot-member table:name="1197,744" table:display="true" table:show-details="true"/>
                <table:data-pilot-member table:name="1202,237" table:display="true" table:show-details="true"/>
                <table:data-pilot-member table:name="1203,787" table:display="true" table:show-details="true"/>
                <table:data-pilot-member table:name="1206,17" table:display="true" table:show-details="true"/>
                <table:data-pilot-member table:name="1206,563" table:display="true" table:show-details="true"/>
                <table:data-pilot-member table:name="1212,969" table:display="true" table:show-details="true"/>
                <table:data-pilot-member table:name="1214,522" table:display="true" table:show-details="true"/>
                <table:data-pilot-member table:name="1215,76" table:display="true" table:show-details="true"/>
                <table:data-pilot-member table:name="1215,878" table:display="true" table:show-details="true"/>
                <table:data-pilot-member table:name="1216,217" table:display="true" table:show-details="true"/>
                <table:data-pilot-member table:name="1217,35" table:display="true" table:show-details="true"/>
                <table:data-pilot-member table:name="1228,206" table:display="true" table:show-details="true"/>
                <table:data-pilot-member table:name="1229,311" table:display="true" table:show-details="true"/>
                <table:data-pilot-member table:name="1232,017" table:display="true" table:show-details="true"/>
                <table:data-pilot-member table:name="1234,703" table:display="true" table:show-details="true"/>
                <table:data-pilot-member table:name="1236,944" table:display="true" table:show-details="true"/>
                <table:data-pilot-member table:name="1237,82" table:display="true" table:show-details="true"/>
                <table:data-pilot-member table:name="1237,945" table:display="true" table:show-details="true"/>
                <table:data-pilot-member table:name="1238,122" table:display="true" table:show-details="true"/>
                <table:data-pilot-member table:name="1238,537" table:display="true" table:show-details="true"/>
                <table:data-pilot-member table:name="1239,034" table:display="true" table:show-details="true"/>
                <table:data-pilot-member table:name="1240,637" table:display="true" table:show-details="true"/>
                <table:data-pilot-member table:name="1242,826" table:display="true" table:show-details="true"/>
                <table:data-pilot-member table:name="1244,226" table:display="true" table:show-details="true"/>
                <table:data-pilot-member table:name="1245,655" table:display="true" table:show-details="true"/>
                <table:data-pilot-member table:name="1248,749" table:display="true" table:show-details="true"/>
                <table:data-pilot-member table:name="1250,835" table:display="true" table:show-details="true"/>
                <table:data-pilot-member table:name="1252,992" table:display="true" table:show-details="true"/>
                <table:data-pilot-member table:name="1254,48" table:display="true" table:show-details="true"/>
                <table:data-pilot-member table:name="1269,33" table:display="true" table:show-details="true"/>
                <table:data-pilot-member table:name="1277,033" table:display="true" table:show-details="true"/>
                <table:data-pilot-member table:name="1278,015" table:display="true" table:show-details="true"/>
                <table:data-pilot-member table:name="1298,804" table:display="true" table:show-details="true"/>
                <table:data-pilot-member table:name="1310,762" table:display="true" table:show-details="true"/>
                <table:data-pilot-member table:name="1324,649" table:display="true" table:show-details="true"/>
                <table:data-pilot-member table:name="1326,947" table:display="true" table:show-details="true"/>
                <table:data-pilot-member table:name="1351,601" table:display="true" table:show-details="true"/>
                <table:data-pilot-member table:name="1377,334" table:display="true" table:show-details="true"/>
                <table:data-pilot-member table:name="1414,218" table:display="true" table:show-details="true"/>
                <table:data-pilot-member table:name="1558,605" table:display="true" table:show-details="true"/>
                <table:data-pilot-member table:name="1625,409" table:display="true" table:show-details="true"/>
                <table:data-pilot-member table:name="1639,15" table:display="true" table:show-details="true"/>
                <table:data-pilot-member table:name="1819,587" table:display="true" table:show-details="true"/>
                <table:data-pilot-member table:name="1841,519" table:display="true" table:show-details="true"/>
                <table:data-pilot-member table:name="1844,588" table:display="true" table:show-details="true"/>
                <table:data-pilot-member table:name="1958,404" table:display="true" table:show-details="true"/>
                <table:data-pilot-member table:name="1960,442" table:display="true" table:show-details="true"/>
                <table:data-pilot-member table:name="1970,581" table:display="true" table:show-details="true"/>
                <table:data-pilot-member table:name="1976,006" table:display="true" table:show-details="true"/>
                <table:data-pilot-member table:name="1992,499" table:display="true" table:show-details="true"/>
                <table:data-pilot-member table:name="1993,409" table:display="true" table:show-details="true"/>
                <table:data-pilot-member table:name="2001,659" table:display="true" table:show-details="true"/>
                <table:data-pilot-member table:name="2022,09" table:display="true" table:show-details="true"/>
                <table:data-pilot-member table:name="2029,351" table:display="true" table:show-details="true"/>
                <table:data-pilot-member table:name="2031,194" table:display="true" table:show-details="true"/>
                <table:data-pilot-member table:name="2034,195" table:display="true" table:show-details="true"/>
                <table:data-pilot-member table:name="2034,604" table:display="true" table:show-details="true"/>
                <table:data-pilot-member table:name="2038,745" table:display="true" table:show-details="true"/>
                <table:data-pilot-member table:name="2051,812" table:display="true" table:show-details="true"/>
                <table:data-pilot-member table:name="2052,479" table:display="true" table:show-details="true"/>
                <table:data-pilot-member table:name="2056,701" table:display="true" table:show-details="true"/>
                <table:data-pilot-member table:name="2062,12" table:display="true" table:show-details="true"/>
                <table:data-pilot-member table:name="2063,856" table:display="true" table:show-details="true"/>
                <table:data-pilot-member table:name="2072,357" table:display="true" table:show-details="true"/>
                <table:data-pilot-member table:name="2075,754" table:display="true" table:show-details="true"/>
                <table:data-pilot-member table:name="2076,436" table:display="true" table:show-details="true"/>
                <table:data-pilot-member table:name="2076,798" table:display="true" table:show-details="true"/>
                <table:data-pilot-member table:name="2082,332" table:display="true" table:show-details="true"/>
                <table:data-pilot-member table:name="2087,213" table:display="true" table:show-details="true"/>
                <table:data-pilot-member table:name="2092,216" table:display="true" table:show-details="true"/>
                <table:data-pilot-member table:name="2092,485" table:display="true" table:show-details="true"/>
                <table:data-pilot-member table:name="2097,431" table:display="true" table:show-details="true"/>
                <table:data-pilot-member table:name="2098,898" table:display="true" table:show-details="true"/>
                <table:data-pilot-member table:name="2103,528" table:display="true" table:show-details="true"/>
                <table:data-pilot-member table:name="2105,12" table:display="true" table:show-details="true"/>
                <table:data-pilot-member table:name="2105,632" table:display="true" table:show-details="true"/>
                <table:data-pilot-member table:name="2107,161" table:display="true" table:show-details="true"/>
                <table:data-pilot-member table:name="2114,531" table:display="true" table:show-details="true"/>
                <table:data-pilot-member table:name="2122,397" table:display="true" table:show-details="true"/>
                <table:data-pilot-member table:name="2123,782" table:display="true" table:show-details="true"/>
                <table:data-pilot-member table:name="2124,564" table:display="true" table:show-details="true"/>
                <table:data-pilot-member table:name="2191,945" table:display="true" table:show-details="true"/>
                <table:data-pilot-member table:name="2371,286" table:display="true" table:show-details="true"/>
                <table:data-pilot-member table:name="2553,5" table:display="true" table:show-details="true"/>
                <table:data-pilot-member table:name="2585,946" table:display="true" table:show-details="true"/>
                <table:data-pilot-member table:name="3028,173" table:display="true" table:show-details="true"/>
                <table:data-pilot-member table:name="3274,522" table:display="true" table:show-details="true"/>
                <table:data-pilot-member table:name="3398,412" table:display="true" table:show-details="true"/>
                <table:data-pilot-member table:name="3415,209" table:display="true" table:show-details="true"/>
                <table:data-pilot-member table:name="3938,66" table:display="true" table:show-details="true"/>
                <table:data-pilot-member table:name="4034,015" table:display="true" table:show-details="true"/>
                <table:data-pilot-member table:name="4185,997" table:display="true" table:show-details="true"/>
                <table:data-pilot-member table:name="4391,043" table:display="true" table:show-details="true"/>
                <table:data-pilot-member table:name="4491,028" table:display="true" table:show-details="true"/>
                <table:data-pilot-member table:name="4513,075" table:display="true" table:show-details="true"/>
                <table:data-pilot-member table:name="4965,923" table:display="true" table:show-details="true"/>
                <table:data-pilot-member table:name="4971,165" table:display="true" table:show-details="true"/>
                <table:data-pilot-member table:name="4988,95" table:display="true" table:show-details="true"/>
                <table:data-pilot-member table:name="5001,359" table:display="true" table:show-details="true"/>
                <table:data-pilot-member table:name="5006,63" table:display="true" table:show-details="true"/>
                <table:data-pilot-member table:name="5034,612" table:display="true" table:show-details="true"/>
                <table:data-pilot-member table:name="5046,206" table:display="true" table:show-details="true"/>
                <table:data-pilot-member table:name="5048,389" table:display="true" table:show-details="true"/>
                <table:data-pilot-member table:name="5391,515" table:display="true" table:show-details="true"/>
                <table:data-pilot-member table:name="5412,987" table:display="true" table:show-details="true"/>
                <table:data-pilot-member table:name="5423,267" table:display="true" table:show-details="true"/>
                <table:data-pilot-member table:name="5486,224" table:display="true" table:show-details="true"/>
                <table:data-pilot-member table:name="5508,572" table:display="true" table:show-details="true"/>
                <table:data-pilot-member table:name="5517,12" table:display="true" table:show-details="true"/>
                <table:data-pilot-member table:name="5530,533" table:display="true" table:show-details="true"/>
                <table:data-pilot-member table:name="5537,378" table:display="true" table:show-details="true"/>
                <table:data-pilot-member table:name="5538,234" table:display="true" table:show-details="true"/>
                <table:data-pilot-member table:name="5567,699" table:display="true" table:show-details="true"/>
                <table:data-pilot-member table:name="5590,018" table:display="true" table:show-details="true"/>
                <table:data-pilot-member table:name="6134,265" table:display="true" table:show-details="true"/>
                <table:data-pilot-member table:name="6271,637" table:display="true" table:show-details="true"/>
                <table:data-pilot-member table:name="6295,538" table:display="true" table:show-details="true"/>
                <table:data-pilot-member table:name="6319,995" table:display="true" table:show-details="true"/>
                <table:data-pilot-member table:name="6449,132" table:display="true" table:show-details="true"/>
                <table:data-pilot-member table:name="6558,323" table:display="true" table:show-details="true"/>
                <table:data-pilot-member table:name="6580,671" table:display="true" table:show-details="true"/>
                <table:data-pilot-member table:name="6608,374" table:display="true" table:show-details="true"/>
                <table:data-pilot-member table:name="6875,116" table:display="true" table:show-details="true"/>
                <table:data-pilot-member table:name="6887,817" table:display="true" table:show-details="true"/>
                <table:data-pilot-member table:name="6898,26" table:display="true" table:show-details="true"/>
                <table:data-pilot-member table:name="6932,197" table:display="true" table:show-details="true"/>
                <table:data-pilot-member table:name="6980,962" table:display="true" table:show-details="true"/>
                <table:data-pilot-member table:name="7008,301" table:display="true" table:show-details="true"/>
                <table:data-pilot-member table:name="7036,316" table:display="true" table:show-details="true"/>
                <table:data-pilot-member table:name="7083,945" table:display="true" table:show-details="true"/>
                <table:data-pilot-member table:name="7356,412" table:display="true" table:show-details="true"/>
                <table:data-pilot-member table:name="7365,798" table:display="true" table:show-details="true"/>
                <table:data-pilot-member table:name="7626,766" table:display="true" table:show-details="true"/>
                <table:data-pilot-member table:name="7662,907" table:display="true" table:show-details="true"/>
                <table:data-pilot-member table:name="7718,209" table:display="true" table:show-details="true"/>
                <table:data-pilot-member table:name="7777,356" table:display="true" table:show-details="true"/>
                <table:data-pilot-member table:name="7802,222" table:display="true" table:show-details="true"/>
                <table:data-pilot-member table:name="7864,742" table:display="true" table:show-details="true"/>
                <table:data-pilot-member table:name="7973,488" table:display="true" table:show-details="true"/>
                <table:data-pilot-member table:name="8044,456" table:display="true" table:show-details="true"/>
                <table:data-pilot-member table:name="8051,091" table:display="true" table:show-details="true"/>
                <table:data-pilot-member table:name="8113,877" table:display="true" table:show-details="true"/>
                <table:data-pilot-member table:name="8139,587" table:display="true" table:show-details="true"/>
                <table:data-pilot-member table:name="8144,28" table:display="true" table:show-details="true"/>
                <table:data-pilot-member table:name="8212,049" table:display="true" table:show-details="true"/>
                <table:data-pilot-member table:name="8226,898" table:display="true" table:show-details="true"/>
                <table:data-pilot-member table:name="8260,188" table:display="true" table:show-details="true"/>
                <table:data-pilot-member table:name="8281,467" table:display="true" table:show-details="true"/>
                <table:data-pilot-member table:name="8493,315" table:display="true" table:show-details="true"/>
                <table:data-pilot-member table:name="8504,212" table:display="true" table:show-details="true"/>
                <table:data-pilot-member table:name="8761,377" table:display="true" table:show-details="true"/>
                <table:data-pilot-member table:name="8810,551" table:display="true" table:show-details="true"/>
                <table:data-pilot-member table:name="8948,594" table:display="true" table:show-details="true"/>
                <table:data-pilot-member table:name="9236,648" table:display="true" table:show-details="true"/>
                <table:data-pilot-member table:name="9410,698" table:display="true" table:show-details="true"/>
                <table:data-pilot-member table:name="9418,623" table:display="true" table:show-details="true"/>
                <table:data-pilot-member table:name="9432,192" table:display="true" table:show-details="true"/>
                <table:data-pilot-member table:name="9516,963" table:display="true" table:show-details="true"/>
                <table:data-pilot-member table:name="9596,92" table:display="true" table:show-details="true"/>
                <table:data-pilot-member table:name="9606,709" table:display="true" table:show-details="true"/>
                <table:data-pilot-member table:name="9786,378" table:display="true" table:show-details="true"/>
                <table:data-pilot-member table:name="9983,838" table:display="true" table:show-details="true"/>
                <table:data-pilot-member table:name="10204,343" table:display="true" table:show-details="true"/>
                <table:data-pilot-member table:name="10215,994" table:display="true" table:show-details="true"/>
                <table:data-pilot-member table:name="10299,089" table:display="true" table:show-details="true"/>
                <table:data-pilot-member table:name="10300,867" table:display="true" table:show-details="true"/>
                <table:data-pilot-member table:name="10361,903" table:display="true" table:show-details="true"/>
                <table:data-pilot-member table:name="10381,941" table:display="true" table:show-details="true"/>
                <table:data-pilot-member table:name="10438,258" table:display="true" table:show-details="true"/>
                <table:data-pilot-member table:name="10458,796" table:display="true" table:show-details="true"/>
                <table:data-pilot-member table:name="10561,88" table:display="true" table:show-details="true"/>
                <table:data-pilot-member table:name="10978,057" table:display="true" table:show-details="true"/>
                <table:data-pilot-member table:name="11293,748" table:display="true" table:show-details="true"/>
                <table:data-pilot-member table:name="11336,675" table:display="true" table:show-details="true"/>
                <table:data-pilot-member table:name="11435,194" table:display="true" table:show-details="true"/>
                <table:data-pilot-member table:name="11936,831" table:display="true" table:show-details="true"/>
                <table:data-pilot-member table:name="11997,115" table:display="true" table:show-details="true"/>
                <table:data-pilot-member table:name="12060,72" table:display="true" table:show-details="true"/>
                <table:data-pilot-member table:name="12075,912" table:display="true" table:show-details="true"/>
                <table:data-pilot-member table:name="12166,219" table:display="true" table:show-details="true"/>
                <table:data-pilot-member table:name="12179,743" table:display="true" table:show-details="true"/>
                <table:data-pilot-member table:name="12446,872" table:display="true" table:show-details="true"/>
                <table:data-pilot-member table:name="12540,197" table:display="true" table:show-details="true"/>
                <table:data-pilot-member table:name="12696,186" table:display="true" table:show-details="true"/>
                <table:data-pilot-member table:name="12838,58" table:display="true" table:show-details="true"/>
                <table:data-pilot-member table:name="12845,953" table:display="true" table:show-details="true"/>
                <table:data-pilot-member table:name="12939,143" table:display="true" table:show-details="true"/>
                <table:data-pilot-member table:name="13021,05" table:display="true" table:show-details="true"/>
                <table:data-pilot-member table:name="13111,682" table:display="true" table:show-details="true"/>
                <table:data-pilot-member table:name="13143,46" table:display="true" table:show-details="true"/>
                <table:data-pilot-member table:name="13158,923" table:display="true" table:show-details="true"/>
                <table:data-pilot-member table:name="13250,837" table:display="true" table:show-details="true"/>
                <table:data-pilot-member table:name="13343,38" table:display="true" table:show-details="true"/>
                <table:data-pilot-member table:name="13473,646" table:display="true" table:show-details="true"/>
                <table:data-pilot-member table:name="14198,802" table:display="true" table:show-details="true"/>
                <table:data-pilot-member table:name="14239,097" table:display="true" table:show-details="true"/>
                <table:data-pilot-member table:name="14284,18" table:display="true" table:show-details="true"/>
                <table:data-pilot-member table:name="14383,296" table:display="true" table:show-details="true"/>
                <table:data-pilot-member table:name="14411,481" table:display="true" table:show-details="true"/>
                <table:data-pilot-member table:name="14602,772" table:display="true" table:show-details="true"/>
                <table:data-pilot-member table:name="14800,433" table:display="true" table:show-details="true"/>
                <table:data-pilot-member table:name="15422,893" table:display="true" table:show-details="true"/>
                <table:data-pilot-member table:name="15664,544" table:display="true" table:show-details="true"/>
                <table:data-pilot-member table:name="15820,566" table:display="true" table:show-details="true"/>
                <table:data-pilot-member table:name="16060,035" table:display="true" table:show-details="true"/>
                <table:data-pilot-member table:name="16288,559" table:display="true" table:show-details="true"/>
                <table:data-pilot-member table:name="16523,172" table:display="true" table:show-details="true"/>
                <table:data-pilot-member table:name="17128,347" table:display="true" table:show-details="true"/>
                <table:data-pilot-member table:name="17187,569" table:display="true" table:show-details="true"/>
                <table:data-pilot-member table:name="17236,681" table:display="true" table:show-details="true"/>
                <table:data-pilot-member table:name="17428,61" table:display="true" table:show-details="true"/>
                <table:data-pilot-member table:name="17959,754" table:display="true" table:show-details="true"/>
                <table:data-pilot-member table:name="17982,011" table:display="true" table:show-details="true"/>
                <table:data-pilot-member table:name="19256,489" table:display="true" table:show-details="true"/>
                <table:data-pilot-member table:name="19366,24" table:display="true" table:show-details="true"/>
                <table:data-pilot-member table:name="19428,615" table:display="true" table:show-details="true"/>
                <table:data-pilot-member table:name="19561,702" table:display="true" table:show-details="true"/>
                <table:data-pilot-member table:name="19761,877" table:display="true" table:show-details="true"/>
                <table:data-pilot-member table:name="19958,768" table:display="true" table:show-details="true"/>
                <table:data-pilot-member table:name="20166,438" table:display="true" table:show-details="true"/>
                <table:data-pilot-member table:name="20528,866" table:display="true" table:show-details="true"/>
                <table:data-pilot-member table:name="20580,017" table:display="true" table:show-details="true"/>
                <table:data-pilot-member table:name="21330,641" table:display="true" table:show-details="true"/>
                <table:data-pilot-member table:name="21753,278" table:display="true" table:show-details="true"/>
                <table:data-pilot-member table:name="21776,219" table:display="true" table:show-details="true"/>
                <table:data-pilot-member table:name="21944,448" table:display="true" table:show-details="true"/>
                <table:data-pilot-member table:name="22087,999" table:display="true" table:show-details="true"/>
                <table:data-pilot-member table:name="22122,586" table:display="true" table:show-details="true"/>
                <table:data-pilot-member table:name="22324,043" table:display="true" table:show-details="true"/>
                <table:data-pilot-member table:name="22400,422" table:display="true" table:show-details="true"/>
                <table:data-pilot-member table:name="22577,523" table:display="true" table:show-details="true"/>
                <table:data-pilot-member table:name="22746,84" table:display="true" table:show-details="true"/>
                <table:data-pilot-member table:name="23319,908" table:display="true" table:show-details="true"/>
                <table:data-pilot-member table:name="23591,462" table:display="true" table:show-details="true"/>
                <table:data-pilot-member table:name="23946,071" table:display="true" table:show-details="true"/>
                <table:data-pilot-member table:name="24293,901" table:display="true" table:show-details="true"/>
                <table:data-pilot-member table:name="24699,619" table:display="true" table:show-details="true"/>
                <table:data-pilot-member table:name="24966,095" table:display="true" table:show-details="true"/>
                <table:data-pilot-member table:name="25027,78" table:display="true" table:show-details="true"/>
                <table:data-pilot-member table:name="25526,384" table:display="true" table:show-details="true"/>
                <table:data-pilot-member table:name="25579,899" table:display="true" table:show-details="true"/>
                <table:data-pilot-member table:name="25618,959" table:display="true" table:show-details="true"/>
                <table:data-pilot-member table:name="26018,751" table:display="true" table:show-details="true"/>
                <table:data-pilot-member table:name="26181,162" table:display="true" table:show-details="true"/>
                <table:data-pilot-member table:name="26506,908" table:display="true" table:show-details="true"/>
                <table:data-pilot-member table:name="26633,144" table:display="true" table:show-details="true"/>
                <table:data-pilot-member table:name="26748,588" table:display="true" table:show-details="true"/>
                <table:data-pilot-member table:name="26760,588" table:display="true" table:show-details="true"/>
                <table:data-pilot-member table:name="27153,091" table:display="true" table:show-details="true"/>
                <table:data-pilot-member table:name="27588,433" table:display="true" table:show-details="true"/>
                <table:data-pilot-member table:name="27978,056" table:display="true" table:show-details="true"/>
                <table:data-pilot-member table:name="28118,73" table:display="true" table:show-details="true"/>
                <table:data-pilot-member table:name="28130,517" table:display="true" table:show-details="true"/>
                <table:data-pilot-member table:name="28299,558" table:display="true" table:show-details="true"/>
                <table:data-pilot-member table:name="28342,884" table:display="true" table:show-details="true"/>
                <table:data-pilot-member table:name="28751,187" table:display="true" table:show-details="true"/>
                <table:data-pilot-member table:name="28955,877" table:display="true" table:show-details="true"/>
                <table:data-pilot-member table:name="29284,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raaitabel_Blad1_2.A1:Draaitabel_Blad1_2.F13" table:buttons="Draaitabel_Blad1_2.A1 Draaitabel_Blad1_2.A5 Draaitabel_Blad1_2.B3 Draaitabel_Blad1_2.C3" table:grand-total="none" table:show-filter-button="false" table:drill-down-on-double-click="false">
          <table:source-cell-range table:cell-range-address="'Data here'.A1:'Data here'.F749"/>
          <table:data-pilot-field table:source-field-name="Bytes" table:orientation="page" table:used-hierarchy="0" table:function="auto" loext:ignore-selected-page="true" table:selected-page="4096">
            <table:data-pilot-level table:show-empty="false" calcext:repeat-item-labels="false">
              <table:data-pilot-members>
                <table:data-pilot-member table:name="15" table:display="false" table:show-details="true"/>
                <table:data-pilot-member table:name="16" table:display="false" table:show-details="true"/>
                <table:data-pilot-member table:name="63" table:display="false" table:show-details="true"/>
                <table:data-pilot-member table:name="64" table:display="false" table:show-details="true"/>
                <table:data-pilot-member table:name="127" table:display="false" table:show-details="true"/>
                <table:data-pilot-member table:name="128" table:display="false" table:show-details="true"/>
                <table:data-pilot-member table:name="191" table:display="false" table:show-details="true"/>
                <table:data-pilot-member table:name="192" table:display="false" table:show-details="true"/>
                <table:data-pilot-member table:name="255" table:display="false" table:show-details="true"/>
                <table:data-pilot-member table:name="256" table:display="false" table:show-details="true"/>
                <table:data-pilot-member table:name="287" table:display="false" table:show-details="true"/>
                <table:data-pilot-member table:name="288" table:display="false" table:show-details="true"/>
                <table:data-pilot-member table:name="511" table:display="false" table:show-details="true"/>
                <table:data-pilot-member table:name="512" table:display="false" table:show-details="true"/>
                <table:data-pilot-member table:name="1023" table:display="false" table:show-details="true"/>
                <table:data-pilot-member table:name="1024" table:display="false" table:show-details="true"/>
                <table:data-pilot-member table:name="1031" table:display="false" table:show-details="true"/>
                <table:data-pilot-member table:name="1032" table:display="false" table:show-details="true"/>
                <table:data-pilot-member table:name="4095" table:display="false" table:show-details="true"/>
                <table:data-pilot-member table:name="4096" table:display="true" table:show-details="true"/>
                <table:data-pilot-member table:name="8191" table:display="false" table:show-details="true"/>
                <table:data-pilot-member table:name="8192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PU" table:orientation="column" table:used-hierarchy="0" table:function="auto">
            <table:data-pilot-level table:show-empty="false" calcext:repeat-item-labels="true">
              <table:data-pilot-members>
                <table:data-pilot-member table:name="edison" table:display="true" table:show-details="true"/>
                <table:data-pilot-member table:name="i7-4770@3.4GHz -O0" table:display="true" table:show-details="true"/>
                <table:data-pilot-member table:name="i7-3770@3.40GHz DDR1200 " table:display="true" table:show-details="true"/>
                <table:data-pilot-member table:name="i7-4770@3.4GHz DDR1600" table:display="true" table:show-details="true"/>
              </table:data-pilot-members>
              <table:data-pilot-display-info table:enabled="false" table:display-member-mode="from-top" table:member-count="10" table:data-field="MiB/sec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" table:orientation="column" table:used-hierarchy="0" table:function="auto">
            <table:data-pilot-level table:show-empty="false" calcext:repeat-item-labels="false">
              <table:data-pilot-members>
                <table:data-pilot-member table:name="32bits" table:display="true" table:show-details="true"/>
                <table:data-pilot-member table:name="64bi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unction" table:orientation="row" table:used-hierarchy="0" table:function="auto">
            <table:data-pilot-level table:show-empty="false" calcext:repeat-item-labels="true">
              <table:data-pilot-members>
                <table:data-pilot-member table:name="crc32cAdler" table:display="true" table:show-details="true"/>
                <table:data-pilot-member table:name="crc32cHardware32" table:display="true" table:show-details="true"/>
                <table:data-pilot-member table:name="crc32cHardware64" table:display="true" table:show-details="true"/>
                <table:data-pilot-member table:name="crc32cIntelAsm" table:display="true" table:show-details="true"/>
                <table:data-pilot-member table:name="crc32cIntelC" table:display="true" table:show-details="true"/>
                <table:data-pilot-member table:name="crc32cSarwate" table:display="true" table:show-details="true"/>
                <table:data-pilot-member table:name="crc32cSlicingBy4" table:display="true" table:show-details="true"/>
                <table:data-pilot-member table:name="crc32cSlicingBy8" table:display="true" table:show-details="true"/>
              </table:data-pilot-members>
              <table:data-pilot-display-info table:enabled="false" table:display-member-mode="from-top" table:member-count="10" table:data-field="MiB/sec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0" table:function="min">
            <table:data-pilot-level table:show-empty="false" calcext:repeat-item-labels="false">
              <table:data-pilot-members>
                <table:data-pilot-member table:name="27,814" table:display="true" table:show-details="true"/>
                <table:data-pilot-member table:name="28,026" table:display="true" table:show-details="true"/>
                <table:data-pilot-member table:name="29,421" table:display="true" table:show-details="true"/>
                <table:data-pilot-member table:name="30,299" table:display="true" table:show-details="true"/>
                <table:data-pilot-member table:name="32,216" table:display="true" table:show-details="true"/>
                <table:data-pilot-member table:name="32,227" table:display="true" table:show-details="true"/>
                <table:data-pilot-member table:name="32,364" table:display="true" table:show-details="true"/>
                <table:data-pilot-member table:name="33,034" table:display="true" table:show-details="true"/>
                <table:data-pilot-member table:name="33,058" table:display="true" table:show-details="true"/>
                <table:data-pilot-member table:name="33,334" table:display="true" table:show-details="true"/>
                <table:data-pilot-member table:name="33,337" table:display="true" table:show-details="true"/>
                <table:data-pilot-member table:name="33,467" table:display="true" table:show-details="true"/>
                <table:data-pilot-member table:name="33,475" table:display="true" table:show-details="true"/>
                <table:data-pilot-member table:name="33,524" table:display="true" table:show-details="true"/>
                <table:data-pilot-member table:name="33,525" table:display="true" table:show-details="true"/>
                <table:data-pilot-member table:name="33,686" table:display="true" table:show-details="true"/>
                <table:data-pilot-member table:name="33,691" table:display="true" table:show-details="true"/>
                <table:data-pilot-member table:name="33,796" table:display="true" table:show-details="true"/>
                <table:data-pilot-member table:name="33,798" table:display="true" table:show-details="true"/>
                <table:data-pilot-member table:name="33,8" table:display="true" table:show-details="true"/>
                <table:data-pilot-member table:name="33,869" table:display="true" table:show-details="true"/>
                <table:data-pilot-member table:name="33,871" table:display="true" table:show-details="true"/>
                <table:data-pilot-member table:name="33,883" table:display="true" table:show-details="true"/>
                <table:data-pilot-member table:name="33,884" table:display="true" table:show-details="true"/>
                <table:data-pilot-member table:name="34,838" table:display="true" table:show-details="true"/>
                <table:data-pilot-member table:name="36,47" table:display="true" table:show-details="true"/>
                <table:data-pilot-member table:name="36,913" table:display="true" table:show-details="true"/>
                <table:data-pilot-member table:name="38,35" table:display="true" table:show-details="true"/>
                <table:data-pilot-member table:name="38,576" table:display="true" table:show-details="true"/>
                <table:data-pilot-member table:name="39,013" table:display="true" table:show-details="true"/>
                <table:data-pilot-member table:name="39,165" table:display="true" table:show-details="true"/>
                <table:data-pilot-member table:name="39,351" table:display="true" table:show-details="true"/>
                <table:data-pilot-member table:name="39,448" table:display="true" table:show-details="true"/>
                <table:data-pilot-member table:name="39,465" table:display="true" table:show-details="true"/>
                <table:data-pilot-member table:name="39,466" table:display="true" table:show-details="true"/>
                <table:data-pilot-member table:name="39,567" table:display="true" table:show-details="true"/>
                <table:data-pilot-member table:name="39,867" table:display="true" table:show-details="true"/>
                <table:data-pilot-member table:name="39,926" table:display="true" table:show-details="true"/>
                <table:data-pilot-member table:name="40,13" table:display="true" table:show-details="true"/>
                <table:data-pilot-member table:name="40,131" table:display="true" table:show-details="true"/>
                <table:data-pilot-member table:name="40,159" table:display="true" table:show-details="true"/>
                <table:data-pilot-member table:name="40,161" table:display="true" table:show-details="true"/>
                <table:data-pilot-member table:name="40,315" table:display="true" table:show-details="true"/>
                <table:data-pilot-member table:name="40,323" table:display="true" table:show-details="true"/>
                <table:data-pilot-member table:name="40,336" table:display="true" table:show-details="true"/>
                <table:data-pilot-member table:name="40,34" table:display="true" table:show-details="true"/>
                <table:data-pilot-member table:name="41,117" table:display="true" table:show-details="true"/>
                <table:data-pilot-member table:name="41,387" table:display="true" table:show-details="true"/>
                <table:data-pilot-member table:name="42,047" table:display="true" table:show-details="true"/>
                <table:data-pilot-member table:name="42,085" table:display="true" table:show-details="true"/>
                <table:data-pilot-member table:name="42,59" table:display="true" table:show-details="true"/>
                <table:data-pilot-member table:name="42,725" table:display="true" table:show-details="true"/>
                <table:data-pilot-member table:name="42,759" table:display="true" table:show-details="true"/>
                <table:data-pilot-member table:name="43,075" table:display="true" table:show-details="true"/>
                <table:data-pilot-member table:name="43,191" table:display="true" table:show-details="true"/>
                <table:data-pilot-member table:name="43,359" table:display="true" table:show-details="true"/>
                <table:data-pilot-member table:name="43,609" table:display="true" table:show-details="true"/>
                <table:data-pilot-member table:name="43,753" table:display="true" table:show-details="true"/>
                <table:data-pilot-member table:name="43,754" table:display="true" table:show-details="true"/>
                <table:data-pilot-member table:name="43,879" table:display="true" table:show-details="true"/>
                <table:data-pilot-member table:name="43,886" table:display="true" table:show-details="true"/>
                <table:data-pilot-member table:name="44,054" table:display="true" table:show-details="true"/>
                <table:data-pilot-member table:name="44,084" table:display="true" table:show-details="true"/>
                <table:data-pilot-member table:name="44,095" table:display="true" table:show-details="true"/>
                <table:data-pilot-member table:name="44,111" table:display="true" table:show-details="true"/>
                <table:data-pilot-member table:name="100,283" table:display="true" table:show-details="true"/>
                <table:data-pilot-member table:name="110,071" table:display="true" table:show-details="true"/>
                <table:data-pilot-member table:name="123,578" table:display="true" table:show-details="true"/>
                <table:data-pilot-member table:name="135,624" table:display="true" table:show-details="true"/>
                <table:data-pilot-member table:name="144,219" table:display="true" table:show-details="true"/>
                <table:data-pilot-member table:name="151,908" table:display="true" table:show-details="true"/>
                <table:data-pilot-member table:name="152,637" table:display="true" table:show-details="true"/>
                <table:data-pilot-member table:name="157,191" table:display="true" table:show-details="true"/>
                <table:data-pilot-member table:name="158,232" table:display="true" table:show-details="true"/>
                <table:data-pilot-member table:name="158,781" table:display="true" table:show-details="true"/>
                <table:data-pilot-member table:name="161,593" table:display="true" table:show-details="true"/>
                <table:data-pilot-member table:name="162,748" table:display="true" table:show-details="true"/>
                <table:data-pilot-member table:name="164,558" table:display="true" table:show-details="true"/>
                <table:data-pilot-member table:name="166,919" table:display="true" table:show-details="true"/>
                <table:data-pilot-member table:name="167,532" table:display="true" table:show-details="true"/>
                <table:data-pilot-member table:name="168,487" table:display="true" table:show-details="true"/>
                <table:data-pilot-member table:name="168,529" table:display="true" table:show-details="true"/>
                <table:data-pilot-member table:name="169,724" table:display="true" table:show-details="true"/>
                <table:data-pilot-member table:name="169,749" table:display="true" table:show-details="true"/>
                <table:data-pilot-member table:name="171,38" table:display="true" table:show-details="true"/>
                <table:data-pilot-member table:name="171,696" table:display="true" table:show-details="true"/>
                <table:data-pilot-member table:name="171,899" table:display="true" table:show-details="true"/>
                <table:data-pilot-member table:name="172,065" table:display="true" table:show-details="true"/>
                <table:data-pilot-member table:name="172,62" table:display="true" table:show-details="true"/>
                <table:data-pilot-member table:name="187,372" table:display="true" table:show-details="true"/>
                <table:data-pilot-member table:name="217" table:display="true" table:show-details="true"/>
                <table:data-pilot-member table:name="260,212" table:display="true" table:show-details="true"/>
                <table:data-pilot-member table:name="260,283" table:display="true" table:show-details="true"/>
                <table:data-pilot-member table:name="262,734" table:display="true" table:show-details="true"/>
                <table:data-pilot-member table:name="263,112" table:display="true" table:show-details="true"/>
                <table:data-pilot-member table:name="263,135" table:display="true" table:show-details="true"/>
                <table:data-pilot-member table:name="263,152" table:display="true" table:show-details="true"/>
                <table:data-pilot-member table:name="263,167" table:display="true" table:show-details="true"/>
                <table:data-pilot-member table:name="263,174" table:display="true" table:show-details="true"/>
                <table:data-pilot-member table:name="263,428" table:display="true" table:show-details="true"/>
                <table:data-pilot-member table:name="263,483" table:display="true" table:show-details="true"/>
                <table:data-pilot-member table:name="263,583" table:display="true" table:show-details="true"/>
                <table:data-pilot-member table:name="263,653" table:display="true" table:show-details="true"/>
                <table:data-pilot-member table:name="264,305" table:display="true" table:show-details="true"/>
                <table:data-pilot-member table:name="264,551" table:display="true" table:show-details="true"/>
                <table:data-pilot-member table:name="264,578" table:display="true" table:show-details="true"/>
                <table:data-pilot-member table:name="265,006" table:display="true" table:show-details="true"/>
                <table:data-pilot-member table:name="265,875" table:display="true" table:show-details="true"/>
                <table:data-pilot-member table:name="266,059" table:display="true" table:show-details="true"/>
                <table:data-pilot-member table:name="269,241" table:display="true" table:show-details="true"/>
                <table:data-pilot-member table:name="269,376" table:display="true" table:show-details="true"/>
                <table:data-pilot-member table:name="275,162" table:display="true" table:show-details="true"/>
                <table:data-pilot-member table:name="276,014" table:display="true" table:show-details="true"/>
                <table:data-pilot-member table:name="276,469" table:display="true" table:show-details="true"/>
                <table:data-pilot-member table:name="276,504" table:display="true" table:show-details="true"/>
                <table:data-pilot-member table:name="276,505" table:display="true" table:show-details="true"/>
                <table:data-pilot-member table:name="276,545" table:display="true" table:show-details="true"/>
                <table:data-pilot-member table:name="276,87" table:display="true" table:show-details="true"/>
                <table:data-pilot-member table:name="277,773" table:display="true" table:show-details="true"/>
                <table:data-pilot-member table:name="277,959" table:display="true" table:show-details="true"/>
                <table:data-pilot-member table:name="278,36" table:display="true" table:show-details="true"/>
                <table:data-pilot-member table:name="278,771" table:display="true" table:show-details="true"/>
                <table:data-pilot-member table:name="279,176" table:display="true" table:show-details="true"/>
                <table:data-pilot-member table:name="279,825" table:display="true" table:show-details="true"/>
                <table:data-pilot-member table:name="279,905" table:display="true" table:show-details="true"/>
                <table:data-pilot-member table:name="280,062" table:display="true" table:show-details="true"/>
                <table:data-pilot-member table:name="280,646" table:display="true" table:show-details="true"/>
                <table:data-pilot-member table:name="282,233" table:display="true" table:show-details="true"/>
                <table:data-pilot-member table:name="282,552" table:display="true" table:show-details="true"/>
                <table:data-pilot-member table:name="288,664" table:display="true" table:show-details="true"/>
                <table:data-pilot-member table:name="289,034" table:display="true" table:show-details="true"/>
                <table:data-pilot-member table:name="304,462" table:display="true" table:show-details="true"/>
                <table:data-pilot-member table:name="307,303" table:display="true" table:show-details="true"/>
                <table:data-pilot-member table:name="354,656" table:display="true" table:show-details="true"/>
                <table:data-pilot-member table:name="359,253" table:display="true" table:show-details="true"/>
                <table:data-pilot-member table:name="384,537" table:display="true" table:show-details="true"/>
                <table:data-pilot-member table:name="398,793" table:display="true" table:show-details="true"/>
                <table:data-pilot-member table:name="430,957" table:display="true" table:show-details="true"/>
                <table:data-pilot-member table:name="432,058" table:display="true" table:show-details="true"/>
                <table:data-pilot-member table:name="433,466" table:display="true" table:show-details="true"/>
                <table:data-pilot-member table:name="439,833" table:display="true" table:show-details="true"/>
                <table:data-pilot-member table:name="442,17" table:display="true" table:show-details="true"/>
                <table:data-pilot-member table:name="443,058" table:display="true" table:show-details="true"/>
                <table:data-pilot-member table:name="443,414" table:display="true" table:show-details="true"/>
                <table:data-pilot-member table:name="444,145" table:display="true" table:show-details="true"/>
                <table:data-pilot-member table:name="445,166" table:display="true" table:show-details="true"/>
                <table:data-pilot-member table:name="446,505" table:display="true" table:show-details="true"/>
                <table:data-pilot-member table:name="446,721" table:display="true" table:show-details="true"/>
                <table:data-pilot-member table:name="450,479" table:display="true" table:show-details="true"/>
                <table:data-pilot-member table:name="451,024" table:display="true" table:show-details="true"/>
                <table:data-pilot-member table:name="451,508" table:display="true" table:show-details="true"/>
                <table:data-pilot-member table:name="454,302" table:display="true" table:show-details="true"/>
                <table:data-pilot-member table:name="454,803" table:display="true" table:show-details="true"/>
                <table:data-pilot-member table:name="455,554" table:display="true" table:show-details="true"/>
                <table:data-pilot-member table:name="455,671" table:display="true" table:show-details="true"/>
                <table:data-pilot-member table:name="456,289" table:display="true" table:show-details="true"/>
                <table:data-pilot-member table:name="456,761" table:display="true" table:show-details="true"/>
                <table:data-pilot-member table:name="456,886" table:display="true" table:show-details="true"/>
                <table:data-pilot-member table:name="457,052" table:display="true" table:show-details="true"/>
                <table:data-pilot-member table:name="457,223" table:display="true" table:show-details="true"/>
                <table:data-pilot-member table:name="457,437" table:display="true" table:show-details="true"/>
                <table:data-pilot-member table:name="457,954" table:display="true" table:show-details="true"/>
                <table:data-pilot-member table:name="458,305" table:display="true" table:show-details="true"/>
                <table:data-pilot-member table:name="458,37" table:display="true" table:show-details="true"/>
                <table:data-pilot-member table:name="458,855" table:display="true" table:show-details="true"/>
                <table:data-pilot-member table:name="459,249" table:display="true" table:show-details="true"/>
                <table:data-pilot-member table:name="459,332" table:display="true" table:show-details="true"/>
                <table:data-pilot-member table:name="459,761" table:display="true" table:show-details="true"/>
                <table:data-pilot-member table:name="459,812" table:display="true" table:show-details="true"/>
                <table:data-pilot-member table:name="459,837" table:display="true" table:show-details="true"/>
                <table:data-pilot-member table:name="459,864" table:display="true" table:show-details="true"/>
                <table:data-pilot-member table:name="460,023" table:display="true" table:show-details="true"/>
                <table:data-pilot-member table:name="460,071" table:display="true" table:show-details="true"/>
                <table:data-pilot-member table:name="460,237" table:display="true" table:show-details="true"/>
                <table:data-pilot-member table:name="460,254" table:display="true" table:show-details="true"/>
                <table:data-pilot-member table:name="460,346" table:display="true" table:show-details="true"/>
                <table:data-pilot-member table:name="460,404" table:display="true" table:show-details="true"/>
                <table:data-pilot-member table:name="460,535" table:display="true" table:show-details="true"/>
                <table:data-pilot-member table:name="460,538" table:display="true" table:show-details="true"/>
                <table:data-pilot-member table:name="460,555" table:display="true" table:show-details="true"/>
                <table:data-pilot-member table:name="460,593" table:display="true" table:show-details="true"/>
                <table:data-pilot-member table:name="460,829" table:display="true" table:show-details="true"/>
                <table:data-pilot-member table:name="461,049" table:display="true" table:show-details="true"/>
                <table:data-pilot-member table:name="461,181" table:display="true" table:show-details="true"/>
                <table:data-pilot-member table:name="461,401" table:display="true" table:show-details="true"/>
                <table:data-pilot-member table:name="463,054" table:display="true" table:show-details="true"/>
                <table:data-pilot-member table:name="463,341" table:display="true" table:show-details="true"/>
                <table:data-pilot-member table:name="463,669" table:display="true" table:show-details="true"/>
                <table:data-pilot-member table:name="464,059" table:display="true" table:show-details="true"/>
                <table:data-pilot-member table:name="464,235" table:display="true" table:show-details="true"/>
                <table:data-pilot-member table:name="464,352" table:display="true" table:show-details="true"/>
                <table:data-pilot-member table:name="464,409" table:display="true" table:show-details="true"/>
                <table:data-pilot-member table:name="467,504" table:display="true" table:show-details="true"/>
                <table:data-pilot-member table:name="467,781" table:display="true" table:show-details="true"/>
                <table:data-pilot-member table:name="468,268" table:display="true" table:show-details="true"/>
                <table:data-pilot-member table:name="468,786" table:display="true" table:show-details="true"/>
                <table:data-pilot-member table:name="470,681" table:display="true" table:show-details="true"/>
                <table:data-pilot-member table:name="470,707" table:display="true" table:show-details="true"/>
                <table:data-pilot-member table:name="471,083" table:display="true" table:show-details="true"/>
                <table:data-pilot-member table:name="471,574" table:display="true" table:show-details="true"/>
                <table:data-pilot-member table:name="472,197" table:display="true" table:show-details="true"/>
                <table:data-pilot-member table:name="472,777" table:display="true" table:show-details="true"/>
                <table:data-pilot-member table:name="473,191" table:display="true" table:show-details="true"/>
                <table:data-pilot-member table:name="473,784" table:display="true" table:show-details="true"/>
                <table:data-pilot-member table:name="474,068" table:display="true" table:show-details="true"/>
                <table:data-pilot-member table:name="474,09" table:display="true" table:show-details="true"/>
                <table:data-pilot-member table:name="474,508" table:display="true" table:show-details="true"/>
                <table:data-pilot-member table:name="474,642" table:display="true" table:show-details="true"/>
                <table:data-pilot-member table:name="474,87" table:display="true" table:show-details="true"/>
                <table:data-pilot-member table:name="474,961" table:display="true" table:show-details="true"/>
                <table:data-pilot-member table:name="475,139" table:display="true" table:show-details="true"/>
                <table:data-pilot-member table:name="475,169" table:display="true" table:show-details="true"/>
                <table:data-pilot-member table:name="475,666" table:display="true" table:show-details="true"/>
                <table:data-pilot-member table:name="476,272" table:display="true" table:show-details="true"/>
                <table:data-pilot-member table:name="476,315" table:display="true" table:show-details="true"/>
                <table:data-pilot-member table:name="476,604" table:display="true" table:show-details="true"/>
                <table:data-pilot-member table:name="478,438" table:display="true" table:show-details="true"/>
                <table:data-pilot-member table:name="478,635" table:display="true" table:show-details="true"/>
                <table:data-pilot-member table:name="479,026" table:display="true" table:show-details="true"/>
                <table:data-pilot-member table:name="481,924" table:display="true" table:show-details="true"/>
                <table:data-pilot-member table:name="484,785" table:display="true" table:show-details="true"/>
                <table:data-pilot-member table:name="489,528" table:display="true" table:show-details="true"/>
                <table:data-pilot-member table:name="490,152" table:display="true" table:show-details="true"/>
                <table:data-pilot-member table:name="491,066" table:display="true" table:show-details="true"/>
                <table:data-pilot-member table:name="495,465" table:display="true" table:show-details="true"/>
                <table:data-pilot-member table:name="495,855" table:display="true" table:show-details="true"/>
                <table:data-pilot-member table:name="498,351" table:display="true" table:show-details="true"/>
                <table:data-pilot-member table:name="513,054" table:display="true" table:show-details="true"/>
                <table:data-pilot-member table:name="514,939" table:display="true" table:show-details="true"/>
                <table:data-pilot-member table:name="519,743" table:display="true" table:show-details="true"/>
                <table:data-pilot-member table:name="524,034" table:display="true" table:show-details="true"/>
                <table:data-pilot-member table:name="525,654" table:display="true" table:show-details="true"/>
                <table:data-pilot-member table:name="528,483" table:display="true" table:show-details="true"/>
                <table:data-pilot-member table:name="534,311" table:display="true" table:show-details="true"/>
                <table:data-pilot-member table:name="547,2" table:display="true" table:show-details="true"/>
                <table:data-pilot-member table:name="552,923" table:display="true" table:show-details="true"/>
                <table:data-pilot-member table:name="567,868" table:display="true" table:show-details="true"/>
                <table:data-pilot-member table:name="573,435" table:display="true" table:show-details="true"/>
                <table:data-pilot-member table:name="607,916" table:display="true" table:show-details="true"/>
                <table:data-pilot-member table:name="628,484" table:display="true" table:show-details="true"/>
                <table:data-pilot-member table:name="652,266" table:display="true" table:show-details="true"/>
                <table:data-pilot-member table:name="659,124" table:display="true" table:show-details="true"/>
                <table:data-pilot-member table:name="680,109" table:display="true" table:show-details="true"/>
                <table:data-pilot-member table:name="680,21" table:display="true" table:show-details="true"/>
                <table:data-pilot-member table:name="684,504" table:display="true" table:show-details="true"/>
                <table:data-pilot-member table:name="686,059" table:display="true" table:show-details="true"/>
                <table:data-pilot-member table:name="689,133" table:display="true" table:show-details="true"/>
                <table:data-pilot-member table:name="689,645" table:display="true" table:show-details="true"/>
                <table:data-pilot-member table:name="690,571" table:display="true" table:show-details="true"/>
                <table:data-pilot-member table:name="697,306" table:display="true" table:show-details="true"/>
                <table:data-pilot-member table:name="700,601" table:display="true" table:show-details="true"/>
                <table:data-pilot-member table:name="703,137" table:display="true" table:show-details="true"/>
                <table:data-pilot-member table:name="704,46" table:display="true" table:show-details="true"/>
                <table:data-pilot-member table:name="705,471" table:display="true" table:show-details="true"/>
                <table:data-pilot-member table:name="707,967" table:display="true" table:show-details="true"/>
                <table:data-pilot-member table:name="708,268" table:display="true" table:show-details="true"/>
                <table:data-pilot-member table:name="709,349" table:display="true" table:show-details="true"/>
                <table:data-pilot-member table:name="712,667" table:display="true" table:show-details="true"/>
                <table:data-pilot-member table:name="714,509" table:display="true" table:show-details="true"/>
                <table:data-pilot-member table:name="714,707" table:display="true" table:show-details="true"/>
                <table:data-pilot-member table:name="715,446" table:display="true" table:show-details="true"/>
                <table:data-pilot-member table:name="716,212" table:display="true" table:show-details="true"/>
                <table:data-pilot-member table:name="717,54" table:display="true" table:show-details="true"/>
                <table:data-pilot-member table:name="717,962" table:display="true" table:show-details="true"/>
                <table:data-pilot-member table:name="719,362" table:display="true" table:show-details="true"/>
                <table:data-pilot-member table:name="719,496" table:display="true" table:show-details="true"/>
                <table:data-pilot-member table:name="719,54" table:display="true" table:show-details="true"/>
                <table:data-pilot-member table:name="720,196" table:display="true" table:show-details="true"/>
                <table:data-pilot-member table:name="720,697" table:display="true" table:show-details="true"/>
                <table:data-pilot-member table:name="720,881" table:display="true" table:show-details="true"/>
                <table:data-pilot-member table:name="721,345" table:display="true" table:show-details="true"/>
                <table:data-pilot-member table:name="722,411" table:display="true" table:show-details="true"/>
                <table:data-pilot-member table:name="723,129" table:display="true" table:show-details="true"/>
                <table:data-pilot-member table:name="723,671" table:display="true" table:show-details="true"/>
                <table:data-pilot-member table:name="724,518" table:display="true" table:show-details="true"/>
                <table:data-pilot-member table:name="727,718" table:display="true" table:show-details="true"/>
                <table:data-pilot-member table:name="729,201" table:display="true" table:show-details="true"/>
                <table:data-pilot-member table:name="729,824" table:display="true" table:show-details="true"/>
                <table:data-pilot-member table:name="732,944" table:display="true" table:show-details="true"/>
                <table:data-pilot-member table:name="734,15" table:display="true" table:show-details="true"/>
                <table:data-pilot-member table:name="734,383" table:display="true" table:show-details="true"/>
                <table:data-pilot-member table:name="735,153" table:display="true" table:show-details="true"/>
                <table:data-pilot-member table:name="736,41" table:display="true" table:show-details="true"/>
                <table:data-pilot-member table:name="738,382" table:display="true" table:show-details="true"/>
                <table:data-pilot-member table:name="772,039" table:display="true" table:show-details="true"/>
                <table:data-pilot-member table:name="776,688" table:display="true" table:show-details="true"/>
                <table:data-pilot-member table:name="799,365" table:display="true" table:show-details="true"/>
                <table:data-pilot-member table:name="809,659" table:display="true" table:show-details="true"/>
                <table:data-pilot-member table:name="973,731" table:display="true" table:show-details="true"/>
                <table:data-pilot-member table:name="980,016" table:display="true" table:show-details="true"/>
                <table:data-pilot-member table:name="982,789" table:display="true" table:show-details="true"/>
                <table:data-pilot-member table:name="984,963" table:display="true" table:show-details="true"/>
                <table:data-pilot-member table:name="1036,304" table:display="true" table:show-details="true"/>
                <table:data-pilot-member table:name="1042,826" table:display="true" table:show-details="true"/>
                <table:data-pilot-member table:name="1079,203" table:display="true" table:show-details="true"/>
                <table:data-pilot-member table:name="1102,235" table:display="true" table:show-details="true"/>
                <table:data-pilot-member table:name="1144,555" table:display="true" table:show-details="true"/>
                <table:data-pilot-member table:name="1168,635" table:display="true" table:show-details="true"/>
                <table:data-pilot-member table:name="1180,289" table:display="true" table:show-details="true"/>
                <table:data-pilot-member table:name="1194,368" table:display="true" table:show-details="true"/>
                <table:data-pilot-member table:name="1197,744" table:display="true" table:show-details="true"/>
                <table:data-pilot-member table:name="1202,237" table:display="true" table:show-details="true"/>
                <table:data-pilot-member table:name="1203,787" table:display="true" table:show-details="true"/>
                <table:data-pilot-member table:name="1206,17" table:display="true" table:show-details="true"/>
                <table:data-pilot-member table:name="1206,563" table:display="true" table:show-details="true"/>
                <table:data-pilot-member table:name="1212,969" table:display="true" table:show-details="true"/>
                <table:data-pilot-member table:name="1214,522" table:display="true" table:show-details="true"/>
                <table:data-pilot-member table:name="1214,885" table:display="true" table:show-details="true"/>
                <table:data-pilot-member table:name="1215,76" table:display="true" table:show-details="true"/>
                <table:data-pilot-member table:name="1215,878" table:display="true" table:show-details="true"/>
                <table:data-pilot-member table:name="1216,217" table:display="true" table:show-details="true"/>
                <table:data-pilot-member table:name="1217,35" table:display="true" table:show-details="true"/>
                <table:data-pilot-member table:name="1228,206" table:display="true" table:show-details="true"/>
                <table:data-pilot-member table:name="1228,945" table:display="true" table:show-details="true"/>
                <table:data-pilot-member table:name="1229,311" table:display="true" table:show-details="true"/>
                <table:data-pilot-member table:name="1232,017" table:display="true" table:show-details="true"/>
                <table:data-pilot-member table:name="1234,703" table:display="true" table:show-details="true"/>
                <table:data-pilot-member table:name="1236,944" table:display="true" table:show-details="true"/>
                <table:data-pilot-member table:name="1237,82" table:display="true" table:show-details="true"/>
                <table:data-pilot-member table:name="1237,945" table:display="true" table:show-details="true"/>
                <table:data-pilot-member table:name="1238,122" table:display="true" table:show-details="true"/>
                <table:data-pilot-member table:name="1238,537" table:display="true" table:show-details="true"/>
                <table:data-pilot-member table:name="1239,034" table:display="true" table:show-details="true"/>
                <table:data-pilot-member table:name="1240,637" table:display="true" table:show-details="true"/>
                <table:data-pilot-member table:name="1242,826" table:display="true" table:show-details="true"/>
                <table:data-pilot-member table:name="1244,226" table:display="true" table:show-details="true"/>
                <table:data-pilot-member table:name="1245,655" table:display="true" table:show-details="true"/>
                <table:data-pilot-member table:name="1248,749" table:display="true" table:show-details="true"/>
                <table:data-pilot-member table:name="1250,835" table:display="true" table:show-details="true"/>
                <table:data-pilot-member table:name="1252,344" table:display="true" table:show-details="true"/>
                <table:data-pilot-member table:name="1252,992" table:display="true" table:show-details="true"/>
                <table:data-pilot-member table:name="1254,145" table:display="true" table:show-details="true"/>
                <table:data-pilot-member table:name="1254,48" table:display="true" table:show-details="true"/>
                <table:data-pilot-member table:name="1268,868" table:display="true" table:show-details="true"/>
                <table:data-pilot-member table:name="1269,33" table:display="true" table:show-details="true"/>
                <table:data-pilot-member table:name="1277,033" table:display="true" table:show-details="true"/>
                <table:data-pilot-member table:name="1278,015" table:display="true" table:show-details="true"/>
                <table:data-pilot-member table:name="1278,362" table:display="true" table:show-details="true"/>
                <table:data-pilot-member table:name="1286,806" table:display="true" table:show-details="true"/>
                <table:data-pilot-member table:name="1288,735" table:display="true" table:show-details="true"/>
                <table:data-pilot-member table:name="1298,804" table:display="true" table:show-details="true"/>
                <table:data-pilot-member table:name="1310,762" table:display="true" table:show-details="true"/>
                <table:data-pilot-member table:name="1324,649" table:display="true" table:show-details="true"/>
                <table:data-pilot-member table:name="1326,947" table:display="true" table:show-details="true"/>
                <table:data-pilot-member table:name="1336,942" table:display="true" table:show-details="true"/>
                <table:data-pilot-member table:name="1344,893" table:display="true" table:show-details="true"/>
                <table:data-pilot-member table:name="1351,601" table:display="true" table:show-details="true"/>
                <table:data-pilot-member table:name="1352,619" table:display="true" table:show-details="true"/>
                <table:data-pilot-member table:name="1355,635" table:display="true" table:show-details="true"/>
                <table:data-pilot-member table:name="1377,334" table:display="true" table:show-details="true"/>
                <table:data-pilot-member table:name="1414,218" table:display="true" table:show-details="true"/>
                <table:data-pilot-member table:name="1524,223" table:display="true" table:show-details="true"/>
                <table:data-pilot-member table:name="1544,89" table:display="true" table:show-details="true"/>
                <table:data-pilot-member table:name="1558,605" table:display="true" table:show-details="true"/>
                <table:data-pilot-member table:name="1620,938" table:display="true" table:show-details="true"/>
                <table:data-pilot-member table:name="1621,538" table:display="true" table:show-details="true"/>
                <table:data-pilot-member table:name="1625,409" table:display="true" table:show-details="true"/>
                <table:data-pilot-member table:name="1628,935" table:display="true" table:show-details="true"/>
                <table:data-pilot-member table:name="1639,15" table:display="true" table:show-details="true"/>
                <table:data-pilot-member table:name="1639,895" table:display="true" table:show-details="true"/>
                <table:data-pilot-member table:name="1644,785" table:display="true" table:show-details="true"/>
                <table:data-pilot-member table:name="1645,162" table:display="true" table:show-details="true"/>
                <table:data-pilot-member table:name="1645,506" table:display="true" table:show-details="true"/>
                <table:data-pilot-member table:name="1646,244" table:display="true" table:show-details="true"/>
                <table:data-pilot-member table:name="1646,754" table:display="true" table:show-details="true"/>
                <table:data-pilot-member table:name="1647,328" table:display="true" table:show-details="true"/>
                <table:data-pilot-member table:name="1647,582" table:display="true" table:show-details="true"/>
                <table:data-pilot-member table:name="1648,472" table:display="true" table:show-details="true"/>
                <table:data-pilot-member table:name="1648,547" table:display="true" table:show-details="true"/>
                <table:data-pilot-member table:name="1649,626" table:display="true" table:show-details="true"/>
                <table:data-pilot-member table:name="1650,631" table:display="true" table:show-details="true"/>
                <table:data-pilot-member table:name="1650,727" table:display="true" table:show-details="true"/>
                <table:data-pilot-member table:name="1652,353" table:display="true" table:show-details="true"/>
                <table:data-pilot-member table:name="1653,222" table:display="true" table:show-details="true"/>
                <table:data-pilot-member table:name="1654,39" table:display="true" table:show-details="true"/>
                <table:data-pilot-member table:name="1656,454" table:display="true" table:show-details="true"/>
                <table:data-pilot-member table:name="1658,207" table:display="true" table:show-details="true"/>
                <table:data-pilot-member table:name="1664,881" table:display="true" table:show-details="true"/>
                <table:data-pilot-member table:name="1665,754" table:display="true" table:show-details="true"/>
                <table:data-pilot-member table:name="1666,48" table:display="true" table:show-details="true"/>
                <table:data-pilot-member table:name="1667,648" table:display="true" table:show-details="true"/>
                <table:data-pilot-member table:name="1668,275" table:display="true" table:show-details="true"/>
                <table:data-pilot-member table:name="1668,521" table:display="true" table:show-details="true"/>
                <table:data-pilot-member table:name="1671,027" table:display="true" table:show-details="true"/>
                <table:data-pilot-member table:name="1675,824" table:display="true" table:show-details="true"/>
                <table:data-pilot-member table:name="1677,538" table:display="true" table:show-details="true"/>
                <table:data-pilot-member table:name="1678,157" table:display="true" table:show-details="true"/>
                <table:data-pilot-member table:name="1678,571" table:display="true" table:show-details="true"/>
                <table:data-pilot-member table:name="1678,74" table:display="true" table:show-details="true"/>
                <table:data-pilot-member table:name="1678,864" table:display="true" table:show-details="true"/>
                <table:data-pilot-member table:name="1683,197" table:display="true" table:show-details="true"/>
                <table:data-pilot-member table:name="1687,198" table:display="true" table:show-details="true"/>
                <table:data-pilot-member table:name="1699,666" table:display="true" table:show-details="true"/>
                <table:data-pilot-member table:name="1717,415" table:display="true" table:show-details="true"/>
                <table:data-pilot-member table:name="1721,021" table:display="true" table:show-details="true"/>
                <table:data-pilot-member table:name="1738,745" table:display="true" table:show-details="true"/>
                <table:data-pilot-member table:name="1739,298" table:display="true" table:show-details="true"/>
                <table:data-pilot-member table:name="1771,085" table:display="true" table:show-details="true"/>
                <table:data-pilot-member table:name="1819,587" table:display="true" table:show-details="true"/>
                <table:data-pilot-member table:name="1834,666" table:display="true" table:show-details="true"/>
                <table:data-pilot-member table:name="1841,519" table:display="true" table:show-details="true"/>
                <table:data-pilot-member table:name="1844,588" table:display="true" table:show-details="true"/>
                <table:data-pilot-member table:name="1866,043" table:display="true" table:show-details="true"/>
                <table:data-pilot-member table:name="1896,66" table:display="true" table:show-details="true"/>
                <table:data-pilot-member table:name="1929,211" table:display="true" table:show-details="true"/>
                <table:data-pilot-member table:name="1946,013" table:display="true" table:show-details="true"/>
                <table:data-pilot-member table:name="1958,404" table:display="true" table:show-details="true"/>
                <table:data-pilot-member table:name="1960,442" table:display="true" table:show-details="true"/>
                <table:data-pilot-member table:name="1970,581" table:display="true" table:show-details="true"/>
                <table:data-pilot-member table:name="1976,006" table:display="true" table:show-details="true"/>
                <table:data-pilot-member table:name="1992,499" table:display="true" table:show-details="true"/>
                <table:data-pilot-member table:name="1993,409" table:display="true" table:show-details="true"/>
                <table:data-pilot-member table:name="2001,659" table:display="true" table:show-details="true"/>
                <table:data-pilot-member table:name="2022,09" table:display="true" table:show-details="true"/>
                <table:data-pilot-member table:name="2029,351" table:display="true" table:show-details="true"/>
                <table:data-pilot-member table:name="2031,194" table:display="true" table:show-details="true"/>
                <table:data-pilot-member table:name="2034,195" table:display="true" table:show-details="true"/>
                <table:data-pilot-member table:name="2034,604" table:display="true" table:show-details="true"/>
                <table:data-pilot-member table:name="2038,745" table:display="true" table:show-details="true"/>
                <table:data-pilot-member table:name="2051,812" table:display="true" table:show-details="true"/>
                <table:data-pilot-member table:name="2052,479" table:display="true" table:show-details="true"/>
                <table:data-pilot-member table:name="2056,701" table:display="true" table:show-details="true"/>
                <table:data-pilot-member table:name="2062,12" table:display="true" table:show-details="true"/>
                <table:data-pilot-member table:name="2063,856" table:display="true" table:show-details="true"/>
                <table:data-pilot-member table:name="2072,357" table:display="true" table:show-details="true"/>
                <table:data-pilot-member table:name="2075,754" table:display="true" table:show-details="true"/>
                <table:data-pilot-member table:name="2076,436" table:display="true" table:show-details="true"/>
                <table:data-pilot-member table:name="2076,798" table:display="true" table:show-details="true"/>
                <table:data-pilot-member table:name="2082,332" table:display="true" table:show-details="true"/>
                <table:data-pilot-member table:name="2087,213" table:display="true" table:show-details="true"/>
                <table:data-pilot-member table:name="2092,216" table:display="true" table:show-details="true"/>
                <table:data-pilot-member table:name="2092,485" table:display="true" table:show-details="true"/>
                <table:data-pilot-member table:name="2097,431" table:display="true" table:show-details="true"/>
                <table:data-pilot-member table:name="2098,898" table:display="true" table:show-details="true"/>
                <table:data-pilot-member table:name="2103,528" table:display="true" table:show-details="true"/>
                <table:data-pilot-member table:name="2105,12" table:display="true" table:show-details="true"/>
                <table:data-pilot-member table:name="2105,632" table:display="true" table:show-details="true"/>
                <table:data-pilot-member table:name="2107,161" table:display="true" table:show-details="true"/>
                <table:data-pilot-member table:name="2114,531" table:display="true" table:show-details="true"/>
                <table:data-pilot-member table:name="2115,864" table:display="true" table:show-details="true"/>
                <table:data-pilot-member table:name="2122,397" table:display="true" table:show-details="true"/>
                <table:data-pilot-member table:name="2123,782" table:display="true" table:show-details="true"/>
                <table:data-pilot-member table:name="2124,564" table:display="true" table:show-details="true"/>
                <table:data-pilot-member table:name="2191,945" table:display="true" table:show-details="true"/>
                <table:data-pilot-member table:name="2208,421" table:display="true" table:show-details="true"/>
                <table:data-pilot-member table:name="2371,286" table:display="true" table:show-details="true"/>
                <table:data-pilot-member table:name="2553,5" table:display="true" table:show-details="true"/>
                <table:data-pilot-member table:name="2585,946" table:display="true" table:show-details="true"/>
                <table:data-pilot-member table:name="2730,972" table:display="true" table:show-details="true"/>
                <table:data-pilot-member table:name="2796,057" table:display="true" table:show-details="true"/>
                <table:data-pilot-member table:name="2963,795" table:display="true" table:show-details="true"/>
                <table:data-pilot-member table:name="2978,628" table:display="true" table:show-details="true"/>
                <table:data-pilot-member table:name="3008,186" table:display="true" table:show-details="true"/>
                <table:data-pilot-member table:name="3028,173" table:display="true" table:show-details="true"/>
                <table:data-pilot-member table:name="3043,188" table:display="true" table:show-details="true"/>
                <table:data-pilot-member table:name="3152,668" table:display="true" table:show-details="true"/>
                <table:data-pilot-member table:name="3220,775" table:display="true" table:show-details="true"/>
                <table:data-pilot-member table:name="3236,697" table:display="true" table:show-details="true"/>
                <table:data-pilot-member table:name="3249,155" table:display="true" table:show-details="true"/>
                <table:data-pilot-member table:name="3262,498" table:display="true" table:show-details="true"/>
                <table:data-pilot-member table:name="3271,369" table:display="true" table:show-details="true"/>
                <table:data-pilot-member table:name="3274,522" table:display="true" table:show-details="true"/>
                <table:data-pilot-member table:name="3274,621" table:display="true" table:show-details="true"/>
                <table:data-pilot-member table:name="3281,427" table:display="true" table:show-details="true"/>
                <table:data-pilot-member table:name="3287,918" table:display="true" table:show-details="true"/>
                <table:data-pilot-member table:name="3288,139" table:display="true" table:show-details="true"/>
                <table:data-pilot-member table:name="3305,448" table:display="true" table:show-details="true"/>
                <table:data-pilot-member table:name="3325,225" table:display="true" table:show-details="true"/>
                <table:data-pilot-member table:name="3328,152" table:display="true" table:show-details="true"/>
                <table:data-pilot-member table:name="3337,919" table:display="true" table:show-details="true"/>
                <table:data-pilot-member table:name="3365,076" table:display="true" table:show-details="true"/>
                <table:data-pilot-member table:name="3378,501" table:display="true" table:show-details="true"/>
                <table:data-pilot-member table:name="3386,514" table:display="true" table:show-details="true"/>
                <table:data-pilot-member table:name="3398,412" table:display="true" table:show-details="true"/>
                <table:data-pilot-member table:name="3401,577" table:display="true" table:show-details="true"/>
                <table:data-pilot-member table:name="3403,043" table:display="true" table:show-details="true"/>
                <table:data-pilot-member table:name="3415,209" table:display="true" table:show-details="true"/>
                <table:data-pilot-member table:name="3429,346" table:display="true" table:show-details="true"/>
                <table:data-pilot-member table:name="3450,105" table:display="true" table:show-details="true"/>
                <table:data-pilot-member table:name="3464,622" table:display="true" table:show-details="true"/>
                <table:data-pilot-member table:name="3492,025" table:display="true" table:show-details="true"/>
                <table:data-pilot-member table:name="3512,197" table:display="true" table:show-details="true"/>
                <table:data-pilot-member table:name="3547,004" table:display="true" table:show-details="true"/>
                <table:data-pilot-member table:name="3577,518" table:display="true" table:show-details="true"/>
                <table:data-pilot-member table:name="3581,336" table:display="true" table:show-details="true"/>
                <table:data-pilot-member table:name="3623,442" table:display="true" table:show-details="true"/>
                <table:data-pilot-member table:name="3636,376" table:display="true" table:show-details="true"/>
                <table:data-pilot-member table:name="3645,933" table:display="true" table:show-details="true"/>
                <table:data-pilot-member table:name="3685,604" table:display="true" table:show-details="true"/>
                <table:data-pilot-member table:name="3712,133" table:display="true" table:show-details="true"/>
                <table:data-pilot-member table:name="3938,66" table:display="true" table:show-details="true"/>
                <table:data-pilot-member table:name="4017,893" table:display="true" table:show-details="true"/>
                <table:data-pilot-member table:name="4034,015" table:display="true" table:show-details="true"/>
                <table:data-pilot-member table:name="4107,281" table:display="true" table:show-details="true"/>
                <table:data-pilot-member table:name="4185,997" table:display="true" table:show-details="true"/>
                <table:data-pilot-member table:name="4368,107" table:display="true" table:show-details="true"/>
                <table:data-pilot-member table:name="4391,043" table:display="true" table:show-details="true"/>
                <table:data-pilot-member table:name="4491,028" table:display="true" table:show-details="true"/>
                <table:data-pilot-member table:name="4513,075" table:display="true" table:show-details="true"/>
                <table:data-pilot-member table:name="4965,923" table:display="true" table:show-details="true"/>
                <table:data-pilot-member table:name="4971,165" table:display="true" table:show-details="true"/>
                <table:data-pilot-member table:name="4988,95" table:display="true" table:show-details="true"/>
                <table:data-pilot-member table:name="5001,359" table:display="true" table:show-details="true"/>
                <table:data-pilot-member table:name="5006,63" table:display="true" table:show-details="true"/>
                <table:data-pilot-member table:name="5034,612" table:display="true" table:show-details="true"/>
                <table:data-pilot-member table:name="5046,206" table:display="true" table:show-details="true"/>
                <table:data-pilot-member table:name="5048,389" table:display="true" table:show-details="true"/>
                <table:data-pilot-member table:name="5124,33" table:display="true" table:show-details="true"/>
                <table:data-pilot-member table:name="5391,515" table:display="true" table:show-details="true"/>
                <table:data-pilot-member table:name="5412,987" table:display="true" table:show-details="true"/>
                <table:data-pilot-member table:name="5423,267" table:display="true" table:show-details="true"/>
                <table:data-pilot-member table:name="5437,769" table:display="true" table:show-details="true"/>
                <table:data-pilot-member table:name="5448,53" table:display="true" table:show-details="true"/>
                <table:data-pilot-member table:name="5486,224" table:display="true" table:show-details="true"/>
                <table:data-pilot-member table:name="5508,572" table:display="true" table:show-details="true"/>
                <table:data-pilot-member table:name="5517,12" table:display="true" table:show-details="true"/>
                <table:data-pilot-member table:name="5530,533" table:display="true" table:show-details="true"/>
                <table:data-pilot-member table:name="5537,378" table:display="true" table:show-details="true"/>
                <table:data-pilot-member table:name="5538,234" table:display="true" table:show-details="true"/>
                <table:data-pilot-member table:name="5567,699" table:display="true" table:show-details="true"/>
                <table:data-pilot-member table:name="5590,018" table:display="true" table:show-details="true"/>
                <table:data-pilot-member table:name="5693,283" table:display="true" table:show-details="true"/>
                <table:data-pilot-member table:name="5737,639" table:display="true" table:show-details="true"/>
                <table:data-pilot-member table:name="5797,179" table:display="true" table:show-details="true"/>
                <table:data-pilot-member table:name="5879,136" table:display="true" table:show-details="true"/>
                <table:data-pilot-member table:name="5965,232" table:display="true" table:show-details="true"/>
                <table:data-pilot-member table:name="6042,237" table:display="true" table:show-details="true"/>
                <table:data-pilot-member table:name="6112,656" table:display="true" table:show-details="true"/>
                <table:data-pilot-member table:name="6134,265" table:display="true" table:show-details="true"/>
                <table:data-pilot-member table:name="6231,909" table:display="true" table:show-details="true"/>
                <table:data-pilot-member table:name="6271,637" table:display="true" table:show-details="true"/>
                <table:data-pilot-member table:name="6295,538" table:display="true" table:show-details="true"/>
                <table:data-pilot-member table:name="6319,995" table:display="true" table:show-details="true"/>
                <table:data-pilot-member table:name="6449,132" table:display="true" table:show-details="true"/>
                <table:data-pilot-member table:name="6558,323" table:display="true" table:show-details="true"/>
                <table:data-pilot-member table:name="6580,671" table:display="true" table:show-details="true"/>
                <table:data-pilot-member table:name="6608,374" table:display="true" table:show-details="true"/>
                <table:data-pilot-member table:name="6755,728" table:display="true" table:show-details="true"/>
                <table:data-pilot-member table:name="6875,116" table:display="true" table:show-details="true"/>
                <table:data-pilot-member table:name="6887,817" table:display="true" table:show-details="true"/>
                <table:data-pilot-member table:name="6898,26" table:display="true" table:show-details="true"/>
                <table:data-pilot-member table:name="6932,197" table:display="true" table:show-details="true"/>
                <table:data-pilot-member table:name="6980,962" table:display="true" table:show-details="true"/>
                <table:data-pilot-member table:name="7008,301" table:display="true" table:show-details="true"/>
                <table:data-pilot-member table:name="7035,025" table:display="true" table:show-details="true"/>
                <table:data-pilot-member table:name="7036,316" table:display="true" table:show-details="true"/>
                <table:data-pilot-member table:name="7066,444" table:display="true" table:show-details="true"/>
                <table:data-pilot-member table:name="7083,945" table:display="true" table:show-details="true"/>
                <table:data-pilot-member table:name="7143,369" table:display="true" table:show-details="true"/>
                <table:data-pilot-member table:name="7195,692" table:display="true" table:show-details="true"/>
                <table:data-pilot-member table:name="7356,412" table:display="true" table:show-details="true"/>
                <table:data-pilot-member table:name="7365,798" table:display="true" table:show-details="true"/>
                <table:data-pilot-member table:name="7391,223" table:display="true" table:show-details="true"/>
                <table:data-pilot-member table:name="7480,046" table:display="true" table:show-details="true"/>
                <table:data-pilot-member table:name="7481,28" table:display="true" table:show-details="true"/>
                <table:data-pilot-member table:name="7517,985" table:display="true" table:show-details="true"/>
                <table:data-pilot-member table:name="7518,253" table:display="true" table:show-details="true"/>
                <table:data-pilot-member table:name="7542,692" table:display="true" table:show-details="true"/>
                <table:data-pilot-member table:name="7545,115" table:display="true" table:show-details="true"/>
                <table:data-pilot-member table:name="7577,678" table:display="true" table:show-details="true"/>
                <table:data-pilot-member table:name="7626,766" table:display="true" table:show-details="true"/>
                <table:data-pilot-member table:name="7653,621" table:display="true" table:show-details="true"/>
                <table:data-pilot-member table:name="7662,141" table:display="true" table:show-details="true"/>
                <table:data-pilot-member table:name="7662,907" table:display="true" table:show-details="true"/>
                <table:data-pilot-member table:name="7670,023" table:display="true" table:show-details="true"/>
                <table:data-pilot-member table:name="7718,209" table:display="true" table:show-details="true"/>
                <table:data-pilot-member table:name="7777,356" table:display="true" table:show-details="true"/>
                <table:data-pilot-member table:name="7802,222" table:display="true" table:show-details="true"/>
                <table:data-pilot-member table:name="7834,005" table:display="true" table:show-details="true"/>
                <table:data-pilot-member table:name="7864,742" table:display="true" table:show-details="true"/>
                <table:data-pilot-member table:name="7919,424" table:display="true" table:show-details="true"/>
                <table:data-pilot-member table:name="7950,786" table:display="true" table:show-details="true"/>
                <table:data-pilot-member table:name="7973,488" table:display="true" table:show-details="true"/>
                <table:data-pilot-member table:name="7981,189" table:display="true" table:show-details="true"/>
                <table:data-pilot-member table:name="8008,337" table:display="true" table:show-details="true"/>
                <table:data-pilot-member table:name="8044,456" table:display="true" table:show-details="true"/>
                <table:data-pilot-member table:name="8051,091" table:display="true" table:show-details="true"/>
                <table:data-pilot-member table:name="8068,272" table:display="true" table:show-details="true"/>
                <table:data-pilot-member table:name="8113,877" table:display="true" table:show-details="true"/>
                <table:data-pilot-member table:name="8139,587" table:display="true" table:show-details="true"/>
                <table:data-pilot-member table:name="8144,28" table:display="true" table:show-details="true"/>
                <table:data-pilot-member table:name="8194,626" table:display="true" table:show-details="true"/>
                <table:data-pilot-member table:name="8212,049" table:display="true" table:show-details="true"/>
                <table:data-pilot-member table:name="8226,898" table:display="true" table:show-details="true"/>
                <table:data-pilot-member table:name="8255,041" table:display="true" table:show-details="true"/>
                <table:data-pilot-member table:name="8260,188" table:display="true" table:show-details="true"/>
                <table:data-pilot-member table:name="8276,232" table:display="true" table:show-details="true"/>
                <table:data-pilot-member table:name="8281,467" table:display="true" table:show-details="true"/>
                <table:data-pilot-member table:name="8315,46" table:display="true" table:show-details="true"/>
                <table:data-pilot-member table:name="8493,315" table:display="true" table:show-details="true"/>
                <table:data-pilot-member table:name="8504,212" table:display="true" table:show-details="true"/>
                <table:data-pilot-member table:name="8538,012" table:display="true" table:show-details="true"/>
                <table:data-pilot-member table:name="8567,252" table:display="true" table:show-details="true"/>
                <table:data-pilot-member table:name="8727,188" table:display="true" table:show-details="true"/>
                <table:data-pilot-member table:name="8761,377" table:display="true" table:show-details="true"/>
                <table:data-pilot-member table:name="8810,551" table:display="true" table:show-details="true"/>
                <table:data-pilot-member table:name="8881,088" table:display="true" table:show-details="true"/>
                <table:data-pilot-member table:name="8948,594" table:display="true" table:show-details="true"/>
                <table:data-pilot-member table:name="9109,613" table:display="true" table:show-details="true"/>
                <table:data-pilot-member table:name="9211,45" table:display="true" table:show-details="true"/>
                <table:data-pilot-member table:name="9236,648" table:display="true" table:show-details="true"/>
                <table:data-pilot-member table:name="9292,604" table:display="true" table:show-details="true"/>
                <table:data-pilot-member table:name="9325,047" table:display="true" table:show-details="true"/>
                <table:data-pilot-member table:name="9353,152" table:display="true" table:show-details="true"/>
                <table:data-pilot-member table:name="9410,698" table:display="true" table:show-details="true"/>
                <table:data-pilot-member table:name="9418,623" table:display="true" table:show-details="true"/>
                <table:data-pilot-member table:name="9432,192" table:display="true" table:show-details="true"/>
                <table:data-pilot-member table:name="9516,963" table:display="true" table:show-details="true"/>
                <table:data-pilot-member table:name="9596,92" table:display="true" table:show-details="true"/>
                <table:data-pilot-member table:name="9606,709" table:display="true" table:show-details="true"/>
                <table:data-pilot-member table:name="9786,378" table:display="true" table:show-details="true"/>
                <table:data-pilot-member table:name="9863,992" table:display="true" table:show-details="true"/>
                <table:data-pilot-member table:name="9959,915" table:display="true" table:show-details="true"/>
                <table:data-pilot-member table:name="9973,661" table:display="true" table:show-details="true"/>
                <table:data-pilot-member table:name="9975,824" table:display="true" table:show-details="true"/>
                <table:data-pilot-member table:name="9983,838" table:display="true" table:show-details="true"/>
                <table:data-pilot-member table:name="10075,082" table:display="true" table:show-details="true"/>
                <table:data-pilot-member table:name="10141,131" table:display="true" table:show-details="true"/>
                <table:data-pilot-member table:name="10204,343" table:display="true" table:show-details="true"/>
                <table:data-pilot-member table:name="10215,994" table:display="true" table:show-details="true"/>
                <table:data-pilot-member table:name="10234,26" table:display="true" table:show-details="true"/>
                <table:data-pilot-member table:name="10299,089" table:display="true" table:show-details="true"/>
                <table:data-pilot-member table:name="10300,867" table:display="true" table:show-details="true"/>
                <table:data-pilot-member table:name="10361,903" table:display="true" table:show-details="true"/>
                <table:data-pilot-member table:name="10381,941" table:display="true" table:show-details="true"/>
                <table:data-pilot-member table:name="10438,258" table:display="true" table:show-details="true"/>
                <table:data-pilot-member table:name="10458,796" table:display="true" table:show-details="true"/>
                <table:data-pilot-member table:name="10561,88" table:display="true" table:show-details="true"/>
                <table:data-pilot-member table:name="10978,057" table:display="true" table:show-details="true"/>
                <table:data-pilot-member table:name="11293,748" table:display="true" table:show-details="true"/>
                <table:data-pilot-member table:name="11336,675" table:display="true" table:show-details="true"/>
                <table:data-pilot-member table:name="11435,194" table:display="true" table:show-details="true"/>
                <table:data-pilot-member table:name="11912,992" table:display="true" table:show-details="true"/>
                <table:data-pilot-member table:name="11936,831" table:display="true" table:show-details="true"/>
                <table:data-pilot-member table:name="11972,669" table:display="true" table:show-details="true"/>
                <table:data-pilot-member table:name="11997,115" table:display="true" table:show-details="true"/>
                <table:data-pilot-member table:name="12018,127" table:display="true" table:show-details="true"/>
                <table:data-pilot-member table:name="12049,703" table:display="true" table:show-details="true"/>
                <table:data-pilot-member table:name="12056,799" table:display="true" table:show-details="true"/>
                <table:data-pilot-member table:name="12060,72" table:display="true" table:show-details="true"/>
                <table:data-pilot-member table:name="12075,912" table:display="true" table:show-details="true"/>
                <table:data-pilot-member table:name="12138,659" table:display="true" table:show-details="true"/>
                <table:data-pilot-member table:name="12140,757" table:display="true" table:show-details="true"/>
                <table:data-pilot-member table:name="12146,135" table:display="true" table:show-details="true"/>
                <table:data-pilot-member table:name="12166,219" table:display="true" table:show-details="true"/>
                <table:data-pilot-member table:name="12179,743" table:display="true" table:show-details="true"/>
                <table:data-pilot-member table:name="12180,446" table:display="true" table:show-details="true"/>
                <table:data-pilot-member table:name="12446,872" table:display="true" table:show-details="true"/>
                <table:data-pilot-member table:name="12540,197" table:display="true" table:show-details="true"/>
                <table:data-pilot-member table:name="12696,186" table:display="true" table:show-details="true"/>
                <table:data-pilot-member table:name="12838,58" table:display="true" table:show-details="true"/>
                <table:data-pilot-member table:name="12845,953" table:display="true" table:show-details="true"/>
                <table:data-pilot-member table:name="12939,143" table:display="true" table:show-details="true"/>
                <table:data-pilot-member table:name="12996,778" table:display="true" table:show-details="true"/>
                <table:data-pilot-member table:name="13021,05" table:display="true" table:show-details="true"/>
                <table:data-pilot-member table:name="13111,682" table:display="true" table:show-details="true"/>
                <table:data-pilot-member table:name="13143,46" table:display="true" table:show-details="true"/>
                <table:data-pilot-member table:name="13158,923" table:display="true" table:show-details="true"/>
                <table:data-pilot-member table:name="13250,837" table:display="true" table:show-details="true"/>
                <table:data-pilot-member table:name="13343,38" table:display="true" table:show-details="true"/>
                <table:data-pilot-member table:name="13473,646" table:display="true" table:show-details="true"/>
                <table:data-pilot-member table:name="13509,97" table:display="true" table:show-details="true"/>
                <table:data-pilot-member table:name="13682,757" table:display="true" table:show-details="true"/>
                <table:data-pilot-member table:name="13730,699" table:display="true" table:show-details="true"/>
                <table:data-pilot-member table:name="13785,008" table:display="true" table:show-details="true"/>
                <table:data-pilot-member table:name="13982,501" table:display="true" table:show-details="true"/>
                <table:data-pilot-member table:name="14198,802" table:display="true" table:show-details="true"/>
                <table:data-pilot-member table:name="14239,097" table:display="true" table:show-details="true"/>
                <table:data-pilot-member table:name="14284,18" table:display="true" table:show-details="true"/>
                <table:data-pilot-member table:name="14383,296" table:display="true" table:show-details="true"/>
                <table:data-pilot-member table:name="14411,481" table:display="true" table:show-details="true"/>
                <table:data-pilot-member table:name="14602,772" table:display="true" table:show-details="true"/>
                <table:data-pilot-member table:name="14800,433" table:display="true" table:show-details="true"/>
                <table:data-pilot-member table:name="14867,652" table:display="true" table:show-details="true"/>
                <table:data-pilot-member table:name="15194,603" table:display="true" table:show-details="true"/>
                <table:data-pilot-member table:name="15238,162" table:display="true" table:show-details="true"/>
                <table:data-pilot-member table:name="15422,893" table:display="true" table:show-details="true"/>
                <table:data-pilot-member table:name="15664,544" table:display="true" table:show-details="true"/>
                <table:data-pilot-member table:name="15805,196" table:display="true" table:show-details="true"/>
                <table:data-pilot-member table:name="15820,566" table:display="true" table:show-details="true"/>
                <table:data-pilot-member table:name="16060,035" table:display="true" table:show-details="true"/>
                <table:data-pilot-member table:name="16288,559" table:display="true" table:show-details="true"/>
                <table:data-pilot-member table:name="16523,172" table:display="true" table:show-details="true"/>
                <table:data-pilot-member table:name="17128,347" table:display="true" table:show-details="true"/>
                <table:data-pilot-member table:name="17187,569" table:display="true" table:show-details="true"/>
                <table:data-pilot-member table:name="17236,681" table:display="true" table:show-details="true"/>
                <table:data-pilot-member table:name="17428,61" table:display="true" table:show-details="true"/>
                <table:data-pilot-member table:name="17959,754" table:display="true" table:show-details="true"/>
                <table:data-pilot-member table:name="17982,011" table:display="true" table:show-details="true"/>
                <table:data-pilot-member table:name="19256,489" table:display="true" table:show-details="true"/>
                <table:data-pilot-member table:name="19366,24" table:display="true" table:show-details="true"/>
                <table:data-pilot-member table:name="19428,615" table:display="true" table:show-details="true"/>
                <table:data-pilot-member table:name="19561,702" table:display="true" table:show-details="true"/>
                <table:data-pilot-member table:name="19752,425" table:display="true" table:show-details="true"/>
                <table:data-pilot-member table:name="19761,877" table:display="true" table:show-details="true"/>
                <table:data-pilot-member table:name="19958,768" table:display="true" table:show-details="true"/>
                <table:data-pilot-member table:name="20166,438" table:display="true" table:show-details="true"/>
                <table:data-pilot-member table:name="20175,532" table:display="true" table:show-details="true"/>
                <table:data-pilot-member table:name="20528,866" table:display="true" table:show-details="true"/>
                <table:data-pilot-member table:name="20580,017" table:display="true" table:show-details="true"/>
                <table:data-pilot-member table:name="21330,641" table:display="true" table:show-details="true"/>
                <table:data-pilot-member table:name="21753,278" table:display="true" table:show-details="true"/>
                <table:data-pilot-member table:name="21776,219" table:display="true" table:show-details="true"/>
                <table:data-pilot-member table:name="21944,448" table:display="true" table:show-details="true"/>
                <table:data-pilot-member table:name="22030,896" table:display="true" table:show-details="true"/>
                <table:data-pilot-member table:name="22087,999" table:display="true" table:show-details="true"/>
                <table:data-pilot-member table:name="22122,586" table:display="true" table:show-details="true"/>
                <table:data-pilot-member table:name="22324,043" table:display="true" table:show-details="true"/>
                <table:data-pilot-member table:name="22327,757" table:display="true" table:show-details="true"/>
                <table:data-pilot-member table:name="22400,422" table:display="true" table:show-details="true"/>
                <table:data-pilot-member table:name="22577,523" table:display="true" table:show-details="true"/>
                <table:data-pilot-member table:name="22746,84" table:display="true" table:show-details="true"/>
                <table:data-pilot-member table:name="22850,433" table:display="true" table:show-details="true"/>
                <table:data-pilot-member table:name="23319,908" table:display="true" table:show-details="true"/>
                <table:data-pilot-member table:name="23403,266" table:display="true" table:show-details="true"/>
                <table:data-pilot-member table:name="23591,462" table:display="true" table:show-details="true"/>
                <table:data-pilot-member table:name="23946,071" table:display="true" table:show-details="true"/>
                <table:data-pilot-member table:name="24293,901" table:display="true" table:show-details="true"/>
                <table:data-pilot-member table:name="24699,619" table:display="true" table:show-details="true"/>
                <table:data-pilot-member table:name="24966,095" table:display="true" table:show-details="true"/>
                <table:data-pilot-member table:name="25027,78" table:display="true" table:show-details="true"/>
                <table:data-pilot-member table:name="25526,384" table:display="true" table:show-details="true"/>
                <table:data-pilot-member table:name="25579,899" table:display="true" table:show-details="true"/>
                <table:data-pilot-member table:name="25618,959" table:display="true" table:show-details="true"/>
                <table:data-pilot-member table:name="26018,751" table:display="true" table:show-details="true"/>
                <table:data-pilot-member table:name="26181,162" table:display="true" table:show-details="true"/>
                <table:data-pilot-member table:name="26506,908" table:display="true" table:show-details="true"/>
                <table:data-pilot-member table:name="26633,144" table:display="true" table:show-details="true"/>
                <table:data-pilot-member table:name="26748,588" table:display="true" table:show-details="true"/>
                <table:data-pilot-member table:name="26760,588" table:display="true" table:show-details="true"/>
                <table:data-pilot-member table:name="26898,688" table:display="true" table:show-details="true"/>
                <table:data-pilot-member table:name="27035,498" table:display="true" table:show-details="true"/>
                <table:data-pilot-member table:name="27153,091" table:display="true" table:show-details="true"/>
                <table:data-pilot-member table:name="27588,433" table:display="true" table:show-details="true"/>
                <table:data-pilot-member table:name="27978,056" table:display="true" table:show-details="true"/>
                <table:data-pilot-member table:name="28008,708" table:display="true" table:show-details="true"/>
                <table:data-pilot-member table:name="28037,963" table:display="true" table:show-details="true"/>
                <table:data-pilot-member table:name="28118,73" table:display="true" table:show-details="true"/>
                <table:data-pilot-member table:name="28130,517" table:display="true" table:show-details="true"/>
                <table:data-pilot-member table:name="28299,558" table:display="true" table:show-details="true"/>
                <table:data-pilot-member table:name="28342,884" table:display="true" table:show-details="true"/>
                <table:data-pilot-member table:name="28751,187" table:display="true" table:show-details="true"/>
                <table:data-pilot-member table:name="28955,877" table:display="true" table:show-details="true"/>
                <table:data-pilot-member table:name="29284,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  <style:style style:name="Draaitabel_20_veld" style:display-name="Draaitabel veld" style:family="table-cell" style:parent-style-name="Default"/>
    <style:style style:name="Draaitabel_20_categorie" style:display-name="Draaitabel categorie" style:family="table-cell" style:parent-style-name="Default">
      <style:table-cell-properties style:text-align-source="fix" style:repeat-content="false"/>
      <style:paragraph-properties fo:text-align="start"/>
    </style:style>
    <style:style style:name="Draaitabel_20_titel" style:display-name="Draaitabel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raaitabel_20_resultaat" style:display-name="Draaitabel resulta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-00-0000</text:date>, <text:time style:data-style-name="N2" text:time-value="17:53:00.41958279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y Toth</meta:initial-creator>
    <meta:creation-date>2016-04-23T19:41:42.815116989</meta:creation-date>
    <dc:date>2016-05-08T17:53:49.664144111</dc:date>
    <dc:creator>Ferry Toth</dc:creator>
    <meta:editing-duration>PT3H59M28S</meta:editing-duration>
    <meta:editing-cycles>13</meta:editing-cycles>
    <meta:generator>LibreOffice/5.1.2.2$Linux_X86_64 LibreOffice_project/10m0$Build-2</meta:generator>
    <meta:document-statistic meta:table-count="3" meta:cell-count="46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minimum="10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1.825cm" svg:y="2.458cm" style:legend-expansion="high" chart:style-name="ch2"/>
        <chart:plot-area chart:style-name="ch3" table:cell-range-address="Draaitabel_Blad1_1.A8:Draaitabel_Blad1_1.I18 Draaitabel_Blad1_1.B6:Draaitabel_Blad1_1.I6" chart:data-source-has-labels="both" svg:x="0.32cm" svg:y="0.18cm" svg:width="11.185cm" svg:height="8.64cm">
          <chartooo:coordinate-region svg:x="1.312cm" svg:y="0.379cm" svg:width="9.358cm" svg:height="7.794cm"/>
          <chart:axis chart:dimension="x" chart:name="primary-x" chart:style-name="ch4" chartooo:axis-type="auto">
            <chart:categories table:cell-range-address="Draaitabel_Blad1_1.A8:Draaitabel_Blad1_1.A18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Draaitabel_Blad1_1.B8:Draaitabel_Blad1_1.B18" chart:label-cell-address="Draaitabel_Blad1_1.B6:Draaitabel_Blad1_1.B6" chart:class="chart:scatter">
            <chart:domain table:cell-range-address="Draaitabel_Blad1_1.A8:Draaitabel_Blad1_1.A18"/>
            <chart:data-point chart:repeated="11"/>
          </chart:series>
          <chart:series chart:style-name="ch9" chart:values-cell-range-address="Draaitabel_Blad1_1.C8:Draaitabel_Blad1_1.C18" chart:label-cell-address="Draaitabel_Blad1_1.C6:Draaitabel_Blad1_1.C6" chart:class="chart:scatter">
            <chart:data-point chart:repeated="11"/>
          </chart:series>
          <chart:series chart:style-name="ch10" chart:values-cell-range-address="Draaitabel_Blad1_1.D8:Draaitabel_Blad1_1.D18" chart:label-cell-address="Draaitabel_Blad1_1.D6:Draaitabel_Blad1_1.D6" chart:class="chart:scatter">
            <chart:data-point chart:repeated="11"/>
          </chart:series>
          <chart:series chart:style-name="ch11" chart:values-cell-range-address="Draaitabel_Blad1_1.E8:Draaitabel_Blad1_1.E18" chart:label-cell-address="Draaitabel_Blad1_1.E6:Draaitabel_Blad1_1.E6" chart:class="chart:scatter">
            <chart:data-point chart:repeated="11"/>
          </chart:series>
          <chart:series chart:style-name="ch12" chart:values-cell-range-address="Draaitabel_Blad1_1.F8:Draaitabel_Blad1_1.F18" chart:label-cell-address="Draaitabel_Blad1_1.F6:Draaitabel_Blad1_1.F6" chart:class="chart:scatter">
            <chart:data-point chart:repeated="11"/>
          </chart:series>
          <chart:series chart:style-name="ch13" chart:values-cell-range-address="Draaitabel_Blad1_1.G8:Draaitabel_Blad1_1.G18" chart:label-cell-address="Draaitabel_Blad1_1.G6:Draaitabel_Blad1_1.G6" chart:class="chart:scatter">
            <chart:data-point chart:repeated="11"/>
          </chart:series>
          <chart:series chart:style-name="ch14" chart:values-cell-range-address="Draaitabel_Blad1_1.H8:Draaitabel_Blad1_1.H18" chart:label-cell-address="Draaitabel_Blad1_1.H6:Draaitabel_Blad1_1.H6" chart:class="chart:scatter">
            <chart:data-point chart:repeated="11"/>
          </chart:series>
          <chart:series chart:style-name="ch15" chart:values-cell-range-address="Draaitabel_Blad1_1.I8:Draaitabel_Blad1_1.I18" chart:label-cell-address="Draaitabel_Blad1_1.I6:Draaitabel_Blad1_1.I6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crc32cAdler</text:p>
                <draw:g>
                  <svg:desc>Draaitabel_Blad1_1.B6:Draaitabel_Blad1_1.B6</svg:desc>
                </draw:g>
              </table:table-cell>
              <table:table-cell office:value-type="string">
                <text:p>crc32cHardware32</text:p>
                <draw:g>
                  <svg:desc>Draaitabel_Blad1_1.C6:Draaitabel_Blad1_1.C6</svg:desc>
                </draw:g>
              </table:table-cell>
              <table:table-cell office:value-type="string">
                <text:p>crc32cHardware64</text:p>
                <draw:g>
                  <svg:desc>Draaitabel_Blad1_1.D6:Draaitabel_Blad1_1.D6</svg:desc>
                </draw:g>
              </table:table-cell>
              <table:table-cell office:value-type="string">
                <text:p>crc32cIntelAsm</text:p>
                <draw:g>
                  <svg:desc>Draaitabel_Blad1_1.E6:Draaitabel_Blad1_1.E6</svg:desc>
                </draw:g>
              </table:table-cell>
              <table:table-cell office:value-type="string">
                <text:p>crc32cIntelC</text:p>
                <draw:g>
                  <svg:desc>Draaitabel_Blad1_1.F6:Draaitabel_Blad1_1.F6</svg:desc>
                </draw:g>
              </table:table-cell>
              <table:table-cell office:value-type="string">
                <text:p>crc32cSarwate</text:p>
                <draw:g>
                  <svg:desc>Draaitabel_Blad1_1.G6:Draaitabel_Blad1_1.G6</svg:desc>
                </draw:g>
              </table:table-cell>
              <table:table-cell office:value-type="string">
                <text:p>crc32cSlicingBy4</text:p>
                <draw:g>
                  <svg:desc>Draaitabel_Blad1_1.H6:Draaitabel_Blad1_1.H6</svg:desc>
                </draw:g>
              </table:table-cell>
              <table:table-cell office:value-type="string">
                <text:p>crc32cSlicingBy8</text:p>
                <draw:g>
                  <svg:desc>Draaitabel_Blad1_1.I6:Draaitabel_Blad1_1.I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Draaitabel_Blad1_1.A8:Draaitabel_Blad1_1.A18</svg:desc>
                </draw:g>
              </table:table-cell>
              <table:table-cell office:value-type="float" office:value="16">
                <text:p>16</text:p>
                <draw:g>
                  <svg:desc>Draaitabel_Blad1_1.A8:Draaitabel_Blad1_1.A18</svg:desc>
                </draw:g>
              </table:table-cell>
              <table:table-cell office:value-type="float" office:value="4513.075">
                <text:p>4513.075</text:p>
                <draw:g>
                  <svg:desc>Draaitabel_Blad1_1.B8:Draaitabel_Blad1_1.B18</svg:desc>
                </draw:g>
              </table:table-cell>
              <table:table-cell office:value-type="float" office:value="5486.224">
                <text:p>5486.224</text:p>
                <draw:g>
                  <svg:desc>Draaitabel_Blad1_1.C8:Draaitabel_Blad1_1.C18</svg:desc>
                </draw:g>
              </table:table-cell>
              <table:table-cell office:value-type="float" office:value="6580.671">
                <text:p>6580.671</text:p>
                <draw:g>
                  <svg:desc>Draaitabel_Blad1_1.D8:Draaitabel_Blad1_1.D18</svg:desc>
                </draw:g>
              </table:table-cell>
              <table:table-cell office:value-type="float" office:value="4491.028">
                <text:p>4491.028</text:p>
                <draw:g>
                  <svg:desc>Draaitabel_Blad1_1.E8:Draaitabel_Blad1_1.E18</svg:desc>
                </draw:g>
              </table:table-cell>
              <table:table-cell office:value-type="float" office:value="4185.997">
                <text:p>4185.997</text:p>
                <draw:g>
                  <svg:desc>Draaitabel_Blad1_1.F8:Draaitabel_Blad1_1.F18</svg:desc>
                </draw:g>
              </table:table-cell>
              <table:table-cell office:value-type="float" office:value="799.365">
                <text:p>799.365</text:p>
                <draw:g>
                  <svg:desc>Draaitabel_Blad1_1.G8:Draaitabel_Blad1_1.G18</svg:desc>
                </draw:g>
              </table:table-cell>
              <table:table-cell office:value-type="float" office:value="2034.604">
                <text:p>2034.604</text:p>
                <draw:g>
                  <svg:desc>Draaitabel_Blad1_1.H8:Draaitabel_Blad1_1.H18</svg:desc>
                </draw:g>
              </table:table-cell>
              <table:table-cell office:value-type="float" office:value="2553.5">
                <text:p>2553.5</text:p>
                <draw:g>
                  <svg:desc>Draaitabel_Blad1_1.I8:Draaitabel_Blad1_1.I1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800.433">
                <text:p>14800.433</text:p>
              </table:table-cell>
              <table:table-cell office:value-type="float" office:value="9596.92">
                <text:p>9596.92</text:p>
              </table:table-cell>
              <table:table-cell office:value-type="float" office:value="13250.837">
                <text:p>13250.837</text:p>
              </table:table-cell>
              <table:table-cell office:value-type="float" office:value="19561.702">
                <text:p>19561.702</text:p>
              </table:table-cell>
              <table:table-cell office:value-type="float" office:value="15820.566">
                <text:p>15820.566</text:p>
              </table:table-cell>
              <table:table-cell office:value-type="float" office:value="464.409">
                <text:p>464.409</text:p>
              </table:table-cell>
              <table:table-cell office:value-type="float" office:value="1414.218">
                <text:p>1414.218</text:p>
              </table:table-cell>
              <table:table-cell office:value-type="float" office:value="2371.286">
                <text:p>2371.2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0528.866">
                <text:p>20528.866</text:p>
              </table:table-cell>
              <table:table-cell office:value-type="float" office:value="8493.315">
                <text:p>8493.315</text:p>
              </table:table-cell>
              <table:table-cell office:value-type="float" office:value="16060.035">
                <text:p>16060.035</text:p>
              </table:table-cell>
              <table:table-cell office:value-type="float" office:value="29284.4">
                <text:p>29284.4</text:p>
              </table:table-cell>
              <table:table-cell office:value-type="float" office:value="27153.091">
                <text:p>27153.091</text:p>
              </table:table-cell>
              <table:table-cell office:value-type="float" office:value="471.083">
                <text:p>471.083</text:p>
              </table:table-cell>
              <table:table-cell office:value-type="float" office:value="1277.033">
                <text:p>1277.033</text:p>
              </table:table-cell>
              <table:table-cell office:value-type="float" office:value="2191.945">
                <text:p>2191.9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7982.011">
                <text:p>17982.011</text:p>
              </table:table-cell>
              <table:table-cell office:value-type="float" office:value="8212.049">
                <text:p>8212.049</text:p>
              </table:table-cell>
              <table:table-cell office:value-type="float" office:value="15664.544">
                <text:p>15664.544</text:p>
              </table:table-cell>
              <table:table-cell office:value-type="float" office:value="26760.588">
                <text:p>26760.588</text:p>
              </table:table-cell>
              <table:table-cell office:value-type="float" office:value="26633.144">
                <text:p>26633.144</text:p>
              </table:table-cell>
              <table:table-cell office:value-type="float" office:value="470.681">
                <text:p>470.681</text:p>
              </table:table-cell>
              <table:table-cell office:value-type="float" office:value="1215.76">
                <text:p>1215.76</text:p>
              </table:table-cell>
              <table:table-cell office:value-type="float" office:value="2092.485">
                <text:p>2092.48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6523.172">
                <text:p>16523.172</text:p>
              </table:table-cell>
              <table:table-cell office:value-type="float" office:value="7036.316">
                <text:p>7036.316</text:p>
              </table:table-cell>
              <table:table-cell office:value-type="float" office:value="12696.186">
                <text:p>12696.186</text:p>
              </table:table-cell>
              <table:table-cell office:value-type="float" office:value="21330.641">
                <text:p>21330.641</text:p>
              </table:table-cell>
              <table:table-cell office:value-type="float" office:value="17959.754">
                <text:p>17959.754</text:p>
              </table:table-cell>
              <table:table-cell office:value-type="float" office:value="457.052">
                <text:p>457.052</text:p>
              </table:table-cell>
              <table:table-cell office:value-type="float" office:value="1215.878">
                <text:p>1215.878</text:p>
              </table:table-cell>
              <table:table-cell office:value-type="float" office:value="2098.898">
                <text:p>2098.89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6288.559">
                <text:p>16288.559</text:p>
              </table:table-cell>
              <table:table-cell office:value-type="float" office:value="7083.945">
                <text:p>7083.945</text:p>
              </table:table-cell>
              <table:table-cell office:value-type="float" office:value="17959.754">
                <text:p>17959.754</text:p>
              </table:table-cell>
              <table:table-cell office:value-type="float" office:value="21753.278">
                <text:p>21753.278</text:p>
              </table:table-cell>
              <table:table-cell office:value-type="float" office:value="19428.615">
                <text:p>19428.615</text:p>
              </table:table-cell>
              <table:table-cell office:value-type="float" office:value="458.305">
                <text:p>458.305</text:p>
              </table:table-cell>
              <table:table-cell office:value-type="float" office:value="1212.969">
                <text:p>1212.969</text:p>
              </table:table-cell>
              <table:table-cell office:value-type="float" office:value="1960.442">
                <text:p>1960.4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5422.893">
                <text:p>15422.893</text:p>
              </table:table-cell>
              <table:table-cell office:value-type="float" office:value="6319.995">
                <text:p>6319.995</text:p>
              </table:table-cell>
              <table:table-cell office:value-type="float" office:value="14602.772">
                <text:p>14602.772</text:p>
              </table:table-cell>
              <table:table-cell office:value-type="float" office:value="24293.901">
                <text:p>24293.901</text:p>
              </table:table-cell>
              <table:table-cell office:value-type="float" office:value="22577.523">
                <text:p>22577.523</text:p>
              </table:table-cell>
              <table:table-cell office:value-type="float" office:value="443.058">
                <text:p>443.058</text:p>
              </table:table-cell>
              <table:table-cell office:value-type="float" office:value="1206.563">
                <text:p>1206.563</text:p>
              </table:table-cell>
              <table:table-cell office:value-type="float" office:value="2031.194">
                <text:p>2031.19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2400.422">
                <text:p>22400.422</text:p>
              </table:table-cell>
              <table:table-cell office:value-type="float" office:value="5423.267">
                <text:p>5423.267</text:p>
              </table:table-cell>
              <table:table-cell office:value-type="float" office:value="13143.46">
                <text:p>13143.46</text:p>
              </table:table-cell>
              <table:table-cell office:value-type="float" office:value="26181.162">
                <text:p>26181.162</text:p>
              </table:table-cell>
              <table:table-cell office:value-type="float" office:value="25579.899">
                <text:p>25579.899</text:p>
              </table:table-cell>
              <table:table-cell office:value-type="float" office:value="442.17">
                <text:p>442.17</text:p>
              </table:table-cell>
              <table:table-cell office:value-type="float" office:value="1214.522">
                <text:p>1214.522</text:p>
              </table:table-cell>
              <table:table-cell office:value-type="float" office:value="1992.499">
                <text:p>1992.499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22122.586">
                <text:p>22122.586</text:p>
              </table:table-cell>
              <table:table-cell office:value-type="float" office:value="5590.018">
                <text:p>5590.018</text:p>
              </table:table-cell>
              <table:table-cell office:value-type="float" office:value="13111.682">
                <text:p>13111.682</text:p>
              </table:table-cell>
              <table:table-cell office:value-type="float" office:value="26748.588">
                <text:p>26748.588</text:p>
              </table:table-cell>
              <table:table-cell office:value-type="float" office:value="25618.959">
                <text:p>25618.959</text:p>
              </table:table-cell>
              <table:table-cell office:value-type="float" office:value="443.414">
                <text:p>443.414</text:p>
              </table:table-cell>
              <table:table-cell office:value-type="float" office:value="1216.217">
                <text:p>1216.217</text:p>
              </table:table-cell>
              <table:table-cell office:value-type="float" office:value="2052.479">
                <text:p>2052.47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23591.462">
                <text:p>23591.462</text:p>
              </table:table-cell>
              <table:table-cell office:value-type="float" office:value="5034.612">
                <text:p>5034.612</text:p>
              </table:table-cell>
              <table:table-cell office:value-type="float" office:value="10561.88">
                <text:p>10561.88</text:p>
              </table:table-cell>
              <table:table-cell office:value-type="float" office:value="28130.517">
                <text:p>28130.517</text:p>
              </table:table-cell>
              <table:table-cell office:value-type="float" office:value="27588.433">
                <text:p>27588.433</text:p>
              </table:table-cell>
              <table:table-cell office:value-type="float" office:value="451.508">
                <text:p>451.508</text:p>
              </table:table-cell>
              <table:table-cell office:value-type="float" office:value="1180.289">
                <text:p>1180.289</text:p>
              </table:table-cell>
              <table:table-cell office:value-type="float" office:value="2075.754">
                <text:p>2075.75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2746.84">
                <text:p>22746.84</text:p>
              </table:table-cell>
              <table:table-cell office:value-type="float" office:value="4965.923">
                <text:p>4965.923</text:p>
              </table:table-cell>
              <table:table-cell office:value-type="float" office:value="10204.343">
                <text:p>10204.343</text:p>
              </table:table-cell>
              <table:table-cell office:value-type="float" office:value="28955.877">
                <text:p>28955.877</text:p>
              </table:table-cell>
              <table:table-cell office:value-type="float" office:value="28299.558">
                <text:p>28299.558</text:p>
              </table:table-cell>
              <table:table-cell office:value-type="float" office:value="444.145">
                <text:p>444.145</text:p>
              </table:table-cell>
              <table:table-cell office:value-type="float" office:value="1168.635">
                <text:p>1168.635</text:p>
              </table:table-cell>
              <table:table-cell office:value-type="float" office:value="2082.332">
                <text:p>2082.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75cm" svg:height="18.887cm" xlink:href=".." xlink:type="simple" chart:class="chart:bar" chart:style-name="ch1">
        <chart:legend chart:legend-position="end" svg:x="28.906cm" svg:y="8.148cm" style:legend-expansion="high" chart:style-name="ch2"/>
        <chart:plot-area chart:style-name="ch3" table:cell-range-address="Draaitabel_Blad1_2.A4:Draaitabel_Blad1_2.F179 Draaitabel_Blad1_2.B2:Draaitabel_Blad1_2.F3" chart:data-source-has-labels="both" svg:x="0.625cm" svg:y="0.377cm" svg:width="27.656cm" svg:height="18.133cm">
          <chartooo:coordinate-region svg:x="1.802cm" svg:y="0.576cm" svg:width="26.479cm" svg:height="17.287cm"/>
          <chart:axis chart:dimension="x" chart:name="primary-x" chart:style-name="ch4" chartooo:axis-type="auto">
            <chartooo:date-scale/>
            <chart:categories table:cell-range-address="Draaitabel_Blad1_2.A4:Draaitabel_Blad1_2.A1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raaitabel_Blad1_2.B4:Draaitabel_Blad1_2.B179" chart:label-cell-address="Draaitabel_Blad1_2.B2:Draaitabel_Blad1_2.B3" chart:class="chart:bar">
            <chart:data-point chart:repeated="176"/>
          </chart:series>
          <chart:series chart:style-name="ch8" chart:values-cell-range-address="Draaitabel_Blad1_2.C4:Draaitabel_Blad1_2.C179" chart:label-cell-address="Draaitabel_Blad1_2.C2:Draaitabel_Blad1_2.C3" chart:class="chart:bar">
            <chart:data-point chart:repeated="176"/>
          </chart:series>
          <chart:series chart:style-name="ch9" chart:values-cell-range-address="Draaitabel_Blad1_2.D4:Draaitabel_Blad1_2.D179" chart:label-cell-address="Draaitabel_Blad1_2.D2:Draaitabel_Blad1_2.D3" chart:class="chart:bar">
            <chart:data-point chart:repeated="176"/>
          </chart:series>
          <chart:series chart:style-name="ch10" chart:values-cell-range-address="Draaitabel_Blad1_2.E4:Draaitabel_Blad1_2.E179" chart:label-cell-address="Draaitabel_Blad1_2.E2:Draaitabel_Blad1_2.E3" chart:class="chart:bar">
            <chart:data-point chart:repeated="176"/>
          </chart:series>
          <chart:series chart:style-name="ch11" chart:values-cell-range-address="Draaitabel_Blad1_2.F4:Draaitabel_Blad1_2.F179" chart:label-cell-address="Draaitabel_Blad1_2.F2:Draaitabel_Blad1_2.F3" chart:class="chart:bar">
            <chart:data-point chart:repeated="17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gevens</text:p>
                <text:list>
                  <text:list-item>
                    <text:p/>
                  </text:list-item>
                  <text:list-item>
                    <text:p>Gegevens</text:p>
                  </text:list-item>
                </text:list>
                <draw:g>
                  <svg:desc>Draaitabel_Blad1_2.B2:Draaitabel_Blad1_2.B3</svg:desc>
                </draw:g>
              </table:table-cell>
              <table:table-cell office:value-type="string">
                <text:p>CPU</text:p>
                <text:list>
                  <text:list-item>
                    <text:p/>
                  </text:list-item>
                  <text:list-item>
                    <text:p>CPU</text:p>
                  </text:list-item>
                </text:list>
                <draw:g>
                  <svg:desc>Draaitabel_Blad1_2.C2:Draaitabel_Blad1_2.C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raaitabel_Blad1_2.D2:Draaitabel_Blad1_2.D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raaitabel_Blad1_2.E2:Draaitabel_Blad1_2.E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raaitabel_Blad1_2.F2:Draaitabel_Blad1_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raaitabel_Blad1_2.A4:Draaitabel_Blad1_2.A179</svg:desc>
                </draw:g>
              </table:table-cell>
              <table:table-cell office:value-type="float" office:value="NaN">
                <text:p>NaN</text:p>
                <draw:g>
                  <svg:desc>Draaitabel_Blad1_2.B4:Draaitabel_Blad1_2.B179</svg:desc>
                </draw:g>
              </table:table-cell>
              <table:table-cell office:value-type="float" office:value="NaN">
                <text:p>NaN</text:p>
                <draw:g>
                  <svg:desc>Draaitabel_Blad1_2.C4:Draaitabel_Blad1_2.C179</svg:desc>
                </draw:g>
              </table:table-cell>
              <table:table-cell office:value-type="float" office:value="NaN">
                <text:p>NaN</text:p>
                <draw:g>
                  <svg:desc>Draaitabel_Blad1_2.D4:Draaitabel_Blad1_2.D179</svg:desc>
                </draw:g>
              </table:table-cell>
              <table:table-cell office:value-type="float" office:value="NaN">
                <text:p>NaN</text:p>
                <draw:g>
                  <svg:desc>Draaitabel_Blad1_2.E4:Draaitabel_Blad1_2.E179</svg:desc>
                </draw:g>
              </table:table-cell>
              <table:table-cell office:value-type="float" office:value="NaN">
                <text:p>NaN</text:p>
                <draw:g>
                  <svg:desc>Draaitabel_Blad1_2.F4:Draaitabel_Blad1_2.F179</svg:desc>
                </draw:g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c32cAdler</text:p>
              </table:table-cell>
              <table:table-cell office:value-type="float" office:value="1254.145">
                <text:p>1254.145</text:p>
              </table:table-cell>
              <table:table-cell office:value-type="float" office:value="12180.446">
                <text:p>12180.446</text:p>
              </table:table-cell>
              <table:table-cell office:value-type="float" office:value="7662.141">
                <text:p>7662.141</text:p>
              </table:table-cell>
              <table:table-cell office:value-type="float" office:value="12166.219">
                <text:p>12166.219</text:p>
              </table:table-cell>
              <table:table-cell office:value-type="float" office:value="23591.462">
                <text:p>23591.462</text:p>
              </table:table-cell>
            </table:table-row>
            <table:table-row>
              <table:table-cell office:value-type="string">
                <text:p>crc32cHardware32</text:p>
              </table:table-cell>
              <table:table-cell office:value-type="float" office:value="171.696">
                <text:p>171.696</text:p>
              </table:table-cell>
              <table:table-cell office:value-type="float" office:value="1646.244">
                <text:p>1646.244</text:p>
              </table:table-cell>
              <table:table-cell office:value-type="float" office:value="1650.727">
                <text:p>1650.727</text:p>
              </table:table-cell>
              <table:table-cell office:value-type="float" office:value="5048.389">
                <text:p>5048.389</text:p>
              </table:table-cell>
              <table:table-cell office:value-type="float" office:value="5034.612">
                <text:p>5034.612</text:p>
              </table:table-cell>
            </table:table-row>
            <table:table-row>
              <table:table-cell office:value-type="string">
                <text:p>crc32cHardware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5.448">
                <text:p>3305.448</text:p>
              </table:table-cell>
              <table:table-cell office:value-type="float" office:value="NaN">
                <text:p>NaN</text:p>
              </table:table-cell>
              <table:table-cell office:value-type="float" office:value="10561.88">
                <text:p>10561.88</text:p>
              </table:table-cell>
            </table:table-row>
            <table:table-row>
              <table:table-cell office:value-type="string">
                <text:p>crc32cIntelAs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98.688">
                <text:p>26898.688</text:p>
              </table:table-cell>
              <table:table-cell office:value-type="float" office:value="NaN">
                <text:p>NaN</text:p>
              </table:table-cell>
              <table:table-cell office:value-type="float" office:value="28130.517">
                <text:p>28130.517</text:p>
              </table:table-cell>
            </table:table-row>
            <table:table-row>
              <table:table-cell office:value-type="string">
                <text:p>crc32cIntelC</text:p>
              </table:table-cell>
              <table:table-cell office:value-type="float" office:value="1668.521">
                <text:p>1668.521</text:p>
              </table:table-cell>
              <table:table-cell office:value-type="float" office:value="13730.699">
                <text:p>13730.699</text:p>
              </table:table-cell>
              <table:table-cell office:value-type="float" office:value="9292.604">
                <text:p>9292.604</text:p>
              </table:table-cell>
              <table:table-cell office:value-type="float" office:value="14284.18">
                <text:p>14284.18</text:p>
              </table:table-cell>
              <table:table-cell office:value-type="float" office:value="27588.433">
                <text:p>27588.433</text:p>
              </table:table-cell>
            </table:table-row>
            <table:table-row>
              <table:table-cell office:value-type="string">
                <text:p>crc32cSarwate</text:p>
              </table:table-cell>
              <table:table-cell office:value-type="float" office:value="33.871">
                <text:p>33.871</text:p>
              </table:table-cell>
              <table:table-cell office:value-type="float" office:value="275.162">
                <text:p>275.162</text:p>
              </table:table-cell>
              <table:table-cell office:value-type="float" office:value="263.152">
                <text:p>263.152</text:p>
              </table:table-cell>
              <table:table-cell office:value-type="float" office:value="456.289">
                <text:p>456.289</text:p>
              </table:table-cell>
              <table:table-cell office:value-type="float" office:value="451.508">
                <text:p>451.508</text:p>
              </table:table-cell>
            </table:table-row>
            <table:table-row>
              <table:table-cell office:value-type="string">
                <text:p>crc32cSlicingBy4</text:p>
              </table:table-cell>
              <table:table-cell office:value-type="float" office:value="40.323">
                <text:p>40.323</text:p>
              </table:table-cell>
              <table:table-cell office:value-type="float" office:value="472.197">
                <text:p>472.197</text:p>
              </table:table-cell>
              <table:table-cell office:value-type="float" office:value="460.071">
                <text:p>460.071</text:p>
              </table:table-cell>
              <table:table-cell office:value-type="float" office:value="1234.703">
                <text:p>1234.703</text:p>
              </table:table-cell>
              <table:table-cell office:value-type="float" office:value="1180.289">
                <text:p>1180.289</text:p>
              </table:table-cell>
            </table:table-row>
            <table:table-row>
              <table:table-cell office:value-type="string">
                <text:p>crc32cSlicingBy8</text:p>
              </table:table-cell>
              <table:table-cell office:value-type="float" office:value="44.084">
                <text:p>44.084</text:p>
              </table:table-cell>
              <table:table-cell office:value-type="float" office:value="734.15">
                <text:p>734.15</text:p>
              </table:table-cell>
              <table:table-cell office:value-type="float" office:value="721.345">
                <text:p>721.345</text:p>
              </table:table-cell>
              <table:table-cell office:value-type="float" office:value="2105.12">
                <text:p>2105.12</text:p>
              </table:table-cell>
              <table:table-cell office:value-type="float" office:value="2075.754">
                <text:p>2075.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75cm" svg:height="13.016cm" xlink:href=".." xlink:type="simple" chart:class="chart:bar" chart:style-name="ch1">
        <chart:title svg:x="11.155cm" svg:y="0.396cm" chart:style-name="ch2">
          <text:p>Throughput @ 4096 bytes</text:p>
        </chart:title>
        <chart:legend chart:legend-position="end" svg:x="24.289cm" svg:y="4.466cm" style:legend-expansion="high" chart:style-name="ch3"/>
        <chart:plot-area chart:style-name="ch4" table:cell-range-address="Draaitabel_Blad1_2.B4:Draaitabel_Blad1_2.F6 Draaitabel_Blad1_2.A10:Draaitabel_Blad1_2.F13 Draaitabel_Blad1_2.A7:Draaitabel_Blad1_2.F9 Draaitabel_Blad1_2.A6:Draaitabel_Blad1_2.A6" chart:data-source-has-labels="both" svg:x="1.567cm" svg:y="1.234cm" svg:width="22.162cm" svg:height="11.216cm">
          <chartooo:coordinate-region svg:x="2.929cm" svg:y="1.433cm" svg:width="20.8cm" svg:height="9.575cm"/>
          <chart:axis chart:dimension="x" chart:name="primary-x" chart:style-name="ch5" chartooo:axis-type="auto">
            <chartooo:date-scale/>
            <chart:categories table:cell-range-address="Draaitabel_Blad1_2.B4:Draaitabel_Blad1_2.F5"/>
          </chart:axis>
          <chart:axis chart:dimension="y" chart:name="primary-y" chart:style-name="ch6">
            <chart:title svg:x="0.45cm" svg:y="8.474cm" chart:style-name="ch7">
              <text:p>Throughput [GiB/sec]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Draaitabel_Blad1_2.B11:Draaitabel_Blad1_2.F11" chart:label-cell-address="Draaitabel_Blad1_2.A11:Draaitabel_Blad1_2.A11" chart:class="chart:bar">
            <chart:data-point chart:repeated="5"/>
          </chart:series>
          <chart:series chart:style-name="ch11" chart:values-cell-range-address="Draaitabel_Blad1_2.B12:Draaitabel_Blad1_2.F12" chart:label-cell-address="Draaitabel_Blad1_2.A12:Draaitabel_Blad1_2.A12" chart:class="chart:bar">
            <chart:data-point chart:repeated="5"/>
          </chart:series>
          <chart:series chart:style-name="ch12" chart:values-cell-range-address="Draaitabel_Blad1_2.B13:Draaitabel_Blad1_2.F13" chart:label-cell-address="Draaitabel_Blad1_2.A13:Draaitabel_Blad1_2.A13" chart:class="chart:bar">
            <chart:data-point chart:repeated="5"/>
          </chart:series>
          <chart:series chart:style-name="ch13" chart:values-cell-range-address="Draaitabel_Blad1_2.B7:Draaitabel_Blad1_2.F7" chart:label-cell-address="Draaitabel_Blad1_2.A7:Draaitabel_Blad1_2.A7" chart:class="chart:bar">
            <chart:data-point chart:repeated="5"/>
          </chart:series>
          <chart:series chart:style-name="ch14" chart:values-cell-range-address="Draaitabel_Blad1_2.B8:Draaitabel_Blad1_2.F8" chart:label-cell-address="Draaitabel_Blad1_2.A8:Draaitabel_Blad1_2.A8" chart:class="chart:bar">
            <chart:data-point chart:repeated="5"/>
          </chart:series>
          <chart:series chart:style-name="ch15" chart:values-cell-range-address="Draaitabel_Blad1_2.B6:Draaitabel_Blad1_2.F6" chart:label-cell-address="Draaitabel_Blad1_2.A6:Draaitabel_Blad1_2.A6" chart:class="chart:bar">
            <chart:data-point chart:repeated="5"/>
          </chart:series>
          <chart:series chart:style-name="ch16" chart:values-cell-range-address="Draaitabel_Blad1_2.B9:Draaitabel_Blad1_2.F9" chart:label-cell-address="Draaitabel_Blad1_2.A9:Draaitabel_Blad1_2.A9" chart:class="chart:bar">
            <chart:data-point chart:repeated="5"/>
          </chart:series>
          <chart:series chart:style-name="ch17" chart:values-cell-range-address="Draaitabel_Blad1_2.B10:Draaitabel_Blad1_2.F10" chart:label-cell-address="Draaitabel_Blad1_2.A10:Draaitabel_Blad1_2.A10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c32cSarwate</text:p>
                <draw:g>
                  <svg:desc>Draaitabel_Blad1_2.A11:Draaitabel_Blad1_2.A11</svg:desc>
                </draw:g>
              </table:table-cell>
              <table:table-cell office:value-type="string">
                <text:p>crc32cSlicingBy4</text:p>
                <draw:g>
                  <svg:desc>Draaitabel_Blad1_2.A12:Draaitabel_Blad1_2.A12</svg:desc>
                </draw:g>
              </table:table-cell>
              <table:table-cell office:value-type="string">
                <text:p>crc32cSlicingBy8</text:p>
                <draw:g>
                  <svg:desc>Draaitabel_Blad1_2.A13:Draaitabel_Blad1_2.A13</svg:desc>
                </draw:g>
              </table:table-cell>
              <table:table-cell office:value-type="string">
                <text:p>crc32cHardware32</text:p>
                <draw:g>
                  <svg:desc>Draaitabel_Blad1_2.A7:Draaitabel_Blad1_2.A7</svg:desc>
                </draw:g>
              </table:table-cell>
              <table:table-cell office:value-type="string">
                <text:p>crc32cHardware64</text:p>
                <draw:g>
                  <svg:desc>Draaitabel_Blad1_2.A8:Draaitabel_Blad1_2.A8</svg:desc>
                </draw:g>
              </table:table-cell>
              <table:table-cell office:value-type="string">
                <text:p>crc32cAdler</text:p>
                <draw:g>
                  <svg:desc>Draaitabel_Blad1_2.A6:Draaitabel_Blad1_2.A6</svg:desc>
                </draw:g>
              </table:table-cell>
              <table:table-cell office:value-type="string">
                <text:p>crc32cIntelAsm</text:p>
                <draw:g>
                  <svg:desc>Draaitabel_Blad1_2.A9:Draaitabel_Blad1_2.A9</svg:desc>
                </draw:g>
              </table:table-cell>
              <table:table-cell office:value-type="string">
                <text:p>crc32cIntelC</text:p>
                <draw:g>
                  <svg:desc>Draaitabel_Blad1_2.A10:Draaitabel_Blad1_2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c32cSarwate</text:p>
                <draw:g>
                  <svg:desc>Draaitabel_Blad1_2.B4:Draaitabel_Blad1_2.F5</svg:desc>
                </draw:g>
              </table:table-cell>
              <table:table-cell office:value-type="float" office:value="33.871">
                <text:p>33.871</text:p>
                <draw:g>
                  <svg:desc>Draaitabel_Blad1_2.B11:Draaitabel_Blad1_2.F11</svg:desc>
                </draw:g>
              </table:table-cell>
              <table:table-cell office:value-type="float" office:value="40.323">
                <text:p>40.323</text:p>
                <draw:g>
                  <svg:desc>Draaitabel_Blad1_2.B12:Draaitabel_Blad1_2.F12</svg:desc>
                </draw:g>
              </table:table-cell>
              <table:table-cell office:value-type="float" office:value="44.084">
                <text:p>44.084</text:p>
                <draw:g>
                  <svg:desc>Draaitabel_Blad1_2.B13:Draaitabel_Blad1_2.F13</svg:desc>
                </draw:g>
              </table:table-cell>
              <table:table-cell office:value-type="float" office:value="171.696">
                <text:p>171.696</text:p>
                <draw:g>
                  <svg:desc>Draaitabel_Blad1_2.B7:Draaitabel_Blad1_2.F7</svg:desc>
                </draw:g>
              </table:table-cell>
              <table:table-cell office:value-type="float" office:value="NaN">
                <text:p>NaN</text:p>
                <draw:g>
                  <svg:desc>Draaitabel_Blad1_2.B8:Draaitabel_Blad1_2.F8</svg:desc>
                </draw:g>
              </table:table-cell>
              <table:table-cell office:value-type="float" office:value="1254.145">
                <text:p>1254.145</text:p>
                <draw:g>
                  <svg:desc>Draaitabel_Blad1_2.B6:Draaitabel_Blad1_2.F6</svg:desc>
                </draw:g>
              </table:table-cell>
              <table:table-cell office:value-type="float" office:value="NaN">
                <text:p>NaN</text:p>
                <draw:g>
                  <svg:desc>Draaitabel_Blad1_2.B9:Draaitabel_Blad1_2.F9</svg:desc>
                </draw:g>
              </table:table-cell>
              <table:table-cell office:value-type="float" office:value="1668.521">
                <text:p>1668.521</text:p>
                <draw:g>
                  <svg:desc>Draaitabel_Blad1_2.B10:Draaitabel_Blad1_2.F10</svg:desc>
                </draw:g>
              </table:table-cell>
            </table:table-row>
            <table:table-row>
              <table:table-cell office:value-type="string">
                <text:p>crc32cSlicingBy4</text:p>
              </table:table-cell>
              <table:table-cell office:value-type="float" office:value="275.162">
                <text:p>275.162</text:p>
              </table:table-cell>
              <table:table-cell office:value-type="float" office:value="472.197">
                <text:p>472.197</text:p>
              </table:table-cell>
              <table:table-cell office:value-type="float" office:value="734.15">
                <text:p>734.15</text:p>
              </table:table-cell>
              <table:table-cell office:value-type="float" office:value="1646.244">
                <text:p>1646.244</text:p>
              </table:table-cell>
              <table:table-cell office:value-type="float" office:value="NaN">
                <text:p>NaN</text:p>
              </table:table-cell>
              <table:table-cell office:value-type="float" office:value="12180.446">
                <text:p>12180.446</text:p>
              </table:table-cell>
              <table:table-cell office:value-type="float" office:value="NaN">
                <text:p>NaN</text:p>
              </table:table-cell>
              <table:table-cell office:value-type="float" office:value="13730.699">
                <text:p>13730.699</text:p>
              </table:table-cell>
            </table:table-row>
            <table:table-row>
              <table:table-cell office:value-type="string">
                <text:p>crc32cSlicingBy8</text:p>
              </table:table-cell>
              <table:table-cell office:value-type="float" office:value="263.152">
                <text:p>263.152</text:p>
              </table:table-cell>
              <table:table-cell office:value-type="float" office:value="460.071">
                <text:p>460.071</text:p>
              </table:table-cell>
              <table:table-cell office:value-type="float" office:value="721.345">
                <text:p>721.345</text:p>
              </table:table-cell>
              <table:table-cell office:value-type="float" office:value="1650.727">
                <text:p>1650.727</text:p>
              </table:table-cell>
              <table:table-cell office:value-type="float" office:value="3305.448">
                <text:p>3305.448</text:p>
              </table:table-cell>
              <table:table-cell office:value-type="float" office:value="7662.141">
                <text:p>7662.141</text:p>
              </table:table-cell>
              <table:table-cell office:value-type="float" office:value="26898.688">
                <text:p>26898.688</text:p>
              </table:table-cell>
              <table:table-cell office:value-type="float" office:value="9292.604">
                <text:p>9292.604</text:p>
              </table:table-cell>
            </table:table-row>
            <table:table-row>
              <table:table-cell office:value-type="string">
                <text:p>crc32cHardware32</text:p>
              </table:table-cell>
              <table:table-cell office:value-type="float" office:value="456.289">
                <text:p>456.289</text:p>
              </table:table-cell>
              <table:table-cell office:value-type="float" office:value="1234.703">
                <text:p>1234.703</text:p>
              </table:table-cell>
              <table:table-cell office:value-type="float" office:value="2105.12">
                <text:p>2105.12</text:p>
              </table:table-cell>
              <table:table-cell office:value-type="float" office:value="5048.389">
                <text:p>5048.389</text:p>
              </table:table-cell>
              <table:table-cell office:value-type="float" office:value="NaN">
                <text:p>NaN</text:p>
              </table:table-cell>
              <table:table-cell office:value-type="float" office:value="12166.219">
                <text:p>12166.219</text:p>
              </table:table-cell>
              <table:table-cell office:value-type="float" office:value="NaN">
                <text:p>NaN</text:p>
              </table:table-cell>
              <table:table-cell office:value-type="float" office:value="14284.18">
                <text:p>14284.18</text:p>
              </table:table-cell>
            </table:table-row>
            <table:table-row>
              <table:table-cell office:value-type="string">
                <text:p>crc32cHardware64</text:p>
              </table:table-cell>
              <table:table-cell office:value-type="float" office:value="451.508">
                <text:p>451.508</text:p>
              </table:table-cell>
              <table:table-cell office:value-type="float" office:value="1180.289">
                <text:p>1180.289</text:p>
              </table:table-cell>
              <table:table-cell office:value-type="float" office:value="2075.754">
                <text:p>2075.754</text:p>
              </table:table-cell>
              <table:table-cell office:value-type="float" office:value="5034.612">
                <text:p>5034.612</text:p>
              </table:table-cell>
              <table:table-cell office:value-type="float" office:value="10561.88">
                <text:p>10561.88</text:p>
              </table:table-cell>
              <table:table-cell office:value-type="float" office:value="23591.462">
                <text:p>23591.462</text:p>
              </table:table-cell>
              <table:table-cell office:value-type="float" office:value="28130.517">
                <text:p>28130.517</text:p>
              </table:table-cell>
              <table:table-cell office:value-type="float" office:value="27588.433">
                <text:p>27588.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